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2mm"/>
    </style:style>
    <style:style style:name="co2" style:family="table-column">
      <style:table-column-properties fo:break-before="auto" style:column-width="4.9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99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mm"/>
      <style:text-properties style:font-name="Liberation Serif" fo:font-size="8pt" style:font-size-asian="8pt" style:font-size-complex="8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Liberation Serif" fo:font-size="8pt" style:font-size-asian="8pt" style:font-size-complex="8pt"/>
    </style:style>
    <style:style style:name="ce3" style:family="table-cell" style:parent-style-name="Default">
      <style:table-cell-properties fo:border-bottom="none" fo:border-left="2.01pt double-thin #000000" style:border-line-width-left="0.18mm 0.35mm 0.18mm" fo:border-right="none" fo:border-top="2.01pt double-thin #000000" style:border-line-width-top="0.18mm 0.35mm 0.18mm" style:vertical-align="middle"/>
      <style:text-properties style:font-name="Liberation Serif" fo:font-size="12pt" style:font-size-asian="12pt" style:font-size-complex="12pt"/>
    </style:style>
    <style:style style:name="ce4" style:family="table-cell" style:parent-style-name="Default">
      <style:table-cell-properties fo:border-bottom="none" fo:border-left="2.01pt double-thin #000000" style:border-line-width-left="0.18mm 0.35mm 0.18mm" fo:border-right="none" fo:border-top="none" style:vertical-align="middle"/>
      <style:text-properties style:font-name="Liberation Serif" fo:font-size="12pt" style:font-size-asian="12pt" style:font-size-complex="12pt"/>
    </style:style>
    <style:style style:name="ce5" style:family="table-cell" style:parent-style-name="Default">
      <style:table-cell-properties fo:border-bottom="2.01pt double-thin #000000" style:border-line-width-bottom="0.18mm 0.35mm 0.18mm" fo:border-left="2.01pt double-thin #000000" style:border-line-width-left="0.18mm 0.35mm 0.18mm" fo:border-right="none" fo:border-top="none" style:vertical-align="middle"/>
      <style:text-properties style:font-name="Liberation Serif" fo:font-size="12pt" style:font-size-asian="12pt" style:font-size-complex="12pt"/>
    </style:style>
    <style:style style:name="ce6" style:family="table-cell" style:parent-style-name="Default">
      <style:table-cell-properties style:vertical-align="middle"/>
      <style:text-properties style:font-name="Liberation Serif" fo:font-size="12pt" style:font-size-asian="12pt" style:font-size-complex="12pt"/>
    </style:style>
    <style:style style:name="ce7" style:family="table-cell" style:parent-style-name="Default">
      <style:table-cell-properties fo:border-bottom="2.01pt solid #000000" fo:border-left="2.01pt double-thin #000000" style:border-line-width-left="0.18mm 0.35mm 0.18mm" fo:border-right="none" fo:border-top="none" style:vertical-align="middle"/>
      <style:text-properties style:font-name="Liberation Serif" fo:font-size="12pt" style:font-size-asian="12pt" style:font-size-complex="12pt"/>
    </style:style>
    <style:style style:name="ce8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middle"/>
      <style:text-properties style:font-name="Liberation Serif" fo:font-size="12pt" style:font-size-asian="12pt" style:font-size-complex="12pt"/>
    </style:style>
    <style:style style:name="ce9" style:family="table-cell" style:parent-style-name="Default">
      <style:table-cell-properties fo:border-bottom="2.01pt double-thin #000000" style:border-line-width-bottom="0.18mm 0.35mm 0.18mm" fo:border-left="none" fo:border-right="none" fo:border-top="none" style:vertical-align="middle"/>
      <style:text-properties style:font-name="Liberation Serif" fo:font-size="12pt" style:font-size-asian="12pt" style:font-size-complex="12pt"/>
    </style:style>
    <style:style style:name="ce10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18mm 0.35mm 0.18mm" style:vertical-align="middle"/>
      <style:paragraph-properties fo:text-align="center" fo:margin-left="0mm"/>
      <style:text-properties style:font-name="Liberation Serif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mm"/>
      <style:text-properties style:font-name="Liberation Serif"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style:font-name="Liberation Serif" fo:font-size="10pt" style:font-size-asian="10pt" style:font-size-complex="10pt"/>
    </style:style>
    <style:style style:name="ce13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middle"/>
      <style:text-properties style:font-name="Liberation Serif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order-bottom="2.01pt solid #000000" fo:border-left="none" fo:border-right="none" fo:border-top="none" style:vertical-align="middle"/>
      <style:text-properties style:font-name="Liberation Serif" fo:font-size="12pt" style:font-size-asian="12pt" style:font-size-complex="12pt"/>
    </style:style>
    <style:style style:name="ce15" style:family="table-cell" style:parent-style-name="Default">
      <style:table-cell-properties style:vertical-align="middle"/>
      <style:text-properties style:font-name="Liberation Serif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style:font-name="Liberation Serif"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8" style:family="table-cell" style:parent-style-name="Default" style:data-style-name="N124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9" style:family="table-cell" style:parent-style-name="Default">
      <style:table-cell-properties fo:border="none" style:vertical-align="middle"/>
      <style:text-properties style:font-name="Liberation Serif" fo:font-size="12pt" style:font-size-asian="12pt" style:font-size-complex="12pt"/>
    </style:style>
    <style:style style:name="ce20" style:family="table-cell" style:parent-style-name="Default">
      <style:table-cell-properties fo:border="none" style:vertical-align="middle"/>
      <style:text-properties style:font-name="Liberation Serif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style:text-align-source="fix" style:repeat-content="false" fo:border="none" style:vertical-align="middle"/>
      <style:paragraph-properties fo:text-align="end" fo:margin-left="0m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middl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style:vertical-align="middl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 style:data-style-name="N152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25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26" style:family="table-cell" style:parent-style-name="Default">
      <style:table-cell-properties style:text-align-source="fix" style:repeat-content="false" fo:background-color="transparent" style:vertical-align="middle"/>
      <style:paragraph-properties fo:text-align="end" fo:margin-left="0mm"/>
      <style:text-properties style:font-name="Liberation Serif" fo:font-size="12pt" style:font-size-asian="12pt" style:font-size-complex="12pt"/>
    </style:style>
    <style:style style:name="ce27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28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2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30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style:font-name="Liberation Serif" fo:font-size="12pt" style:font-size-asian="12pt" style:font-size-complex="12pt"/>
    </style:style>
    <style:style style:name="ce3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32" style:family="table-cell" style:parent-style-name="Default" style:data-style-name="N0">
      <style:table-cell-properties style:text-align-source="fix" style:repeat-content="false" fo:background-color="transparent" fo:border="0.99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background-color="transparent" fo:border="2.01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34" style:family="table-cell" style:parent-style-name="Default">
      <style:table-cell-properties style:vertical-align="middl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35" style:family="table-cell" style:parent-style-name="Default" style:data-style-name="N124">
      <style:table-cell-properties fo:border-bottom="0.99pt dotted #000000" style:text-align-source="fix" style:repeat-content="false" fo:border-left="none" fo:border-right="none" fo:border-top="none" style:vertical-align="middle"/>
      <style:paragraph-properties fo:text-align="start" fo:margin-left="0mm"/>
      <style:text-properties style:font-name="Liberation Serif" fo:font-size="12pt" style:font-size-asian="12pt" style:font-size-complex="12pt"/>
    </style:style>
    <style:style style:name="ce36" style:family="table-cell" style:parent-style-name="Default">
      <style:table-cell-properties fo:border-bottom="0.99pt dotted #000000" style:text-align-source="fix" style:repeat-content="false" fo:border-left="none" fo:border-right="none" fo:border-top="0.99pt dotted #000000" style:vertical-align="middle"/>
      <style:paragraph-properties fo:text-align="start" fo:margin-left="0mm"/>
      <style:text-properties style:font-name="Liberation Serif" fo:font-size="12pt" style:font-size-asian="12pt" style:font-size-complex="12pt"/>
    </style:style>
    <style:style style:name="ce37" style:family="table-cell" style:parent-style-name="Default">
      <style:table-cell-properties fo:border-bottom="0.99pt dotted #000000" style:text-align-source="fix" style:repeat-content="false" fo:border-left="none" fo:border-right="none" fo:border-top="none" style:vertical-align="middle"/>
      <style:paragraph-properties fo:text-align="start" fo:margin-left="0mm"/>
      <style:text-properties style:font-name="Liberation Serif" fo:font-size="12pt" style:font-size-asian="12pt" style:font-size-complex="12pt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Liberation Serif" fo:font-size="12pt" style:font-size-asian="12pt" style:font-size-complex="12pt"/>
    </style:style>
    <style:style style:name="ce39" style:family="table-cell" style:parent-style-name="Default">
      <style:table-cell-properties style:vertical-align="middle"/>
      <style:text-properties style:font-name="Liberation Serif" fo:font-size="10pt" style:font-size-asian="10pt" style:font-size-complex="10pt"/>
    </style:style>
    <style:style style:name="ce40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/>
      <style:text-properties style:font-name="Liberation Serif" fo:font-size="12pt" style:font-size-asian="12pt" style:font-size-complex="12pt"/>
    </style:style>
    <style:style style:name="ce4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Liberation Serif" fo:font-size="12pt" style:font-size-asian="12pt" style:font-size-complex="12pt"/>
    </style:style>
    <style:style style:name="ce42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  <style:map style:condition="cell-content()=&quot;YES&quot;" style:apply-style-name="Pass" style:base-cell-address="Sheet1.E116"/>
      <style:map style:condition="cell-content()=&quot;NO&quot;" style:apply-style-name="Fail" style:base-cell-address="Sheet1.E116"/>
    </style:style>
    <style:style style:name="ce43" style:family="table-cell" style:parent-style-name="Default" style:data-style-name="N2">
      <style:table-cell-properties style:text-align-source="fix" style:repeat-content="false" fo:background-color="transparent" fo:border="0.99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44" style:family="table-cell" style:parent-style-name="Default">
      <style:table-cell-properties fo:border-bottom="0.99pt dotted #000000" fo:border-left="none" fo:border-right="none" fo:border-top="none" style:vertical-align="middle"/>
      <style:text-properties style:font-name="Liberation Serif" fo:font-size="12pt" style:font-size-asian="12pt" style:font-size-complex="12pt"/>
    </style:style>
    <style:style style:name="ce45" style:family="table-cell" style:parent-style-name="Default">
      <style:table-cell-properties fo:border-bottom="0.99pt dotted #000000" fo:border-left="none" fo:border-right="none" fo:border-top="0.99pt dotted #000000" style:vertical-align="middle"/>
      <style:text-properties style:font-name="Liberation Serif" fo:font-size="12pt" style:font-size-asian="12pt" style:font-size-complex="12pt"/>
    </style:style>
    <style:style style:name="ce46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start" fo:margin-left="0mm"/>
      <style:text-properties style:font-name="Liberation Serif" fo:font-size="12pt" style:font-size-asian="12pt" style:font-size-complex="12pt"/>
    </style:style>
    <style:style style:name="ce47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start" fo:margin-left="0mm"/>
      <style:text-properties style:font-name="Liberation Serif" fo:font-size="12pt" style:font-size-asian="12pt" style:font-size-complex="12pt"/>
    </style:style>
    <style:style style:name="ce48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start" fo:margin-left="0mm"/>
      <style:text-properties style:font-name="Liberation Serif" fo:font-size="12pt" style:font-size-asian="12pt" style:font-size-complex="12pt"/>
    </style:style>
    <style:style style:name="ce49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start" fo:margin-left="0mm"/>
      <style:text-properties style:font-name="Liberation Serif" fo:font-size="12pt" style:font-size-asian="12pt" style:font-size-complex="12pt"/>
    </style:style>
    <style:style style:name="ce50" style:family="table-cell" style:parent-style-name="Default" style:data-style-name="N153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start" fo:margin-left="0mm"/>
      <style:text-properties style:font-name="Liberation Serif" fo:font-size="12pt" style:font-size-asian="12pt" style:font-size-complex="12pt"/>
    </style:style>
    <style:style style:name="ce51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18mm 0.35mm 0.18mm" style:vertical-align="middle"/>
      <style:paragraph-properties fo:text-align="center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5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55" style:family="table-cell" style:parent-style-name="Default" style:data-style-name="N2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56" style:family="table-cell" style:parent-style-name="Default" style:data-style-name="N2">
      <style:table-cell-properties style:text-align-source="fix" style:repeat-content="false" fo:border="none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57" style:family="table-cell" style:parent-style-name="Default" style:data-style-name="N0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58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60" style:family="table-cell" style:parent-style-name="Default" style:data-style-name="N122">
      <style:table-cell-properties style:text-align-source="fix" style:repeat-content="false" fo:background-color="transparent" fo:border="0.99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61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mm"/>
      <style:text-properties style:font-name="Liberation Serif" fo:font-size="12pt" style:font-size-asian="12pt" style:font-size-complex="12pt"/>
    </style:style>
    <style:style style:name="ce62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style:font-name="Liberation Serif" fo:font-size="12pt" style:font-size-asian="12pt" style:font-size-complex="12pt"/>
    </style:style>
    <style:style style:name="ce6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end" fo:margin-left="0mm"/>
      <style:text-properties style:font-name="Liberation Serif" fo:font-size="12pt" style:font-size-asian="12pt" style:font-size-complex="12pt"/>
    </style:style>
    <style:style style:name="ce64" style:family="table-cell" style:parent-style-name="Default">
      <style:table-cell-properties fo:background-color="transparent" style:vertical-align="middle"/>
      <style:text-properties style:font-name="Liberation Serif" fo:font-size="12pt" style:font-size-asian="12pt" style:font-size-complex="12pt"/>
    </style:style>
    <style:style style:name="ce6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end" fo:margin-left="0m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6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Liberation Serif" fo:font-size="12pt" fo:font-style="italic" fo:font-weight="bold" style:font-size-asian="12pt" style:font-weight-asian="bold" style:font-size-complex="12pt" style:font-weight-complex="bold"/>
    </style:style>
    <style:style style:name="ce67" style:family="table-cell" style:parent-style-name="Default" style:data-style-name="N2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68" style:family="table-cell" style:parent-style-name="Default" style:data-style-name="N11">
      <style:table-cell-properties fo:border-bottom="0.99pt solid #000000" style:text-align-source="fix" style:repeat-content="false" fo:background-color="transparent" fo:border-left="none" fo:border-right="none" fo:border-top="0.99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69" style:family="table-cell" style:parent-style-name="Default">
      <style:table-cell-properties fo:border-bottom="0.99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70" style:family="table-cell" style:parent-style-name="Default">
      <style:table-cell-properties style:text-align-source="value-type" style:repeat-content="false" fo:background-color="transparent" fo:border="none" style:vertical-align="middle"/>
      <style:paragraph-properties fo:margin-left="0m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71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72" style:family="table-cell" style:parent-style-name="Default" style:data-style-name="N0">
      <style:table-cell-properties style:text-align-source="fix" style:repeat-content="false" fo:border="2.01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7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Liberation Serif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4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75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Liberation Serif" fo:font-size="12pt" style:font-size-asian="12pt" style:font-size-complex="12pt"/>
    </style:style>
    <style:style style:name="ce76" style:family="table-cell" style:parent-style-name="Default" style:data-style-name="N122">
      <style:table-cell-properties style:text-align-source="fix" style:repeat-content="false" fo:background-color="transparent" fo:border="2.01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77" style:family="table-cell" style:parent-style-name="Default" style:data-style-name="N11">
      <style:table-cell-properties style:text-align-source="fix" style:repeat-content="false" fo:background-color="transparent" fo:border="2.01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78" style:family="table-cell" style:parent-style-name="Default" style:data-style-name="N153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start" fo:margin-left="0mm"/>
      <style:text-properties style:font-name="Liberation Serif" fo:font-size="12pt" style:font-size-asian="12pt" style:font-size-complex="12pt"/>
    </style:style>
    <style:style style:name="ce79" style:family="table-cell" style:parent-style-name="Default">
      <style:table-cell-properties style:text-align-source="fix" style:repeat-content="false" fo:border="none" style:vertical-align="middle"/>
      <style:paragraph-properties fo:text-align="end" fo:margin-left="0mm"/>
      <style:text-properties style:font-name="Liberation Serif" fo:font-size="12pt" style:font-size-asian="12pt" style:font-size-complex="12pt"/>
    </style:style>
    <style:style style:name="ce80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18mm 0.35mm 0.18mm" fo:border-top="2.01pt double-thin #000000" style:border-line-width-top="0.18mm 0.35mm 0.18mm" style:vertical-align="middle"/>
      <style:paragraph-properties fo:text-align="center"/>
      <style:text-properties style:font-name="Liberation Serif" fo:font-size="12pt" style:font-size-asian="12pt" style:font-size-complex="12pt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82" style:family="table-cell" style:parent-style-name="Default">
      <style:table-cell-properties fo:border-bottom="none" fo:border-left="none" fo:border-right="2.01pt double-thin #000000" style:border-line-width-right="0.18mm 0.35mm 0.18mm" fo:border-top="2.01pt double-thin #000000" style:border-line-width-top="0.18mm 0.35mm 0.18mm" style:vertical-align="middle"/>
      <style:text-properties style:font-name="Liberation Serif" fo:font-size="12pt" style:font-size-asian="12pt" style:font-size-complex="12pt"/>
    </style:style>
    <style:style style:name="ce83" style:family="table-cell" style:parent-style-name="Default">
      <style:table-cell-properties fo:border-bottom="none" fo:border-left="none" fo:border-right="2.01pt double-thin #000000" style:border-line-width-right="0.18mm 0.35mm 0.18mm" fo:border-top="none" style:vertical-align="middle"/>
      <style:text-properties style:font-name="Liberation Serif" fo:font-size="12pt" style:font-size-asian="12pt" style:font-size-complex="12pt"/>
    </style:style>
    <style:style style:name="ce84" style:family="table-cell" style:parent-style-name="Default">
      <style:table-cell-properties fo:border-bottom="2.01pt double-thin #000000" style:border-line-width-bottom="0.18mm 0.35mm 0.18mm" fo:border-left="none" fo:border-right="2.01pt double-thin #000000" style:border-line-width-right="0.18mm 0.35mm 0.18mm" fo:border-top="none" style:vertical-align="middle"/>
      <style:text-properties style:font-name="Liberation Serif" fo:font-size="12pt" style:font-size-asian="12pt" style:font-size-complex="12pt"/>
    </style:style>
    <style:style style:name="ce85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18mm 0.35mm 0.18mm" fo:border-top="none" style:vertical-align="middle"/>
      <style:paragraph-properties fo:text-align="center" fo:margin-left="0m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86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style:font-name="Liberation Serif" fo:font-size="12pt" fo:font-style="italic" fo:font-weight="bold" style:font-size-asian="12pt" style:font-weight-asian="bold" style:font-size-complex="12pt" style:font-weight-complex="bold"/>
    </style:style>
    <style:style style:name="ce87" style:family="table-cell" style:parent-style-name="Default">
      <style:table-cell-properties fo:border-bottom="2.01pt solid #000000" fo:border-left="none" fo:border-right="2.01pt double-thin #000000" style:border-line-width-right="0.18mm 0.35mm 0.18mm" fo:border-top="none" style:vertical-align="middle"/>
      <style:text-properties style:font-name="Liberation Serif" fo:font-size="12pt" style:font-size-asian="12pt" style:font-size-complex="12pt"/>
    </style:style>
    <style:style style:name="ce88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18mm 0.35mm 0.18mm" fo:border-top="none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89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middle"/>
      <style:paragraph-properties fo:text-align="start" fo:margin-left="0mm"/>
      <style:text-properties style:font-name="Liberation Serif" fo:font-size="12pt" style:font-size-asian="12pt" style:font-size-complex="12pt"/>
    </style:style>
    <style:style style:name="ce90" style:family="table-cell" style:parent-style-name="Default">
      <style:table-cell-properties fo:border-bottom="none" fo:border-left="2.01pt solid #000000" fo:border-right="none" fo:border-top="none" style:vertical-align="middle"/>
      <style:text-properties style:font-name="Liberation Serif" fo:font-size="12pt" style:font-size-asian="12pt" style:font-size-complex="12pt"/>
    </style:style>
    <style:style style:name="ce91" style:family="table-cell" style:parent-style-name="Default">
      <style:table-cell-properties fo:border-bottom="2.01pt solid #000000" fo:border-left="2.01pt solid #000000" fo:border-right="none" fo:border-top="none" style:vertical-align="middle"/>
      <style:text-properties style:font-name="Liberation Serif" fo:font-size="12pt" style:font-size-asian="12pt" style:font-size-complex="12pt"/>
    </style:style>
    <style:style style:name="ce92" style:family="table-cell" style:parent-style-name="Default">
      <style:table-cell-properties fo:border-bottom="none" fo:border-left="2.01pt solid #000000" fo:border-right="none" fo:border-top="2.01pt solid #000000" style:vertical-align="middle"/>
      <style:text-properties style:font-name="Liberation Serif" fo:font-size="12pt" style:font-size-asian="12pt" style:font-size-complex="12pt"/>
    </style:style>
    <style:style style:name="ce93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middle"/>
      <style:paragraph-properties fo:text-align="start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94" style:family="table-cell" style:parent-style-name="Default" style:data-style-name="N0">
      <style:table-cell-properties fo:border-bottom="0.99pt solid #000000" fo:background-color="#ffff99" style:text-align-source="fix" style:repeat-content="false" fo:border-left="2.01pt solid #000000" fo:border-right="none" fo:border-top="none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95" style:family="table-cell" style:parent-style-name="Default">
      <style:table-cell-properties fo:border-bottom="none" fo:background-color="transparent" fo:border-left="2.01pt solid #000000" fo:border-right="none" fo:border-top="2.01pt solid #000000" style:vertical-align="middle"/>
      <style:text-properties style:font-name="Liberation Serif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96" style:family="table-cell" style:parent-style-name="Default">
      <style:table-cell-properties fo:border-bottom="none" fo:background-color="transparent" fo:border-left="2.01pt solid #000000" fo:border-right="none" fo:border-top="none" style:vertical-align="middle"/>
      <style:text-properties style:font-name="Liberation Serif" fo:font-size="12pt" style:font-size-asian="12pt" style:font-size-complex="12pt"/>
    </style:style>
    <style:style style:name="ce97" style:family="table-cell" style:parent-style-name="Default">
      <style:table-cell-properties fo:border-bottom="none" fo:border-left="2.01pt solid #000000" fo:border-right="none" fo:border-top="none" style:vertical-align="middle"/>
    </style:style>
    <style:style style:name="ce98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middle"/>
      <style:paragraph-properties fo:text-align="start" fo:margin-left="0mm"/>
      <style:text-properties style:font-name="Liberation Serif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99" style:family="table-cell" style:parent-style-name="Default">
      <style:table-cell-properties fo:border-bottom="2.01pt solid #000000" style:text-align-source="fix" style:repeat-content="false" fo:border-left="2.01pt solid #000000" fo:border-right="0.06pt solid #000000" fo:border-top="none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00" style:family="table-cell" style:parent-style-name="Default" style:data-style-name="N0">
      <style:table-cell-properties fo:border-bottom="0.99pt solid #000000" fo:background-color="#ffff99" style:text-align-source="fix" style:repeat-content="false" fo:border-left="2.01pt solid #000000" fo:border-right="0.99pt solid #000000" fo:border-top="2.01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01" style:family="table-cell" style:parent-style-name="Default">
      <style:table-cell-properties fo:border-bottom="2.01pt solid #000000" fo:background-color="transparent" fo:border-left="2.01pt solid #000000" fo:border-right="none" fo:border-top="none" style:vertical-align="middle"/>
      <style:text-properties style:font-name="Liberation Serif" fo:font-size="12pt" style:font-size-asian="12pt" style:font-size-complex="12pt"/>
    </style:style>
    <style:style style:name="ce102" style:family="table-cell" style:parent-style-name="Default">
      <style:table-cell-properties fo:border-bottom="none" fo:background-color="transparent" fo:border-left="2.01pt solid #000000" fo:border-right="none" fo:border-top="none" style:vertical-align="middle"/>
      <style:text-properties style:font-name="Liberation Serif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03" style:family="table-cell" style:parent-style-name="Default">
      <style:table-cell-properties fo:border-bottom="none" style:text-align-source="fix" style:repeat-content="false" fo:background-color="transparent" fo:border-left="2.01pt solid #000000" fo:border-right="none" fo:border-top="none" style:vertical-align="middle"/>
      <style:paragraph-properties fo:text-align="end" fo:margin-left="0mm"/>
      <style:text-properties style:font-name="Liberation Serif" fo:font-size="12pt" style:font-size-asian="12pt" style:font-size-complex="12pt"/>
    </style:style>
    <style:style style:name="ce104" style:family="table-cell" style:parent-style-name="Default">
      <style:table-cell-properties fo:border-bottom="none" fo:border-left="2.01pt solid #000000" fo:border-right="none" fo:border-top="none" style:vertical-align="middle"/>
      <style:text-properties style:font-name="Liberation Serif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05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middle"/>
      <style:paragraph-properties fo:text-align="end" fo:margin-left="0mm"/>
      <style:text-properties style:font-name="Liberation Serif" fo:font-size="12pt" style:font-size-asian="12pt" style:font-size-complex="12pt"/>
    </style:style>
    <style:style style:name="ce106" style:family="table-cell" style:parent-style-name="Default">
      <style:table-cell-properties fo:background-color="transparent" fo:border="none" style:vertical-align="middle"/>
      <style:text-properties style:font-name="Liberation Serif" fo:font-size="12pt" style:font-size-asian="12pt" style:font-size-complex="12pt"/>
    </style:style>
    <style:style style:name="ce107" style:family="table-cell" style:parent-style-name="Default">
      <style:table-cell-properties fo:background-color="transparent" fo:border="none" style:vertical-align="middle"/>
      <style:text-properties style:font-name="Liberation Serif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08" style:family="table-cell" style:parent-style-name="Default">
      <style:table-cell-properties fo:border-bottom="none" fo:border-left="none" fo:border-right="none" fo:border-top="2.01pt solid #000000" style:vertical-align="middle"/>
      <style:text-properties style:font-name="Liberation Serif" fo:font-size="12pt" style:font-size-asian="12pt" style:font-size-complex="12pt"/>
    </style:style>
    <style:style style:name="ce109" style:family="table-cell" style:parent-style-name="Default" style:data-style-name="N151">
      <style:table-cell-properties fo:background-color="#23b8dc" style:text-align-source="fix" style:repeat-content="false" fo:border="0.51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10" style:family="table-cell" style:parent-style-name="Default" style:data-style-name="N151">
      <style:table-cell-properties fo:border-bottom="0.06pt solid #000000" fo:background-color="#e6e6e6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11" style:family="table-cell" style:parent-style-name="Default">
      <style:table-cell-properties fo:border-bottom="none" fo:border-left="none" fo:border-right="none" fo:border-top="2.01pt solid #000000" style:vertical-align="middl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12" style:family="table-cell" style:parent-style-name="Default">
      <style:table-cell-properties fo:border-bottom="none" fo:background-color="transparent" fo:border-left="none" fo:border-right="none" fo:border-top="2.01pt solid #000000" style:vertical-align="middle"/>
      <style:text-properties style:font-name="Liberation Serif" fo:font-size="12pt" style:font-size-asian="12pt" style:font-size-complex="12pt"/>
    </style:style>
    <style:style style:name="ce113" style:family="table-cell" style:parent-style-name="Default">
      <style:table-cell-properties fo:border-bottom="2.01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14" style:family="table-cell" style:parent-style-name="Default" style:data-style-name="N0">
      <style:table-cell-properties fo:border-bottom="0.99pt solid #000000" fo:background-color="#ffff99" style:text-align-source="fix" style:repeat-content="false" fo:border-left="0.99pt solid #000000" fo:border-right="0.99pt solid #000000" fo:border-top="2.01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15" style:family="table-cell" style:parent-style-name="Default">
      <style:table-cell-properties fo:border-bottom="none" fo:background-color="transparent" fo:border-left="none" fo:border-right="none" fo:border-top="0.99pt solid #000000" style:vertical-align="middle"/>
      <style:text-properties style:font-name="Liberation Serif" fo:font-size="12pt" style:font-size-asian="12pt" style:font-size-complex="12pt"/>
    </style:style>
    <style:style style:name="ce116" style:family="table-cell" style:parent-style-name="Default">
      <style:table-cell-properties fo:border-bottom="2.01pt solid #000000" fo:background-color="transparent" fo:border-left="none" fo:border-right="none" fo:border-top="none" style:vertical-align="middle"/>
      <style:text-properties style:font-name="Liberation Serif" fo:font-size="12pt" style:font-size-asian="12pt" style:font-size-complex="12pt"/>
    </style:style>
    <style:style style:name="ce117" style:family="table-cell" style:parent-style-name="Default">
      <style:table-cell-properties fo:border-bottom="0.99pt solid #000000" fo:background-color="#ffff99" style:text-align-source="fix" style:repeat-content="false" fo:border-left="none" fo:border-right="none" fo:border-top="none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18" style:family="table-cell" style:parent-style-name="Default" style:data-style-name="N0">
      <style:table-cell-properties fo:background-color="#ffff99" style:text-align-source="fix" style:repeat-content="false" fo:border="0.99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19" style:family="table-cell" style:parent-style-name="Default">
      <style:table-cell-properties fo:border-bottom="2.01pt solid #000000" style:text-align-source="fix" style:repeat-content="false" fo:background-color="transparent" fo:border-left="none" fo:border-right="none" fo:border-top="none" style:vertical-align="middle"/>
      <style:paragraph-properties fo:text-align="end" fo:margin-left="0mm"/>
      <style:text-properties style:font-name="Liberation Serif" fo:font-size="12pt" style:font-size-asian="12pt" style:font-size-complex="12pt"/>
    </style:style>
    <style:style style:name="ce120" style:family="table-cell" style:parent-style-name="Default">
      <style:table-cell-properties fo:background-color="#ffff99" style:text-align-source="fix" style:repeat-content="false" fo:border="0.99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21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fo:color="#ff6633" style:font-name="Liberation Serif" fo:font-size="12pt" style:font-size-asian="12pt" style:font-size-complex="12pt"/>
    </style:style>
    <style:style style:name="ce122" style:family="table-cell" style:parent-style-name="Default">
      <style:table-cell-properties style:text-align-source="fix" style:repeat-content="false" fo:background-color="transparent" style:vertical-align="middle"/>
      <style:paragraph-properties fo:text-align="end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2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Liberation Serif" fo:font-size="12pt" style:font-size-asian="12pt" style:font-size-complex="12pt"/>
    </style:style>
    <style:style style:name="ce12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25" style:family="table-cell" style:parent-style-name="Default">
      <style:table-cell-properties fo:border-bottom="none" style:text-align-source="fix" style:repeat-content="false" fo:background-color="transparent" fo:border-left="none" fo:border-right="none" fo:border-top="2.01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26" style:family="table-cell" style:parent-style-name="Default" style:data-style-name="N124">
      <style:table-cell-properties fo:border-bottom="0.06pt solid #000000" style:text-align-source="fix" style:repeat-content="false" fo:border-left="2.01pt solid #000000" fo:border-right="0.06pt solid #000000" fo:border-top="2.01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27" style:family="table-cell" style:parent-style-name="Default" style:data-style-name="N124">
      <style:table-cell-properties fo:border-bottom="2.01pt solid #000000" style:text-align-source="fix" style:repeat-content="false" fo:border-left="2.01pt solid #000000" fo:border-right="0.99pt solid #000000" fo:border-top="0.99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28" style:family="table-cell" style:parent-style-name="Default" style:data-style-name="N124">
      <style:table-cell-properties fo:border-bottom="0.99pt solid #000000" fo:background-color="#ffff99" style:text-align-source="fix" style:repeat-content="false" fo:border-left="2.01pt solid #000000" fo:border-right="0.99pt solid #000000" fo:border-top="2.01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29" style:family="table-cell" style:parent-style-name="Default" style:data-style-name="N124">
      <style:table-cell-properties fo:border-bottom="0.99pt solid #000000" fo:background-color="#ffff99" style:text-align-source="fix" style:repeat-content="false" fo:border-left="2.01pt solid #000000" fo:border-right="none" fo:border-top="2.01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3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style:font-name="Liberation Serif" fo:font-size="12pt" style:font-size-asian="12pt" style:font-size-complex="12pt"/>
      <style:map style:condition="cell-content()=&quot;YES&quot;" style:apply-style-name="Pass" style:base-cell-address="Sheet1.Q88"/>
      <style:map style:condition="cell-content()=&quot;NO&quot;" style:apply-style-name="Fail" style:base-cell-address="Sheet1.Q88"/>
    </style:style>
    <style:style style:name="ce131" style:family="table-cell" style:parent-style-name="Default">
      <style:table-cell-properties fo:border-bottom="2.01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32" style:family="table-cell" style:parent-style-name="Default" style:data-style-name="N0">
      <style:table-cell-properties fo:border-bottom="0.99pt solid #000000" fo:background-color="#23b8dc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mm"/>
      <style:text-properties style:font-name="Liberation Serif" fo:font-size="12pt" style:font-size-asian="12pt" style:font-size-complex="12pt"/>
    </style:style>
    <style:style style:name="ce133" style:family="table-cell" style:parent-style-name="Default" style:data-style-name="N0">
      <style:table-cell-properties fo:border-bottom="0.99pt solid #000000" fo:background-color="#23b8dc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mm"/>
      <style:text-properties style:font-name="Liberation Serif" fo:font-size="12pt" style:font-size-asian="12pt" style:font-size-complex="12pt"/>
      <style:map style:condition="cell-content()=&quot;YES&quot;" style:apply-style-name="Pass" style:base-cell-address="Sheet1.Q111"/>
      <style:map style:condition="cell-content()=&quot;NO&quot;" style:apply-style-name="Fail" style:base-cell-address="Sheet1.Q111"/>
    </style:style>
    <style:style style:name="ce134" style:family="table-cell" style:parent-style-name="Default">
      <style:table-cell-properties fo:border-bottom="0.99pt solid #000000" fo:border-left="none" fo:border-right="none" fo:border-top="0.99pt solid #000000" style:vertical-align="middle"/>
      <style:text-properties style:font-name="Liberation Serif" fo:font-size="12pt" style:font-size-asian="12pt" style:font-size-complex="12pt"/>
    </style:style>
    <style:style style:name="ce135" style:family="table-cell" style:parent-style-name="Default">
      <style:table-cell-properties fo:border-bottom="0.06pt solid #000000" fo:background-color="#e6e6e6" style:text-align-source="fix" style:repeat-content="false" fo:border-left="none" fo:border-right="0.06pt solid #000000" fo:border-top="none" style:vertical-align="middle"/>
      <style:paragraph-properties fo:text-align="start" fo:margin-left="0mm"/>
      <style:text-properties style:font-name="Liberation Serif" fo:font-size="12pt" style:font-size-asian="12pt" style:font-size-complex="12pt"/>
    </style:style>
    <style:style style:name="ce136" style:family="table-cell" style:parent-style-name="Default" style:data-style-name="N153">
      <style:table-cell-properties fo:border-bottom="0.06pt solid #000000" fo:background-color="#e6e6e6" style:text-align-source="fix" style:repeat-content="false" fo:border-left="none" fo:border-right="0.06pt solid #000000" fo:border-top="none" style:vertical-align="middle"/>
      <style:paragraph-properties fo:text-align="start" fo:margin-left="0mm"/>
      <style:text-properties style:font-name="Liberation Serif" fo:font-size="12pt" style:font-size-asian="12pt" style:font-size-complex="12pt"/>
    </style:style>
    <style:style style:name="ce137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none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38" style:family="table-cell" style:parent-style-name="Default">
      <style:table-cell-properties style:vertical-align="middle"/>
    </style:style>
    <style:style style:name="ce139" style:family="table-cell" style:parent-style-name="Default">
      <style:table-cell-properties fo:border-bottom="2.01pt solid #000000" style:text-align-source="fix" style:repeat-content="false" fo:border-left="0.06pt solid #000000" fo:border-right="2.01pt solid #000000" fo:border-top="none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40" style:family="table-cell" style:parent-style-name="Default" style:data-style-name="N2">
      <style:table-cell-properties fo:border-bottom="0.99pt solid #000000" fo:background-color="#ffff99" style:text-align-source="fix" style:repeat-content="false" fo:border-left="0.99pt solid #000000" fo:border-right="2.01pt solid #000000" fo:border-top="2.01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41" style:family="table-cell" style:parent-style-name="Default" style:data-style-name="N2">
      <style:table-cell-properties fo:border-bottom="2.01pt solid #000000" fo:background-color="#ffff99" style:text-align-source="fix" style:repeat-content="false" fo:border-left="0.99pt solid #000000" fo:border-right="2.01pt solid #000000" fo:border-top="0.99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42" style:family="table-cell" style:parent-style-name="Default" style:data-style-name="N2">
      <style:table-cell-properties fo:background-color="#eeeeee" style:text-align-source="fix" style:repeat-content="false" fo:border="0.99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43" style:family="table-cell" style:parent-style-name="Default">
      <style:table-cell-properties fo:border-bottom="0.99pt solid #000000" fo:border-left="none" fo:border-right="2.01pt solid #000000" fo:border-top="none" style:vertical-align="middle"/>
      <style:text-properties style:font-name="Liberation Serif" fo:font-size="12pt" style:font-size-asian="12pt" style:font-size-complex="12pt"/>
    </style:style>
    <style:style style:name="ce144" style:family="table-cell" style:parent-style-name="Default" style:data-style-name="N0">
      <style:table-cell-properties fo:border-bottom="0.99pt solid #000000" fo:border-left="none" fo:border-right="2.01pt solid #000000" fo:border-top="0.99pt solid #000000" style:vertical-align="middle"/>
      <style:text-properties fo:color="#ff6633" style:font-name="Liberation Serif" fo:font-size="12pt" style:font-size-asian="12pt" style:font-size-complex="12pt"/>
    </style:style>
    <style:style style:name="ce145" style:family="table-cell" style:parent-style-name="Default">
      <style:table-cell-properties fo:border-bottom="0.99pt solid #000000" fo:border-left="none" fo:border-right="2.01pt solid #000000" fo:border-top="none" style:vertical-align="middle"/>
      <style:text-properties style:font-name="Liberation Serif" fo:font-size="12pt" style:font-size-asian="12pt" style:font-size-complex="12pt"/>
      <style:map style:condition="cell-content()=&quot;YES&quot;" style:apply-style-name="Pass" style:base-cell-address="Sheet1.Q111"/>
      <style:map style:condition="cell-content()=&quot;NO&quot;" style:apply-style-name="Fail" style:base-cell-address="Sheet1.Q111"/>
    </style:style>
    <style:style style:name="ce146" style:family="table-cell" style:parent-style-name="Default">
      <style:table-cell-properties fo:background-color="#23b8dc" style:text-align-source="fix" style:repeat-content="false" fo:border="0.51pt solid #000000" style:vertical-align="middle"/>
      <style:paragraph-properties fo:text-align="start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47" style:family="table-cell" style:parent-style-name="Default">
      <style:table-cell-properties fo:background-color="#23b8dc" style:text-align-source="fix" style:repeat-content="false" fo:border="0.51pt solid #000000" style:vertical-align="middle"/>
      <style:paragraph-properties fo:text-align="start" fo:margin-left="0mm"/>
      <style:text-properties style:font-name="Liberation Serif" fo:font-size="12pt" style:font-size-asian="12pt" style:font-size-complex="12pt"/>
    </style:style>
    <style:style style:name="ce148" style:family="table-cell" style:parent-style-name="Default" style:data-style-name="N153">
      <style:table-cell-properties fo:background-color="#23b8dc" style:text-align-source="fix" style:repeat-content="false" fo:border="0.51pt solid #000000" style:vertical-align="middle"/>
      <style:paragraph-properties fo:text-align="start" fo:margin-left="0mm"/>
      <style:text-properties style:font-name="Liberation Serif" fo:font-size="12pt" style:font-size-asian="12pt" style:font-size-complex="12pt"/>
    </style:style>
    <style:style style:name="ce149" style:family="table-cell" style:parent-style-name="Default" style:data-style-name="N1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50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middle"/>
      <style:paragraph-properties fo:text-align="start" fo:margin-left="0mm"/>
      <style:text-properties style:font-name="Liberation Serif" fo:font-size="12pt" style:font-size-asian="12pt" style:font-size-complex="12pt"/>
    </style:style>
    <style:style style:name="ce151" style:family="table-cell" style:parent-style-name="Default">
      <style:table-cell-properties fo:border-bottom="0.99pt solid #000000" fo:background-color="#e6e6e6" style:text-align-source="fix" style:repeat-content="false" fo:border-left="none" fo:border-right="none" fo:border-top="none" style:vertical-align="middle"/>
      <style:paragraph-properties fo:text-align="start" fo:margin-left="0mm"/>
      <style:text-properties style:font-name="Liberation Serif" fo:font-size="12pt" style:font-size-asian="12pt" style:font-size-complex="12pt"/>
    </style:style>
    <style:style style:name="ce152" style:family="table-cell" style:parent-style-name="Default">
      <style:table-cell-properties fo:border-bottom="none" style:text-align-source="fix" style:repeat-content="false" fo:background-color="transparent" fo:border-left="none" fo:border-right="none" fo:border-top="2.01pt solid #000000" style:vertical-align="middle"/>
      <style:paragraph-properties fo:text-align="center"/>
      <style:text-properties style:font-name="Liberation Serif" fo:font-size="12pt" style:font-size-asian="12pt" style:font-size-complex="12pt"/>
    </style:style>
    <style:style style:name="ce153" style:family="table-cell" style:parent-style-name="Default" style:data-style-name="N124">
      <style:table-cell-properties fo:background-color="#ffff99" style:text-align-source="fix" style:repeat-content="false" fo:border="0.99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54" style:family="table-cell" style:parent-style-name="Default" style:data-style-name="N124">
      <style:table-cell-properties style:text-align-source="fix" style:repeat-content="false" fo:border="0.99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55" style:family="table-cell" style:parent-style-name="Default" style:data-style-name="N2">
      <style:table-cell-properties fo:background-color="#ccffff" style:text-align-source="fix" style:repeat-content="false" fo:border="0.99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56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text-properties style:font-name="Liberation Serif" fo:font-size="12pt" style:font-size-asian="12pt" style:font-size-complex="12pt"/>
    </style:style>
    <style:style style:name="ce157" style:family="table-cell" style:parent-style-name="Default">
      <style:table-cell-properties fo:border-bottom="0.99pt solid #000000" fo:border-left="none" fo:border-right="none" fo:border-top="none" style:vertical-align="middle"/>
      <style:text-properties style:font-name="Liberation Serif" fo:font-size="12pt" style:font-size-asian="12pt" style:font-size-complex="12pt"/>
    </style:style>
    <style:style style:name="ce158" style:family="table-cell" style:parent-style-name="Default">
      <style:table-cell-properties fo:border-bottom="0.99pt solid #000000" fo:border-left="none" fo:border-right="none" fo:border-top="none" style:vertical-align="middle"/>
      <style:text-properties style:font-name="Liberation Serif" fo:font-size="12pt" style:font-size-asian="12pt" style:font-size-complex="12pt"/>
      <style:map style:condition="cell-content()=&quot;YES&quot;" style:apply-style-name="Pass" style:base-cell-address="Sheet1.Q111"/>
      <style:map style:condition="cell-content()=&quot;NO&quot;" style:apply-style-name="Fail" style:base-cell-address="Sheet1.Q111"/>
    </style:style>
    <style:style style:name="ce159" style:family="table-cell" style:parent-style-name="Default">
      <style:table-cell-properties fo:border-bottom="0.99pt solid #000000" fo:border-left="none" fo:border-right="none" fo:border-top="0.99pt solid #000000" style:vertical-align="middle"/>
      <style:text-properties style:font-name="Liberation Serif" fo:font-size="12pt" style:font-size-asian="12pt" style:font-size-complex="12pt"/>
      <style:map style:condition="cell-content()=&quot;YES&quot;" style:apply-style-name="Pass" style:base-cell-address="Sheet1.T120"/>
      <style:map style:condition="cell-content()=&quot;NO&quot;" style:apply-style-name="Fail" style:base-cell-address="Sheet1.T120"/>
    </style:style>
    <style:style style:name="ce160" style:family="table-cell" style:parent-style-name="Default" style:data-style-name="N2">
      <style:table-cell-properties style:text-align-source="fix" style:repeat-content="false" fo:border="0.99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61" style:family="table-cell" style:parent-style-name="Default">
      <style:table-cell-properties fo:background-color="#ccffff" style:text-align-source="fix" style:repeat-content="false" fo:border="0.99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62" style:family="table-cell" style:parent-style-name="Default">
      <style:table-cell-properties fo:border="0.99pt solid #000000" style:vertical-align="middle"/>
      <style:text-properties style:font-name="Liberation Serif" fo:font-size="12pt" style:font-size-asian="12pt" style:font-size-complex="12pt"/>
    </style:style>
    <style:style style:name="ce16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style:font-name="Liberation Serif" fo:font-size="12pt" style:font-size-asian="12pt" style:font-size-complex="12pt"/>
      <style:map style:condition="cell-content()=&quot;YES&quot;" style:apply-style-name="Pass" style:base-cell-address="Sheet1.U89"/>
      <style:map style:condition="cell-content()=&quot;NO&quot;" style:apply-style-name="Fail" style:base-cell-address="Sheet1.U89"/>
    </style:style>
    <style:style style:name="ce164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start" fo:margin-left="0mm"/>
      <style:text-properties fo:color="#008080" style:font-name="Liberation Serif" fo:font-size="12pt" style:font-size-asian="12pt" style:font-size-complex="12pt"/>
    </style:style>
    <style:style style:name="ce16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style:font-name="Liberation Serif" fo:font-size="12pt" style:font-size-asian="12pt" style:font-size-complex="12pt"/>
      <style:map style:condition="cell-content()=&quot;YES&quot;" style:apply-style-name="Pass" style:base-cell-address="Sheet1.U180"/>
      <style:map style:condition="cell-content()=&quot;NO&quot;" style:apply-style-name="Fail" style:base-cell-address="Sheet1.U180"/>
    </style:style>
    <style:style style:name="ce166" style:family="table-cell" style:parent-style-name="Default" style:data-style-name="N0">
      <style:table-cell-properties fo:border-bottom="0.06pt solid #000000" fo:background-color="#e6e6e6" style:text-align-source="fix" style:repeat-content="false" fo:border-left="none" fo:border-right="0.06pt solid #000000" fo:border-top="none" style:vertical-align="middle"/>
      <style:paragraph-properties fo:text-align="start" fo:margin-left="0mm"/>
      <style:text-properties style:font-name="Liberation Serif" fo:font-size="12pt" style:font-size-asian="12pt" style:font-size-complex="12pt"/>
    </style:style>
    <style:style style:name="ce167" style:family="table-cell" style:parent-style-name="Default" style:data-style-name="N151">
      <style:table-cell-properties fo:background-color="transparent" fo:border="none" style:vertical-align="middle"/>
      <style:text-properties style:font-name="Liberation Serif" fo:font-size="12pt" style:font-size-asian="12pt" style:font-size-complex="12pt"/>
    </style:style>
    <style:style style:name="ce168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mm"/>
      <style:text-properties style:font-name="Liberation Serif" fo:font-size="12pt" style:font-size-asian="12pt" style:font-size-complex="12pt"/>
    </style:style>
    <style:style style:name="ce169" style:family="table-cell" style:parent-style-name="Default">
      <style:table-cell-properties fo:border-bottom="none" fo:background-color="transparent" fo:border-left="none" fo:border-right="none" fo:border-top="0.51pt solid #000000" style:vertical-align="middle"/>
      <style:text-properties style:font-name="Liberation Serif" fo:font-size="12pt" style:font-size-asian="12pt" style:font-size-complex="12pt"/>
    </style:style>
    <style:style style:name="ce170" style:family="table-cell" style:parent-style-name="Default" style:data-style-name="N122">
      <style:table-cell-properties style:text-align-source="fix" style:repeat-content="false" fo:border="2.01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71" style:family="table-cell" style:parent-style-name="Default">
      <style:table-cell-properties fo:background-color="#e6e6e6" style:text-align-source="fix" style:repeat-content="false" fo:border="2.01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72" style:family="table-cell" style:parent-style-name="Default">
      <style:table-cell-properties fo:border-bottom="0.06pt solid #000000" fo:background-color="#e6e6e6" fo:border-left="none" fo:border-right="0.06pt solid #000000" fo:border-top="none" style:vertical-align="middle"/>
      <style:text-properties style:font-name="Liberation Serif" fo:font-size="12pt" style:font-size-asian="12pt" style:font-size-complex="12pt"/>
    </style:style>
    <style:style style:name="ce173" style:family="table-cell" style:parent-style-name="Default" style:data-style-name="N2">
      <style:table-cell-properties style:text-align-source="fix" style:repeat-content="false" fo:background-color="transparent" fo:border="2.01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74" style:family="table-cell" style:parent-style-name="Default" style:data-style-name="N2">
      <style:table-cell-properties fo:background-color="#eeeeee" fo:border="0.99pt solid #000000" style:vertical-align="middle"/>
      <style:text-properties style:font-name="Liberation Serif" fo:font-size="12pt" style:font-size-asian="12pt" style:font-size-complex="12pt"/>
    </style:style>
    <style:style style:name="ce175" style:family="table-cell" style:parent-style-name="Default" style:data-style-name="N11">
      <style:table-cell-properties fo:background-color="transparent" fo:border="0.99pt solid #000000" style:vertical-align="middle"/>
      <style:text-properties style:font-name="Liberation Serif" fo:font-size="12pt" style:font-size-asian="12pt" style:font-size-complex="12pt"/>
    </style:style>
    <style:style style:name="ce176" style:family="table-cell" style:parent-style-name="Default">
      <style:table-cell-properties style:vertical-align="middle"/>
      <style:text-properties style:font-name="Liberation Serif" fo:font-size="12pt" style:font-size-asian="12pt" style:font-size-complex="12pt"/>
      <style:map style:condition="cell-content()=&quot;YES&quot;" style:apply-style-name="Pass" style:base-cell-address="Sheet1.X70"/>
      <style:map style:condition="cell-content()=&quot;NO&quot;" style:apply-style-name="Fail" style:base-cell-address="Sheet1.X70"/>
    </style:style>
    <style:style style:name="ce177" style:family="table-cell" style:parent-style-name="Default">
      <style:table-cell-properties fo:border-bottom="none" style:text-align-source="fix" style:repeat-content="false" fo:border-left="2.01pt solid #000000" fo:border-right="2.01pt solid #000000" fo:border-top="2.01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78" style:family="table-cell" style:parent-style-name="Default" style:data-style-name="N2">
      <style:table-cell-properties fo:border-bottom="2.01pt solid #000000" style:text-align-source="fix" style:repeat-content="false" fo:border-left="2.01pt solid #000000" fo:border-right="2.01pt solid #000000" fo:border-top="0.99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79" style:family="table-cell" style:parent-style-name="Default">
      <style:table-cell-properties fo:background-color="#ccffff" style:text-align-source="fix" style:repeat-content="false" fo:border="2.01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80" style:family="table-cell" style:parent-style-name="Default" style:data-style-name="N2">
      <style:table-cell-properties fo:border-bottom="0.99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81" style:family="table-cell" style:parent-style-name="Default">
      <style:table-cell-properties fo:border-bottom="none" fo:border-left="none" fo:border-right="2.01pt solid #000000" fo:border-top="2.01pt solid #000000" style:vertical-align="middle"/>
      <style:text-properties style:font-name="Liberation Serif" fo:font-size="12pt" style:font-size-asian="12pt" style:font-size-complex="12pt"/>
    </style:style>
    <style:style style:name="ce182" style:family="table-cell" style:parent-style-name="Default">
      <style:table-cell-properties fo:border-bottom="none" fo:border-left="none" fo:border-right="2.01pt solid #000000" fo:border-top="none" style:vertical-align="middle"/>
      <style:text-properties style:font-name="Liberation Serif" fo:font-size="12pt" style:font-size-asian="12pt" style:font-size-complex="12pt"/>
    </style:style>
    <style:style style:name="ce183" style:family="table-cell" style:parent-style-name="Default">
      <style:table-cell-properties fo:border-bottom="2.01pt solid #000000" fo:border-left="none" fo:border-right="2.01pt solid #000000" fo:border-top="none" style:vertical-align="middle"/>
      <style:text-properties style:font-name="Liberation Serif" fo:font-size="12pt" style:font-size-asian="12pt" style:font-size-complex="12pt"/>
    </style:style>
    <style:style style:name="ce184" style:family="table-cell" style:parent-style-name="Default">
      <style:table-cell-properties fo:background-color="#23b8dc" fo:border="0.51pt solid #000000" style:vertical-align="middle"/>
      <style:text-properties style:font-name="Liberation Serif" fo:font-size="12pt" style:font-size-asian="12pt" style:font-size-complex="12pt"/>
    </style:style>
    <style:style style:name="ce185" style:family="table-cell" style:parent-style-name="Default">
      <style:table-cell-properties fo:border-bottom="none" fo:background-color="transparent" fo:border-left="none" fo:border-right="2.01pt solid #000000" fo:border-top="2.01pt solid #000000" style:vertical-align="middle"/>
      <style:text-properties style:font-name="Liberation Serif" fo:font-size="12pt" style:font-size-asian="12pt" style:font-size-complex="12pt"/>
    </style:style>
    <style:style style:name="ce186" style:family="table-cell" style:parent-style-name="Default">
      <style:table-cell-properties fo:border-bottom="none" fo:background-color="transparent" fo:border-left="none" fo:border-right="2.01pt solid #000000" fo:border-top="none" style:vertical-align="middle"/>
      <style:text-properties style:font-name="Liberation Serif" fo:font-size="12pt" style:font-size-asian="12pt" style:font-size-complex="12pt"/>
    </style:style>
    <style:style style:name="ce187" style:family="table-cell" style:parent-style-name="Default">
      <style:table-cell-properties fo:border-bottom="none" fo:border-left="none" fo:border-right="2.01pt solid #000000" fo:border-top="none" style:vertical-align="middle"/>
    </style:style>
    <style:style style:name="ce188" style:family="table-cell" style:parent-style-name="Default">
      <style:table-cell-properties fo:border-bottom="2.01pt solid #000000" fo:background-color="transparent" fo:border-left="none" fo:border-right="2.01pt solid #000000" fo:border-top="none" style:vertical-align="middle"/>
      <style:text-properties style:font-name="Liberation Serif" fo:font-size="12pt" style:font-size-asian="12pt" style:font-size-complex="12pt"/>
    </style:style>
    <style:style style:name="ce189" style:family="table-cell" style:parent-style-name="Default" style:data-style-name="N151">
      <style:table-cell-properties fo:background-color="#23b8dc" style:text-align-source="fix" style:repeat-content="false" fo:border="0.51pt solid #000000" style:vertical-align="middle"/>
      <style:paragraph-properties fo:text-align="start" fo:margin-left="0mm"/>
      <style:text-properties style:font-name="Liberation Serif" fo:font-size="12pt" style:font-size-asian="12pt" style:font-size-complex="12pt"/>
    </style:style>
    <style:style style:name="ce190" style:family="table-cell" style:parent-style-name="Default" style:data-style-name="N151">
      <style:table-cell-properties fo:border-bottom="0.06pt solid #000000" fo:background-color="#e6e6e6" style:text-align-source="fix" style:repeat-content="false" fo:border-left="none" fo:border-right="0.06pt solid #000000" fo:border-top="none" style:vertical-align="middle"/>
      <style:paragraph-properties fo:text-align="start" fo:margin-left="0mm"/>
      <style:text-properties style:font-name="Liberation Serif" fo:font-size="12pt" style:font-size-asian="12pt" style:font-size-complex="12pt"/>
    </style:style>
    <style:style style:name="ce191" style:family="table-cell" style:parent-style-name="Default" style:data-style-name="N0">
      <style:table-cell-properties fo:border-bottom="0.06pt solid #000000" fo:background-color="#e6e6e6" fo:border-left="none" fo:border-right="none" fo:border-top="none" style:vertical-align="middle"/>
      <style:text-properties style:font-name="Liberation Serif" fo:font-size="12pt" style:font-size-asian="12pt" style:font-size-complex="12pt"/>
    </style:style>
    <style:style style:name="ce192" style:family="table-cell" style:parent-style-name="Default" style:data-style-name="N151">
      <style:table-cell-properties fo:border-bottom="0.06pt solid #000000" fo:background-color="#e6e6e6" fo:border-left="none" fo:border-right="none" fo:border-top="none" style:vertical-align="middle"/>
      <style:text-properties style:font-name="Liberation Serif" fo:font-size="12pt" style:font-size-asian="12pt" style:font-size-complex="12pt"/>
    </style:style>
    <style:style style:name="ce193" style:family="table-cell" style:parent-style-name="Default" style:data-style-name="N153">
      <style:table-cell-properties fo:border-bottom="0.06pt solid #000000" fo:background-color="#e6e6e6" fo:border-left="none" fo:border-right="none" fo:border-top="none" style:vertical-align="middle"/>
      <style:text-properties style:font-name="Liberation Serif" fo:font-size="12pt" style:font-size-asian="12pt" style:font-size-complex="12pt"/>
    </style:style>
    <style:style style:name="ce194" style:family="table-cell" style:parent-style-name="Default" style:data-style-name="N0">
      <style:table-cell-properties fo:background-color="transparent" fo:border="none" style:vertical-align="middle"/>
      <style:text-properties style:font-name="Liberation Serif" fo:font-size="12pt" style:font-size-asian="12pt" style:font-size-complex="12pt"/>
    </style:style>
    <style:style style:name="ce195" style:family="table-cell" style:parent-style-name="Default" style:data-style-name="N0">
      <style:table-cell-properties fo:border-bottom="0.06pt solid #000000" fo:background-color="#e6e6e6" style:text-align-source="fix" style:repeat-content="false" fo:border-left="none" fo:border-right="none" fo:border-top="none" style:vertical-align="middle"/>
      <style:paragraph-properties fo:text-align="start" fo:margin-left="0mm"/>
      <style:text-properties style:font-name="Liberation Serif" fo:font-size="12pt" style:font-size-asian="12pt" style:font-size-complex="12pt"/>
    </style:style>
    <style:style style:name="ce196" style:family="table-cell" style:parent-style-name="Default">
      <style:table-cell-properties style:vertical-align="middle"/>
      <style:text-properties fo:color="#ff0000" style:font-name="Liberation Serif" fo:font-size="12pt" style:font-size-asian="12pt" style:font-size-complex="12pt"/>
    </style:style>
    <style:style style:name="ce197" style:family="table-cell" style:parent-style-name="Default">
      <style:table-cell-properties fo:background-color="transparent" style:vertical-align="middle"/>
      <style:text-properties fo:color="#ff0000" style:font-name="Liberation Serif" fo:font-size="12pt" style:font-size-asian="12pt" style:font-size-complex="12pt"/>
    </style:style>
    <style:style style:name="ce198" style:family="table-cell" style:parent-style-name="Default" style:data-style-name="N124">
      <style:table-cell-properties style:text-align-source="fix" style:repeat-content="false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99" style:family="table-cell" style:parent-style-name="Default">
      <style:table-cell-properties fo:border-bottom="0.51pt solid #000000" fo:background-color="#23b8dc" style:text-align-source="fix" style:repeat-content="false" fo:border-left="none" fo:border-right="none" fo:border-top="none" style:vertical-align="middle"/>
      <style:paragraph-properties fo:text-align="start" fo:margin-left="0mm"/>
      <style:text-properties style:font-name="Liberation Serif" fo:font-size="12pt" style:font-size-asian="12pt" style:font-size-complex="12pt"/>
    </style:style>
    <style:style style:name="ce200" style:family="table-cell" style:parent-style-name="Default" style:data-style-name="N151">
      <style:table-cell-properties fo:border-bottom="0.51pt solid #000000" fo:background-color="#23b8dc" fo:border-left="none" fo:border-right="none" fo:border-top="none" style:vertical-align="middle"/>
      <style:text-properties style:font-name="Liberation Serif" fo:font-size="12pt" style:font-size-asian="12pt" style:font-size-complex="12pt"/>
    </style:style>
    <style:style style:name="ce201" style:family="table-cell" style:parent-style-name="Default">
      <style:table-cell-properties fo:border-bottom="0.51pt solid #000000" fo:background-color="#23b8dc" fo:border-left="none" fo:border-right="none" fo:border-top="none" style:vertical-align="middle"/>
      <style:text-properties style:font-name="Liberation Serif" fo:font-size="12pt" style:font-size-asian="12pt" style:font-size-complex="12pt"/>
    </style:style>
    <style:style style:name="ce202" style:family="table-cell" style:parent-style-name="Default" style:data-style-name="N153">
      <style:table-cell-properties fo:border-bottom="0.51pt solid #000000" fo:background-color="#23b8dc" fo:border-left="none" fo:border-right="none" fo:border-top="none" style:vertical-align="middle"/>
      <style:text-properties style:font-name="Liberation Serif" fo:font-size="12pt" style:font-size-asian="12pt" style:font-size-complex="12pt"/>
    </style:style>
    <style:style style:name="ce203" style:family="table-cell" style:parent-style-name="Default" style:data-style-name="N2">
      <style:table-cell-properties fo:border-bottom="0.51pt solid #000000" fo:background-color="#23b8dc" fo:border-left="none" fo:border-right="none" fo:border-top="none" style:vertical-align="middle"/>
      <style:text-properties style:font-name="Liberation Serif" fo:font-size="12pt" style:font-size-asian="12pt" style:font-size-complex="12pt"/>
    </style:style>
    <style:style style:name="ce204" style:family="table-cell" style:parent-style-name="Default" style:data-style-name="N2">
      <style:table-cell-properties fo:border-bottom="0.51pt solid #000000" fo:background-color="#23b8dc" fo:border-left="none" fo:border-right="none" fo:border-top="none" style:vertical-align="middle"/>
      <style:text-properties style:font-name="Liberation Serif" fo:font-size="12pt" style:font-name-asian="Microsoft YaHei" style:font-size-asian="12pt" style:font-name-complex="Mangal" style:font-size-complex="12pt"/>
    </style:style>
    <style:style style:name="ce205" style:family="table-cell" style:parent-style-name="Default">
      <style:table-cell-properties fo:border-bottom="0.06pt solid #000000" style:text-align-source="fix" style:repeat-content="false" fo:border-left="2.01pt solid #000000" fo:border-right="2.01pt solid #000000" fo:border-top="2.01pt solid #000000" style:vertical-align="middle"/>
      <style:paragraph-properties fo:text-align="center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06" style:family="table-cell" style:parent-style-name="Default">
      <style:table-cell-properties fo:border-bottom="0.06pt solid #000000" style:text-align-source="fix" style:repeat-content="false" fo:border-left="2.01pt solid #000000" fo:border-right="0.06pt solid #000000" fo:border-top="0.06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207" style:family="table-cell" style:parent-style-name="Default">
      <style:table-cell-properties fo:border-bottom="2.01pt solid #000000" style:text-align-source="fix" style:repeat-content="false" fo:border-left="2.01pt solid #000000" fo:border-right="0.06pt solid #000000" fo:border-top="0.06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208" style:family="table-cell" style:parent-style-name="Default">
      <style:table-cell-properties fo:border-bottom="0.06pt solid #000000" style:text-align-source="fix" style:repeat-content="false" fo:border-left="0.06pt solid #000000" fo:border-right="2.01pt solid #000000" fo:border-top="2.01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209" style:family="table-cell" style:parent-style-name="Default">
      <style:table-cell-properties fo:border-bottom="0.06pt solid #000000" style:text-align-source="fix" style:repeat-content="false" fo:border-left="0.06pt solid #000000" fo:border-right="2.01pt solid #000000" fo:border-top="0.06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210" style:family="table-cell" style:parent-style-name="Default" style:data-style-name="N124">
      <style:table-cell-properties fo:border-bottom="0.06pt solid #000000" style:text-align-source="fix" style:repeat-content="false" fo:border-left="0.06pt solid #000000" fo:border-right="2.01pt solid #000000" fo:border-top="0.06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211" style:family="table-cell" style:parent-style-name="Default" style:data-style-name="N124">
      <style:table-cell-properties fo:border-bottom="2.01pt solid #000000" style:text-align-source="fix" style:repeat-content="false" fo:border-left="0.06pt solid #000000" fo:border-right="2.01pt solid #000000" fo:border-top="0.06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212" style:family="table-cell" style:parent-style-name="Default">
      <style:table-cell-properties fo:border-bottom="0.99pt solid #000000" style:text-align-source="fix" style:repeat-content="false" fo:border-left="2.01pt solid #000000" fo:border-right="2.01pt solid #000000" fo:border-top="2.01pt solid #000000" style:vertical-align="middle"/>
      <style:paragraph-properties fo:text-align="center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13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0.99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214" style:family="table-cell" style:parent-style-name="Default" style:data-style-name="N0">
      <style:table-cell-properties fo:border-bottom="0.99pt solid #000000" style:text-align-source="fix" style:repeat-content="false" fo:border-left="2.01pt solid #000000" fo:border-right="0.99pt solid #000000" fo:border-top="0.99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215" style:family="table-cell" style:parent-style-name="Default" style:data-style-name="N0">
      <style:table-cell-properties fo:border-bottom="2.01pt solid #000000" style:text-align-source="fix" style:repeat-content="false" fo:border-left="2.01pt solid #000000" fo:border-right="0.99pt solid #000000" fo:border-top="0.99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216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01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217" style:family="table-cell" style:parent-style-name="Default" style:data-style-name="N124">
      <style:table-cell-properties fo:border-bottom="2.01pt solid #000000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218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2.01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219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0.99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220" style:family="table-cell" style:parent-style-name="Default" style:data-style-name="N124">
      <style:table-cell-properties fo:border-bottom="0.99pt solid #000000" style:text-align-source="fix" style:repeat-content="false" fo:border-left="0.99pt solid #000000" fo:border-right="2.01pt solid #000000" fo:border-top="0.99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221" style:family="table-cell" style:parent-style-name="Default" style:data-style-name="N124">
      <style:table-cell-properties fo:border-bottom="2.01pt solid #000000" style:text-align-source="fix" style:repeat-content="false" fo:border-left="0.99pt solid #000000" fo:border-right="2.01pt solid #000000" fo:border-top="0.99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 table:print-ranges="Sheet1.B1:Sheet1.M198">
        <table:shapes>
          <draw:frame draw:z-index="0" draw:style-name="gr1" draw:text-style-name="P1" svg:width="239.07mm" svg:height="122mm" svg:x="8.76mm" svg:y="433.52mm">
            <loext:p draw:notify-on-update-of-ranges="Sheet1.T75:Sheet1.T80 Sheet1.U75:Sheet1.U8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6"/>
        <table:table-column table:style-name="co3" table:number-columns-repeated="11" table:default-cell-style-name="ce6"/>
        <table:table-column table:style-name="co2" table:default-cell-style-name="ce6"/>
        <table:table-column table:style-name="co3" table:number-columns-repeated="1010" table:default-cell-style-name="ce6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/>
          <table:table-cell table:style-name="ce8" table:number-columns-repeated="10"/>
          <table:table-cell table:style-name="ce82"/>
          <table:table-cell/>
          <table:table-cell table:style-name="ce89" office:value-type="string" calcext:value-type="string">
            <text:p>Revision 1.1-201160706</text:p>
          </table:table-cell>
          <table:table-cell table:style-name="ce108" table:number-columns-repeated="9"/>
          <table:table-cell table:style-name="ce181"/>
          <table:table-cell/>
          <table:table-cell table:style-name="ce73" office:value-type="string" calcext:value-type="string">
            <text:p>Print Area</text:p>
          </table:table-cell>
          <table:table-cell table:number-columns-repeated="99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4"/>
          <table:table-cell table:number-columns-repeated="5"/>
          <table:table-cell table:style-name="ce66" office:value-type="string" calcext:value-type="string">
            <text:p>Medical University of South Carolina</text:p>
          </table:table-cell>
          <table:table-cell table:number-columns-repeated="4"/>
          <table:table-cell table:style-name="ce83"/>
          <table:table-cell/>
          <table:table-cell table:style-name="ce90"/>
          <table:table-cell table:number-columns-repeated="4"/>
          <table:table-cell table:style-name="ce66" office:value-type="string" calcext:value-type="string">
            <text:p>Medical University of South Carolina</text:p>
          </table:table-cell>
          <table:table-cell table:number-columns-repeated="4"/>
          <table:table-cell table:style-name="ce182"/>
          <table:table-cell/>
          <table:table-cell table:style-name="ce189" office:value-type="string" calcext:value-type="string">
            <text:p>Page1</text:p>
          </table:table-cell>
          <table:table-cell table:number-columns-repeated="99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4"/>
          <table:table-cell table:number-columns-repeated="5"/>
          <table:table-cell table:style-name="ce66" office:value-type="string" calcext:value-type="string">
            <text:p>Charleston, South Carolina</text:p>
          </table:table-cell>
          <table:table-cell table:number-columns-repeated="4"/>
          <table:table-cell table:style-name="ce83"/>
          <table:table-cell/>
          <table:table-cell table:style-name="ce90"/>
          <table:table-cell table:number-columns-repeated="4"/>
          <table:table-cell table:style-name="ce66" office:value-type="string" calcext:value-type="string">
            <text:p>Charleston, South Carolina</text:p>
          </table:table-cell>
          <table:table-cell table:number-columns-repeated="4"/>
          <table:table-cell table:style-name="ce182"/>
          <table:table-cell/>
          <table:table-cell table:style-name="ce190" table:formula="of:=IF([.AB7]=&quot;&quot;;&quot;&quot;;[.AB7])">
            <text:p/>
          </table:table-cell>
          <table:table-cell table:number-columns-repeated="997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number-columns-repeated="10"/>
          <table:table-cell table:style-name="ce83"/>
          <table:table-cell/>
          <table:table-cell table:style-name="ce90"/>
          <table:table-cell table:number-columns-repeated="9"/>
          <table:table-cell table:style-name="ce182"/>
          <table:table-cell/>
          <table:table-cell table:style-name="ce16" office:value-type="string" calcext:value-type="string">
            <text:p>All:</text:p>
          </table:table-cell>
          <table:table-cell table:style-name="ce38" office:value-type="string" calcext:value-type="string">
            <text:p>Page1,HVLPage,ExpChart,ImgQuality,Compg1,Compg2,OutputGraphFl,OutputGraphDig,LeedsTO10</text:p>
          </table:table-cell>
          <table:table-cell table:number-columns-repeated="996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number-columns-repeated="5"/>
          <table:table-cell table:style-name="ce66" table:formula="of:=[.T5]" office:value-type="string" office:string-value="Dental CT System Compliance Inspection" calcext:value-type="string">
            <text:p>Dental CT System Compliance Inspection</text:p>
          </table:table-cell>
          <table:table-cell table:number-columns-repeated="4"/>
          <table:table-cell table:style-name="ce83"/>
          <table:table-cell/>
          <table:table-cell table:style-name="ce90"/>
          <table:table-cell table:number-columns-repeated="4"/>
          <table:table-cell table:style-name="ce66" office:value-type="string" calcext:value-type="string">
            <text:p>Dental CT System Compliance Inspection</text:p>
          </table:table-cell>
          <table:table-cell table:number-columns-repeated="4"/>
          <table:table-cell table:style-name="ce182"/>
          <table:table-cell table:number-columns-repeated="99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5"/>
          <table:table-cell table:style-name="ce9" table:number-columns-repeated="10"/>
          <table:table-cell table:style-name="ce84"/>
          <table:table-cell/>
          <table:table-cell table:style-name="ce91"/>
          <table:table-cell table:style-name="ce14" table:number-columns-repeated="9"/>
          <table:table-cell table:style-name="ce183"/>
          <table:table-cell/>
          <table:table-cell table:style-name="ce58" office:value-type="string" calcext:value-type="string">
            <text:p>Measurement Parameter</text:p>
          </table:table-cell>
          <table:table-cell office:value-type="string" calcext:value-type="string">
            <text:p>Last Year</text:p>
          </table:table-cell>
          <table:table-cell/>
          <table:table-cell office:value-type="string" calcext:value-type="string">
            <text:p>This Year</text:p>
          </table:table-cell>
          <table:table-cell table:number-columns-repeated="994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number-columns-repeated="13"/>
          <table:table-cell office:value-type="string" calcext:value-type="string">
            <text:p>Date:</text:p>
          </table:table-cell>
          <table:table-cell table:style-name="ce109"/>
          <table:table-cell table:number-columns-repeated="6"/>
          <table:table-cell office:value-type="string" calcext:value-type="string">
            <text:p>Inspector:</text:p>
          </table:table-cell>
          <table:table-cell table:style-name="ce172" table:formula="of:=IF([.Y7]&lt;&gt;&quot;&quot;;[.Y7];IF([.AB9]=&quot;&quot;;&quot;&quot;;[.AB9]))" office:value-type="string" office:string-value="Eugene Mah" calcext:value-type="string">
            <text:p>Eugene Mah</text:p>
          </table:table-cell>
          <table:table-cell table:style-name="ce184" office:value-type="string" calcext:value-type="string">
            <text:p>Eugene Mah</text:p>
          </table:table-cell>
          <table:table-cell/>
          <table:table-cell table:style-name="ce16" office:value-type="string" calcext:value-type="string">
            <text:p>Print Area</text:p>
          </table:table-cell>
          <table:table-cell table:style-name="ce191"/>
          <table:table-cell table:style-name="ce196" table:formula="of:=IF([.AB7]&lt;&gt;[.AD7];&quot;Change&quot;;&quot;&quot;)" office:value-type="string" office:string-value="Change" calcext:value-type="string">
            <text:p>Change</text:p>
          </table:table-cell>
          <table:table-cell table:style-name="ce199" table:formula="of:=IF(OR([.AA2]=&quot;&quot;;[.AA2]=0);&quot;&quot;;[.AA2])" office:value-type="string" office:string-value="Page1" calcext:value-type="string">
            <text:p>Page1</text:p>
          </table:table-cell>
          <table:table-cell table:number-columns-repeated="2"/>
          <table:table-cell office:value-type="string" calcext:value-type="string">
            <text:p>Half Value Layer</text:p>
          </table:table-cell>
          <table:table-cell table:number-columns-repeated="99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number-columns-repeated="6"/>
          <table:table-cell table:style-name="ce52" office:value-type="string" calcext:value-type="string">
            <text:p>System Information</text:p>
          </table:table-cell>
          <table:table-cell table:number-columns-repeated="6"/>
          <table:table-cell office:value-type="string" calcext:value-type="string">
            <text:p>Previous Date:</text:p>
          </table:table-cell>
          <table:table-cell table:style-name="ce110" table:formula="of:=IF([.AB8]=&quot;&quot;;&quot;&quot;;[.AB8])">
            <text:p/>
          </table:table-cell>
          <table:table-cell table:number-columns-repeated="10"/>
          <table:table-cell table:style-name="ce16" office:value-type="string" calcext:value-type="string">
            <text:p>Date</text:p>
          </table:table-cell>
          <table:table-cell table:style-name="ce192"/>
          <table:table-cell table:style-name="ce196" table:formula="of:=IF([.AB8]&lt;&gt;[.AD8];&quot;Change&quot;;&quot;&quot;)">
            <text:p/>
          </table:table-cell>
          <table:table-cell table:style-name="ce200" table:formula="of:=IF([.P7]=&quot;&quot;;&quot;&quot;;[.P7])">
            <text:p/>
          </table:table-cell>
          <table:table-cell table:number-columns-repeated="2"/>
          <table:table-cell table:style-name="ce205" office:value-type="string" calcext:value-type="string" table:number-columns-spanned="2" table:number-rows-spanned="1">
            <text:p>DHEC</text:p>
          </table:table-cell>
          <table:covered-table-cell table:style-name="ce208"/>
          <table:table-cell table:style-name="ce17"/>
          <table:table-cell table:style-name="ce212" office:value-type="string" calcext:value-type="string" table:number-columns-spanned="4" table:number-rows-spanned="1">
            <text:p>MUSC</text:p>
          </table:table-cell>
          <table:covered-table-cell table:number-columns-repeated="2" table:style-name="ce216"/>
          <table:covered-table-cell table:style-name="ce218"/>
          <table:table-cell table:number-columns-repeated="985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3"/>
          <table:table-cell table:style-name="ce8"/>
          <table:table-cell table:style-name="ce22" office:value-type="string" calcext:value-type="string">
            <text:p>Location</text:p>
          </table:table-cell>
          <table:table-cell table:style-name="ce8" table:number-columns-repeated="8"/>
          <table:table-cell table:style-name="ce82"/>
          <table:table-cell/>
          <table:table-cell table:style-name="ce92"/>
          <table:table-cell table:style-name="ce111" office:value-type="string" calcext:value-type="string">
            <text:p>Location</text:p>
          </table:table-cell>
          <table:table-cell table:style-name="ce108" table:number-columns-repeated="2"/>
          <table:table-cell table:style-name="ce146" office:value-type="string" calcext:value-type="string">
            <text:p>Input Changes Only</text:p>
          </table:table-cell>
          <table:table-cell table:style-name="ce108" table:number-columns-repeated="3"/>
          <table:table-cell table:style-name="ce146" office:value-type="string" calcext:value-type="string">
            <text:p>Input Changes Only</text:p>
          </table:table-cell>
          <table:table-cell table:style-name="ce108"/>
          <table:table-cell table:style-name="ce181"/>
          <table:table-cell/>
          <table:table-cell table:style-name="ce16" office:value-type="string" calcext:value-type="string">
            <text:p>Inspector</text:p>
          </table:table-cell>
          <table:table-cell table:style-name="ce191"/>
          <table:table-cell table:style-name="ce196" table:formula="of:=IF([.AB9]&lt;&gt;[.AD9];&quot;Change&quot;;&quot;&quot;)" office:value-type="string" office:string-value="Change" calcext:value-type="string">
            <text:p>Change</text:p>
          </table:table-cell>
          <table:table-cell table:style-name="ce201" table:formula="of:=IF([.X7]=&quot;&quot;;&quot;&quot;;[.X7])" office:value-type="string" office:string-value="Eugene Mah" calcext:value-type="string">
            <text:p>Eugene Mah</text:p>
          </table:table-cell>
          <table:table-cell table:number-columns-repeated="2"/>
          <table:table-cell table:style-name="ce206"/>
          <table:table-cell table:style-name="ce209" office:value-type="string" calcext:value-type="string">
            <text:p>Min HVL</text:p>
          </table:table-cell>
          <table:table-cell table:style-name="ce17"/>
          <table:table-cell table:style-name="ce213"/>
          <table:table-cell table:style-name="ce31" office:value-type="string" calcext:value-type="string">
            <text:p>HVL</text:p>
          </table:table-cell>
          <table:table-cell table:style-name="ce31" office:value-type="string" calcext:value-type="string">
            <text:p>Min HVL</text:p>
          </table:table-cell>
          <table:table-cell table:style-name="ce219" office:value-type="string" calcext:value-type="string">
            <text:p>Max HVL</text:p>
          </table:table-cell>
          <table:table-cell table:number-columns-repeated="985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number-columns-repeated="2"/>
          <table:table-cell table:style-name="ce16" office:value-type="string" calcext:value-type="string">
            <text:p>Facility:</text:p>
          </table:table-cell>
          <table:table-cell table:style-name="ce46" table:formula="of:=IF([.R10]=&quot;&quot;;&quot;&quot;;[.R10])" table:number-columns-spanned="2" table:number-rows-spanned="1">
            <text:p/>
          </table:table-cell>
          <table:covered-table-cell table:style-name="ce61"/>
          <table:table-cell table:number-columns-repeated="2"/>
          <table:table-cell table:style-name="ce16" office:value-type="string" calcext:value-type="string">
            <text:p>Site Number:</text:p>
          </table:table-cell>
          <table:table-cell table:style-name="ce46" table:formula="of:=IF([.V10]=&quot;&quot;;&quot;&quot;;[.V10])" table:number-columns-spanned="2" table:number-rows-spanned="1">
            <text:p/>
          </table:table-cell>
          <table:covered-table-cell table:style-name="ce61"/>
          <table:table-cell table:style-name="ce83"/>
          <table:table-cell/>
          <table:table-cell table:style-name="ce90"/>
          <table:table-cell/>
          <table:table-cell table:style-name="ce16" office:value-type="string" calcext:value-type="string">
            <text:p>Facility:</text:p>
          </table:table-cell>
          <table:table-cell table:style-name="ce135" table:formula="of:=IF([.S10]&lt;&gt;&quot;&quot;;[.S10];IF([.AB10]=&quot;&quot;;&quot;&quot;;[.AB10]))">
            <text:p/>
          </table:table-cell>
          <table:table-cell table:style-name="ce147"/>
          <table:table-cell/>
          <table:table-cell table:style-name="ce16" office:value-type="string" calcext:value-type="string">
            <text:p>Site Number:</text:p>
          </table:table-cell>
          <table:table-cell table:style-name="ce135" table:formula="of:=IF([.W10]&lt;&gt;&quot;&quot;;[.W10];IF([.AB15]=&quot;&quot;;&quot;&quot;;[.AB15]))">
            <text:p/>
          </table:table-cell>
          <table:table-cell table:style-name="ce147"/>
          <table:table-cell/>
          <table:table-cell table:style-name="ce182"/>
          <table:table-cell/>
          <table:table-cell table:style-name="ce16" office:value-type="string" calcext:value-type="string">
            <text:p>Facility:</text:p>
          </table:table-cell>
          <table:table-cell table:style-name="ce191"/>
          <table:table-cell table:style-name="ce196" table:formula="of:=IF([.AB10]&lt;&gt;[.AD10];&quot;Change&quot;;&quot;&quot;)">
            <text:p/>
          </table:table-cell>
          <table:table-cell table:style-name="ce201" table:formula="of:=IF([.R10]=&quot;&quot;;&quot;&quot;;[.R10])">
            <text:p/>
          </table:table-cell>
          <table:table-cell table:number-columns-repeated="2"/>
          <table:table-cell table:style-name="ce206" office:value-type="string" calcext:value-type="string">
            <text:p>kVp</text:p>
          </table:table-cell>
          <table:table-cell table:style-name="ce209" office:value-type="string" calcext:value-type="string">
            <text:p>(mm Al)</text:p>
          </table:table-cell>
          <table:table-cell table:style-name="ce17"/>
          <table:table-cell table:style-name="ce213" office:value-type="string" calcext:value-type="string">
            <text:p>kVp</text:p>
          </table:table-cell>
          <table:table-cell table:number-columns-repeated="2" table:style-name="ce31" office:value-type="string" calcext:value-type="string">
            <text:p>(mm Al)</text:p>
          </table:table-cell>
          <table:table-cell table:style-name="ce219" office:value-type="string" calcext:value-type="string">
            <text:p>(mm Al)</text:p>
          </table:table-cell>
          <table:table-cell table:number-columns-repeated="985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number-columns-repeated="2"/>
          <table:table-cell table:style-name="ce16" office:value-type="string" calcext:value-type="string">
            <text:p>Department:</text:p>
          </table:table-cell>
          <table:table-cell table:style-name="ce47" table:formula="of:=IF([.R11]=&quot;&quot;;&quot;&quot;;[.R11])" table:number-columns-spanned="2" table:number-rows-spanned="1">
            <text:p/>
          </table:table-cell>
          <table:covered-table-cell table:style-name="ce62"/>
          <table:table-cell table:number-columns-repeated="2"/>
          <table:table-cell table:style-name="ce16" office:value-type="string" calcext:value-type="string">
            <text:p>Authorized Use:</text:p>
          </table:table-cell>
          <table:table-cell table:style-name="ce46" table:formula="of:=IF([.V11]=&quot;&quot;;&quot;&quot;;[.V11])" table:number-columns-spanned="2" table:number-rows-spanned="1">
            <text:p/>
          </table:table-cell>
          <table:covered-table-cell table:style-name="ce61"/>
          <table:table-cell table:style-name="ce83"/>
          <table:table-cell/>
          <table:table-cell table:style-name="ce90"/>
          <table:table-cell/>
          <table:table-cell table:style-name="ce16" office:value-type="string" calcext:value-type="string">
            <text:p>Department:</text:p>
          </table:table-cell>
          <table:table-cell table:style-name="ce135" table:formula="of:=IF([.S11]&lt;&gt;&quot;&quot;;[.S11];IF([.AB11]=&quot;&quot;;&quot;&quot;;[.AB11]))">
            <text:p/>
          </table:table-cell>
          <table:table-cell table:style-name="ce147"/>
          <table:table-cell/>
          <table:table-cell table:style-name="ce16" office:value-type="string" calcext:value-type="string">
            <text:p>Authorized Use:</text:p>
          </table:table-cell>
          <table:table-cell table:style-name="ce135" table:formula="of:=IF([.W11]&lt;&gt;&quot;&quot;;[.W11];IF([.AB16]=&quot;&quot;;&quot;&quot;;[.AB16]))">
            <text:p/>
          </table:table-cell>
          <table:table-cell table:style-name="ce147"/>
          <table:table-cell/>
          <table:table-cell table:style-name="ce182"/>
          <table:table-cell/>
          <table:table-cell table:style-name="ce16" office:value-type="string" calcext:value-type="string">
            <text:p>Department:</text:p>
          </table:table-cell>
          <table:table-cell table:style-name="ce191"/>
          <table:table-cell table:style-name="ce196" table:formula="of:=IF([.AB11]&lt;&gt;[.AD11];&quot;Change&quot;;&quot;&quot;)">
            <text:p/>
          </table:table-cell>
          <table:table-cell table:style-name="ce201" table:formula="of:=IF([.R11]=&quot;&quot;;&quot;&quot;;[.R11])">
            <text:p/>
          </table:table-cell>
          <table:table-cell table:number-columns-repeated="2"/>
          <table:table-cell table:style-name="ce206" office:value-type="float" office:value="30" calcext:value-type="float">
            <text:p>30</text:p>
          </table:table-cell>
          <table:table-cell table:style-name="ce210" office:value-type="float" office:value="0.3" calcext:value-type="float">
            <text:p>0.3</text:p>
          </table:table-cell>
          <table:table-cell table:style-name="ce17"/>
          <table:table-cell table:style-name="ce214" office:value-type="float" office:value="60" calcext:value-type="float">
            <text:p>60</text:p>
          </table:table-cell>
          <table:table-cell table:style-name="ce154" office:value-type="float" office:value="2.2" calcext:value-type="float">
            <text:p>2.2</text:p>
          </table:table-cell>
          <table:table-cell table:style-name="ce154" table:formula="of:=TRUNC(TREND([.$AK$11:.$AK$18];[.$AJ$11:.$AJ$18];0.9*[.AJ11]);1)" office:value-type="float" office:value="1.8" calcext:value-type="float">
            <text:p>1.8</text:p>
          </table:table-cell>
          <table:table-cell table:style-name="ce220" table:formula="of:=MAX(TRUNC(TREND([.$AK$11:.$AK$18];[.$AJ$11:.$AJ$18];1.1*[.AJ11]);1);ROUND(TREND([.$AK$11:.$AK$18];[.$AJ$11:.$AJ$18];1.1*[.AJ11]);1))" office:value-type="float" office:value="2.4" calcext:value-type="float">
            <text:p>2.4</text:p>
          </table:table-cell>
          <table:table-cell table:number-columns-repeated="985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number-columns-repeated="2"/>
          <table:table-cell table:style-name="ce16" office:value-type="string" calcext:value-type="string">
            <text:p>Area/Division:</text:p>
          </table:table-cell>
          <table:table-cell table:style-name="ce47" table:formula="of:=IF([.R12]=&quot;&quot;;&quot;&quot;;[.R12])" table:number-columns-spanned="2" table:number-rows-spanned="1">
            <text:p/>
          </table:table-cell>
          <table:covered-table-cell table:style-name="ce62"/>
          <table:table-cell table:number-columns-repeated="2"/>
          <table:table-cell table:style-name="ce16" office:value-type="string" calcext:value-type="string">
            <text:p>Date of Installation:</text:p>
          </table:table-cell>
          <table:table-cell table:style-name="ce78" table:formula="of:=IF([.V12]=&quot;&quot;;&quot;&quot;;[.V12])" table:number-columns-spanned="2" table:number-rows-spanned="1">
            <text:p/>
          </table:table-cell>
          <table:covered-table-cell table:style-name="ce61"/>
          <table:table-cell table:style-name="ce83"/>
          <table:table-cell/>
          <table:table-cell table:style-name="ce90"/>
          <table:table-cell/>
          <table:table-cell table:style-name="ce16" office:value-type="string" calcext:value-type="string">
            <text:p>Area/Division:</text:p>
          </table:table-cell>
          <table:table-cell table:style-name="ce135" table:formula="of:=IF([.S12]&lt;&gt;&quot;&quot;;[.S12];IF([.AB12]=&quot;&quot;;&quot;&quot;;[.AB12]))">
            <text:p/>
          </table:table-cell>
          <table:table-cell table:style-name="ce147"/>
          <table:table-cell/>
          <table:table-cell table:style-name="ce16" office:value-type="string" calcext:value-type="string">
            <text:p>Date of Installation:</text:p>
          </table:table-cell>
          <table:table-cell table:style-name="ce136" table:formula="of:=IF([.W12]&lt;&gt;&quot;&quot;;[.W12];IF([.AB17]=&quot;&quot;;&quot;&quot;;[.AB17]))">
            <text:p/>
          </table:table-cell>
          <table:table-cell table:style-name="ce148"/>
          <table:table-cell/>
          <table:table-cell table:style-name="ce182"/>
          <table:table-cell/>
          <table:table-cell table:style-name="ce16" office:value-type="string" calcext:value-type="string">
            <text:p>Area/Division:</text:p>
          </table:table-cell>
          <table:table-cell table:style-name="ce191"/>
          <table:table-cell table:style-name="ce196" table:formula="of:=IF([.AB12]&lt;&gt;[.AD12];&quot;Change&quot;;&quot;&quot;)">
            <text:p/>
          </table:table-cell>
          <table:table-cell table:style-name="ce201" table:formula="of:=IF([.R12]=&quot;&quot;;&quot;&quot;;[.R12])">
            <text:p/>
          </table:table-cell>
          <table:table-cell table:number-columns-repeated="2"/>
          <table:table-cell table:style-name="ce206" office:value-type="float" office:value="40" calcext:value-type="float">
            <text:p>40</text:p>
          </table:table-cell>
          <table:table-cell table:style-name="ce210" office:value-type="float" office:value="0.4" calcext:value-type="float">
            <text:p>0.4</text:p>
          </table:table-cell>
          <table:table-cell table:style-name="ce17"/>
          <table:table-cell table:style-name="ce214" office:value-type="float" office:value="70" calcext:value-type="float">
            <text:p>70</text:p>
          </table:table-cell>
          <table:table-cell table:style-name="ce154" office:value-type="float" office:value="2.6" calcext:value-type="float">
            <text:p>2.6</text:p>
          </table:table-cell>
          <table:table-cell table:style-name="ce154" table:formula="of:=TRUNC(TREND([.$AK$11:.$AK$18];[.$AJ$11:.$AJ$18];0.9*[.AJ12]);1)" office:value-type="float" office:value="2.2" calcext:value-type="float">
            <text:p>2.2</text:p>
          </table:table-cell>
          <table:table-cell table:style-name="ce220" table:formula="of:=MAX(TRUNC(TREND([.$AK$11:.$AK$18];[.$AJ$11:.$AJ$18];1.1*[.AJ12]);1);ROUND(TREND([.$AK$11:.$AK$18];[.$AJ$11:.$AJ$18];1.1*[.AJ12]);1))" office:value-type="float" office:value="2.9" calcext:value-type="float">
            <text:p>2.9</text:p>
          </table:table-cell>
          <table:table-cell table:number-columns-repeated="985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number-columns-repeated="2"/>
          <table:table-cell table:style-name="ce16" office:value-type="string" calcext:value-type="string">
            <text:p>Survey ID:</text:p>
          </table:table-cell>
          <table:table-cell table:style-name="ce48" table:formula="of:=IF([.R13]=&quot;&quot;;&quot;&quot;;[.R13])" table:number-columns-spanned="2" table:number-rows-spanned="1">
            <text:p/>
          </table:table-cell>
          <table:covered-table-cell table:style-name="ce62"/>
          <table:table-cell table:number-columns-repeated="2"/>
          <table:table-cell table:style-name="ce16" office:value-type="string" calcext:value-type="string">
            <text:p>Accession Number:</text:p>
          </table:table-cell>
          <table:table-cell table:style-name="ce46" table:formula="of:=IF([.V13]=&quot;&quot;;&quot;&quot;;[.V13])" table:number-columns-spanned="2" table:number-rows-spanned="1">
            <text:p/>
          </table:table-cell>
          <table:covered-table-cell table:style-name="ce61"/>
          <table:table-cell table:style-name="ce83"/>
          <table:table-cell/>
          <table:table-cell table:style-name="ce90"/>
          <table:table-cell/>
          <table:table-cell table:style-name="ce16" office:value-type="string" calcext:value-type="string">
            <text:p>Survey ID:</text:p>
          </table:table-cell>
          <table:table-cell table:style-name="ce135" table:formula="of:=IF([.S13]&lt;&gt;&quot;&quot;;[.S13];IF([.AB13]=&quot;&quot;;&quot;&quot;;[.AB13]))">
            <text:p/>
          </table:table-cell>
          <table:table-cell table:style-name="ce147"/>
          <table:table-cell/>
          <table:table-cell table:style-name="ce16" office:value-type="string" calcext:value-type="string">
            <text:p>Accession Number:</text:p>
          </table:table-cell>
          <table:table-cell table:style-name="ce135" table:formula="of:=IF([.W13]&lt;&gt;&quot;&quot;;[.W13];IF([.AB18]=&quot;&quot;;&quot;&quot;;[.AB18]))">
            <text:p/>
          </table:table-cell>
          <table:table-cell table:style-name="ce147"/>
          <table:table-cell/>
          <table:table-cell table:style-name="ce182"/>
          <table:table-cell/>
          <table:table-cell table:style-name="ce16" office:value-type="string" calcext:value-type="string">
            <text:p>Survey ID:</text:p>
          </table:table-cell>
          <table:table-cell table:style-name="ce191"/>
          <table:table-cell table:style-name="ce196" table:formula="of:=IF([.AB13]&lt;&gt;[.AD13];&quot;Change&quot;;&quot;&quot;)">
            <text:p/>
          </table:table-cell>
          <table:table-cell table:style-name="ce201" table:formula="of:=IF([.R13]=&quot;&quot;;&quot;&quot;;[.R13])">
            <text:p/>
          </table:table-cell>
          <table:table-cell table:number-columns-repeated="2"/>
          <table:table-cell table:style-name="ce206" office:value-type="float" office:value="50" calcext:value-type="float">
            <text:p>50</text:p>
          </table:table-cell>
          <table:table-cell table:style-name="ce210" office:value-type="float" office:value="0.5" calcext:value-type="float">
            <text:p>0.5</text:p>
          </table:table-cell>
          <table:table-cell table:style-name="ce17"/>
          <table:table-cell table:style-name="ce214" office:value-type="float" office:value="80" calcext:value-type="float">
            <text:p>80</text:p>
          </table:table-cell>
          <table:table-cell table:style-name="ce154" office:value-type="float" office:value="3" calcext:value-type="float">
            <text:p>3.0</text:p>
          </table:table-cell>
          <table:table-cell table:style-name="ce154" table:formula="of:=TRUNC(TREND([.$AK$11:.$AK$18];[.$AJ$11:.$AJ$18];0.9*[.AJ13]);1)" office:value-type="float" office:value="2.6" calcext:value-type="float">
            <text:p>2.6</text:p>
          </table:table-cell>
          <table:table-cell table:style-name="ce220" table:formula="of:=MAX(TRUNC(TREND([.$AK$11:.$AK$18];[.$AJ$11:.$AJ$18];1.1*[.AJ13]);1);ROUND(TREND([.$AK$11:.$AK$18];[.$AJ$11:.$AJ$18];1.1*[.AJ13]);1))" office:value-type="float" office:value="3.5" calcext:value-type="float">
            <text:p>3.5</text:p>
          </table:table-cell>
          <table:table-cell table:number-columns-repeated="985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 table:number-columns-repeated="2"/>
          <table:table-cell table:style-name="ce16"/>
          <table:table-cell table:number-columns-repeated="7"/>
          <table:table-cell table:style-name="ce83"/>
          <table:table-cell/>
          <table:table-cell table:style-name="ce90"/>
          <table:table-cell/>
          <table:table-cell table:style-name="ce16" office:value-type="string" calcext:value-type="string">
            <text:p>Room Number:</text:p>
          </table:table-cell>
          <table:table-cell table:style-name="ce135" table:formula="of:=IF([.S14]&lt;&gt;&quot;&quot;;[.S14];IF([.AB14]=&quot;&quot;;&quot;&quot;;[.AB14]))">
            <text:p/>
          </table:table-cell>
          <table:table-cell table:style-name="ce147"/>
          <table:table-cell/>
          <table:table-cell table:style-name="ce16"/>
          <table:table-cell table:style-name="ce106"/>
          <table:table-cell table:style-name="ce169"/>
          <table:table-cell/>
          <table:table-cell table:style-name="ce182"/>
          <table:table-cell/>
          <table:table-cell table:style-name="ce16" office:value-type="string" calcext:value-type="string">
            <text:p>Room Number:</text:p>
          </table:table-cell>
          <table:table-cell table:style-name="ce191"/>
          <table:table-cell table:style-name="ce196" table:formula="of:=IF([.AB14]&lt;&gt;[.AD14];&quot;Change&quot;;&quot;&quot;)">
            <text:p/>
          </table:table-cell>
          <table:table-cell table:style-name="ce201" table:formula="of:=IF([.R14]=&quot;&quot;;&quot;&quot;;[.R14])">
            <text:p/>
          </table:table-cell>
          <table:table-cell table:number-columns-repeated="2"/>
          <table:table-cell table:style-name="ce206" office:value-type="float" office:value="51" calcext:value-type="float">
            <text:p>51</text:p>
          </table:table-cell>
          <table:table-cell table:style-name="ce210" office:value-type="float" office:value="1.2" calcext:value-type="float">
            <text:p>1.2</text:p>
          </table:table-cell>
          <table:table-cell table:style-name="ce17"/>
          <table:table-cell table:style-name="ce214" office:value-type="float" office:value="90" calcext:value-type="float">
            <text:p>90</text:p>
          </table:table-cell>
          <table:table-cell table:style-name="ce154" office:value-type="float" office:value="3.5" calcext:value-type="float">
            <text:p>3.5</text:p>
          </table:table-cell>
          <table:table-cell table:style-name="ce154" table:formula="of:=TRUNC(TREND([.$AK$11:.$AK$18];[.$AJ$11:.$AJ$18];0.9*[.AJ14]);1)" office:value-type="float" office:value="3.1" calcext:value-type="float">
            <text:p>3.1</text:p>
          </table:table-cell>
          <table:table-cell table:style-name="ce220" table:formula="of:=MAX(TRUNC(TREND([.$AK$11:.$AK$18];[.$AJ$11:.$AJ$18];1.1*[.AJ14]);1);ROUND(TREND([.$AK$11:.$AK$18];[.$AJ$11:.$AJ$18];1.1*[.AJ14]);1))" office:value-type="float" office:value="4" calcext:value-type="float">
            <text:p>4.0</text:p>
          </table:table-cell>
          <table:table-cell table:number-columns-repeated="985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/>
          <table:table-cell table:style-name="ce23" office:value-type="string" calcext:value-type="string">
            <text:p>CT Scanner</text:p>
          </table:table-cell>
          <table:table-cell table:number-columns-repeated="8"/>
          <table:table-cell table:style-name="ce83"/>
          <table:table-cell/>
          <table:table-cell table:style-name="ce90"/>
          <table:table-cell table:number-columns-repeated="9"/>
          <table:table-cell table:style-name="ce182"/>
          <table:table-cell/>
          <table:table-cell table:style-name="ce16" office:value-type="string" calcext:value-type="string">
            <text:p>Site Number:</text:p>
          </table:table-cell>
          <table:table-cell table:style-name="ce191"/>
          <table:table-cell table:style-name="ce196" table:formula="of:=IF([.AB15]&lt;&gt;[.AD15];&quot;Change&quot;;&quot;&quot;)">
            <text:p/>
          </table:table-cell>
          <table:table-cell table:style-name="ce201" table:formula="of:=IF([.V10]=&quot;&quot;;&quot;&quot;;[.V10])">
            <text:p/>
          </table:table-cell>
          <table:table-cell table:number-columns-repeated="2"/>
          <table:table-cell table:style-name="ce206" office:value-type="float" office:value="60" calcext:value-type="float">
            <text:p>60</text:p>
          </table:table-cell>
          <table:table-cell table:style-name="ce210" office:value-type="float" office:value="1.3" calcext:value-type="float">
            <text:p>1.3</text:p>
          </table:table-cell>
          <table:table-cell table:style-name="ce17"/>
          <table:table-cell table:style-name="ce214" office:value-type="float" office:value="100" calcext:value-type="float">
            <text:p>100</text:p>
          </table:table-cell>
          <table:table-cell table:style-name="ce154" office:value-type="float" office:value="3.9" calcext:value-type="float">
            <text:p>3.9</text:p>
          </table:table-cell>
          <table:table-cell table:style-name="ce154" table:formula="of:=TRUNC(TREND([.$AK$11:.$AK$18];[.$AJ$11:.$AJ$18];0.9*[.AJ15]);1)" office:value-type="float" office:value="3.5" calcext:value-type="float">
            <text:p>3.5</text:p>
          </table:table-cell>
          <table:table-cell table:style-name="ce220" table:formula="of:=MAX(TRUNC(TREND([.$AK$11:.$AK$18];[.$AJ$11:.$AJ$18];1.1*[.AJ15]);1);ROUND(TREND([.$AK$11:.$AK$18];[.$AJ$11:.$AJ$18];1.1*[.AJ15]);1))" office:value-type="float" office:value="4.5" calcext:value-type="float">
            <text:p>4.5</text:p>
          </table:table-cell>
          <table:table-cell table:number-columns-repeated="985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number-columns-repeated="2"/>
          <table:table-cell table:style-name="ce16" office:value-type="string" calcext:value-type="string">
            <text:p>Manufacturer:</text:p>
          </table:table-cell>
          <table:table-cell table:style-name="ce49" table:formula="of:=IF([.R17]=&quot;&quot;;&quot;&quot;;[.R17])" table:number-columns-spanned="2" table:number-rows-spanned="1">
            <text:p/>
          </table:table-cell>
          <table:covered-table-cell table:style-name="ce61"/>
          <table:table-cell table:number-columns-repeated="2"/>
          <table:table-cell table:style-name="ce16" office:value-type="string" calcext:value-type="string">
            <text:p>Manufacture Date:</text:p>
          </table:table-cell>
          <table:table-cell table:style-name="ce78" table:formula="of:=IF([.V17]=&quot;&quot;;&quot;&quot;;[.V17])" table:number-columns-spanned="2" table:number-rows-spanned="1">
            <text:p/>
          </table:table-cell>
          <table:covered-table-cell table:style-name="ce61"/>
          <table:table-cell table:style-name="ce83"/>
          <table:table-cell/>
          <table:table-cell table:style-name="ce90"/>
          <table:table-cell table:style-name="ce23" office:value-type="string" calcext:value-type="string">
            <text:p>CT Scanner</text:p>
          </table:table-cell>
          <table:table-cell table:number-columns-repeated="8"/>
          <table:table-cell table:style-name="ce182"/>
          <table:table-cell/>
          <table:table-cell table:style-name="ce16" office:value-type="string" calcext:value-type="string">
            <text:p>Authorized Use:</text:p>
          </table:table-cell>
          <table:table-cell table:style-name="ce191"/>
          <table:table-cell table:style-name="ce196" table:formula="of:=IF([.AB16]&lt;&gt;[.AD16];&quot;Change&quot;;&quot;&quot;)">
            <text:p/>
          </table:table-cell>
          <table:table-cell table:style-name="ce201" table:formula="of:=IF([.V11]=&quot;&quot;;&quot;&quot;;[.V11])">
            <text:p/>
          </table:table-cell>
          <table:table-cell table:number-columns-repeated="2"/>
          <table:table-cell table:style-name="ce206" office:value-type="float" office:value="70" calcext:value-type="float">
            <text:p>70</text:p>
          </table:table-cell>
          <table:table-cell table:style-name="ce210" office:value-type="float" office:value="1.5" calcext:value-type="float">
            <text:p>1.5</text:p>
          </table:table-cell>
          <table:table-cell table:style-name="ce17"/>
          <table:table-cell table:style-name="ce214" office:value-type="float" office:value="110" calcext:value-type="float">
            <text:p>110</text:p>
          </table:table-cell>
          <table:table-cell table:style-name="ce154" office:value-type="float" office:value="4.3" calcext:value-type="float">
            <text:p>4.3</text:p>
          </table:table-cell>
          <table:table-cell table:style-name="ce154" table:formula="of:=TRUNC(TREND([.$AK$11:.$AK$18];[.$AJ$11:.$AJ$18];0.9*[.AJ16]);1)" office:value-type="float" office:value="3.9" calcext:value-type="float">
            <text:p>3.9</text:p>
          </table:table-cell>
          <table:table-cell table:style-name="ce220" table:formula="of:=MAX(TRUNC(TREND([.$AK$11:.$AK$18];[.$AJ$11:.$AJ$18];1.1*[.AJ16]);1);ROUND(TREND([.$AK$11:.$AK$18];[.$AJ$11:.$AJ$18];1.1*[.AJ16]);1))" office:value-type="float" office:value="5.1" calcext:value-type="float">
            <text:p>5.1</text:p>
          </table:table-cell>
          <table:table-cell table:number-columns-repeated="985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number-columns-repeated="2"/>
          <table:table-cell table:style-name="ce16" office:value-type="string" calcext:value-type="string">
            <text:p>Model:</text:p>
          </table:table-cell>
          <table:table-cell table:style-name="ce48" table:formula="of:=IF([.R18]=&quot;&quot;;&quot;&quot;;[.R18])" table:number-columns-spanned="2" table:number-rows-spanned="1">
            <text:p/>
          </table:table-cell>
          <table:covered-table-cell table:style-name="ce61"/>
          <table:table-cell table:number-columns-repeated="2"/>
          <table:table-cell table:style-name="ce16" office:value-type="string" calcext:value-type="string">
            <text:p>Serial Number:</text:p>
          </table:table-cell>
          <table:table-cell table:style-name="ce46" table:formula="of:=IF([.V18]=&quot;&quot;;&quot;&quot;;[.V18])" table:number-columns-spanned="2" table:number-rows-spanned="1">
            <text:p/>
          </table:table-cell>
          <table:covered-table-cell table:style-name="ce61"/>
          <table:table-cell table:style-name="ce83"/>
          <table:table-cell/>
          <table:table-cell table:style-name="ce90"/>
          <table:table-cell/>
          <table:table-cell table:style-name="ce16" office:value-type="string" calcext:value-type="string">
            <text:p>Manufacturer:</text:p>
          </table:table-cell>
          <table:table-cell table:style-name="ce135" table:formula="of:=IF([.S17]&lt;&gt;&quot;&quot;;[.S17];IF([.AB21]=&quot;&quot;;&quot;&quot;;[.AB21]))">
            <text:p/>
          </table:table-cell>
          <table:table-cell table:style-name="ce147"/>
          <table:table-cell/>
          <table:table-cell table:style-name="ce16" office:value-type="string" calcext:value-type="string">
            <text:p>Manufacture Date:</text:p>
          </table:table-cell>
          <table:table-cell table:style-name="ce136" table:formula="of:=IF([.W17]&lt;&gt;&quot;&quot;;[.W17];IF([.AB23]=&quot;&quot;;&quot;&quot;;[.AB23]))">
            <text:p/>
          </table:table-cell>
          <table:table-cell table:style-name="ce148"/>
          <table:table-cell/>
          <table:table-cell table:style-name="ce182"/>
          <table:table-cell/>
          <table:table-cell table:style-name="ce16" office:value-type="string" calcext:value-type="string">
            <text:p>Date of Installation:</text:p>
          </table:table-cell>
          <table:table-cell table:style-name="ce193"/>
          <table:table-cell table:style-name="ce196" table:formula="of:=IF([.AB17]&lt;&gt;[.AD17];&quot;Change&quot;;&quot;&quot;)">
            <text:p/>
          </table:table-cell>
          <table:table-cell table:style-name="ce202" table:formula="of:=IF([.V12]=&quot;&quot;;&quot;&quot;;[.V12])">
            <text:p/>
          </table:table-cell>
          <table:table-cell table:number-columns-repeated="2"/>
          <table:table-cell table:style-name="ce206" office:value-type="float" office:value="71" calcext:value-type="float">
            <text:p>71</text:p>
          </table:table-cell>
          <table:table-cell table:style-name="ce210" office:value-type="float" office:value="2.1" calcext:value-type="float">
            <text:p>2.1</text:p>
          </table:table-cell>
          <table:table-cell table:style-name="ce17"/>
          <table:table-cell table:style-name="ce214" office:value-type="float" office:value="120" calcext:value-type="float">
            <text:p>120</text:p>
          </table:table-cell>
          <table:table-cell table:style-name="ce154" office:value-type="float" office:value="5.7" calcext:value-type="float">
            <text:p>5.7</text:p>
          </table:table-cell>
          <table:table-cell table:style-name="ce154" table:formula="of:=TRUNC(TREND([.$AK$11:.$AK$18];[.$AJ$11:.$AJ$18];0.9*[.AJ17]);1)" office:value-type="float" office:value="4.4" calcext:value-type="float">
            <text:p>4.4</text:p>
          </table:table-cell>
          <table:table-cell table:style-name="ce220" table:formula="of:=MAX(TRUNC(TREND([.$AK$11:.$AK$18];[.$AJ$11:.$AJ$18];1.1*[.AJ17]);1);ROUND(TREND([.$AK$11:.$AK$18];[.$AJ$11:.$AJ$18];1.1*[.AJ17]);1))" office:value-type="float" office:value="5.6" calcext:value-type="float">
            <text:p>5.6</text:p>
          </table:table-cell>
          <table:table-cell table:number-columns-repeated="985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number-columns-repeated="10"/>
          <table:table-cell table:style-name="ce83"/>
          <table:table-cell/>
          <table:table-cell table:style-name="ce90"/>
          <table:table-cell/>
          <table:table-cell table:style-name="ce16" office:value-type="string" calcext:value-type="string">
            <text:p>Model:</text:p>
          </table:table-cell>
          <table:table-cell table:style-name="ce135" table:formula="of:=IF([.S18]&lt;&gt;&quot;&quot;;[.S18];IF([.AB22]=&quot;&quot;;&quot;&quot;;[.AB22]))">
            <text:p/>
          </table:table-cell>
          <table:table-cell table:style-name="ce147"/>
          <table:table-cell/>
          <table:table-cell table:style-name="ce16" office:value-type="string" calcext:value-type="string">
            <text:p>Serial Number:</text:p>
          </table:table-cell>
          <table:table-cell table:style-name="ce166" table:formula="of:=IF([.W18]&lt;&gt;&quot;&quot;;[.W18];IF([.AB24]=&quot;&quot;;&quot;&quot;;[.AB24]))">
            <text:p/>
          </table:table-cell>
          <table:table-cell table:style-name="ce147"/>
          <table:table-cell/>
          <table:table-cell table:style-name="ce182"/>
          <table:table-cell/>
          <table:table-cell table:style-name="ce16" office:value-type="string" calcext:value-type="string">
            <text:p>Accesssion Number:</text:p>
          </table:table-cell>
          <table:table-cell table:style-name="ce191"/>
          <table:table-cell table:style-name="ce196" table:formula="of:=IF([.AB18]&lt;&gt;[.AD18];&quot;Change&quot;;&quot;&quot;)">
            <text:p/>
          </table:table-cell>
          <table:table-cell table:style-name="ce201" table:formula="of:=IF([.V13]=&quot;&quot;;&quot;&quot;;[.V13])">
            <text:p/>
          </table:table-cell>
          <table:table-cell table:number-columns-repeated="2"/>
          <table:table-cell table:style-name="ce206" office:value-type="float" office:value="80" calcext:value-type="float">
            <text:p>80</text:p>
          </table:table-cell>
          <table:table-cell table:style-name="ce210" office:value-type="float" office:value="2.3" calcext:value-type="float">
            <text:p>2.3</text:p>
          </table:table-cell>
          <table:table-cell table:style-name="ce17"/>
          <table:table-cell table:style-name="ce215" office:value-type="float" office:value="130" calcext:value-type="float">
            <text:p>130</text:p>
          </table:table-cell>
          <table:table-cell table:style-name="ce217" office:value-type="float" office:value="5.2" calcext:value-type="float">
            <text:p>5.2</text:p>
          </table:table-cell>
          <table:table-cell table:style-name="ce217" table:formula="of:=TRUNC(TREND([.$AK$11:.$AK$18];[.$AJ$11:.$AJ$18];0.9*[.AJ18]);1)" office:value-type="float" office:value="4.8" calcext:value-type="float">
            <text:p>4.8</text:p>
          </table:table-cell>
          <table:table-cell table:style-name="ce221" table:formula="of:=MAX(TRUNC(TREND([.$AK$11:.$AK$18];[.$AJ$11:.$AJ$18];1.1*[.AJ18]);1);ROUND(TREND([.$AK$11:.$AK$18];[.$AJ$11:.$AJ$18];1.1*[.AJ18]);1))" office:value-type="float" office:value="6.1" calcext:value-type="float">
            <text:p>6.1</text:p>
          </table:table-cell>
          <table:table-cell table:number-columns-repeated="985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/>
          <table:table-cell table:style-name="ce23" office:value-type="string" calcext:value-type="string">
            <text:p>X-Ray Tube</text:p>
          </table:table-cell>
          <table:table-cell table:number-columns-repeated="4"/>
          <table:table-cell table:style-name="ce74" office:value-type="string" calcext:value-type="string">
            <text:p>Focal Spot Sizes (mm)</text:p>
          </table:table-cell>
          <table:table-cell table:number-columns-repeated="3"/>
          <table:table-cell table:style-name="ce83"/>
          <table:table-cell/>
          <table:table-cell table:style-name="ce90"/>
          <table:table-cell/>
          <table:table-cell table:style-name="ce16"/>
          <table:table-cell table:style-name="ce106" table:number-columns-repeated="2"/>
          <table:table-cell table:style-name="ce64"/>
          <table:table-cell table:style-name="ce26"/>
          <table:table-cell table:style-name="ce167"/>
          <table:table-cell table:style-name="ce106"/>
          <table:table-cell/>
          <table:table-cell table:style-name="ce182"/>
          <table:table-cell table:number-columns-repeated="7"/>
          <table:table-cell table:style-name="ce206" office:value-type="float" office:value="90" calcext:value-type="float">
            <text:p>90</text:p>
          </table:table-cell>
          <table:table-cell table:style-name="ce210" office:value-type="float" office:value="2.5" calcext:value-type="float">
            <text:p>2.5</text:p>
          </table:table-cell>
          <table:table-cell table:style-name="ce17"/>
          <table:table-cell table:number-columns-repeated="989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number-columns-repeated="2"/>
          <table:table-cell table:style-name="ce16" office:value-type="string" calcext:value-type="string">
            <text:p>Tube Designation/Use:</text:p>
          </table:table-cell>
          <table:table-cell table:style-name="ce49" table:formula="of:=IF([.R21]=&quot;&quot;;&quot;&quot;;[.R21])" table:number-columns-spanned="2" table:number-rows-spanned="1">
            <text:p/>
          </table:table-cell>
          <table:covered-table-cell table:style-name="ce61"/>
          <table:table-cell table:number-columns-repeated="2"/>
          <table:table-cell table:style-name="ce16" office:value-type="string" calcext:value-type="string">
            <text:p>Large:</text:p>
          </table:table-cell>
          <table:table-cell table:style-name="ce46" table:formula="of:=IF([.V21]=&quot;&quot;;&quot;&quot;;[.V21])" table:number-columns-spanned="2" table:number-rows-spanned="1">
            <text:p/>
          </table:table-cell>
          <table:covered-table-cell table:style-name="ce61"/>
          <table:table-cell table:style-name="ce83"/>
          <table:table-cell/>
          <table:table-cell table:style-name="ce90"/>
          <table:table-cell table:style-name="ce23" office:value-type="string" calcext:value-type="string">
            <text:p>X-Ray Tube</text:p>
          </table:table-cell>
          <table:table-cell table:number-columns-repeated="4"/>
          <table:table-cell table:style-name="ce74" office:value-type="string" calcext:value-type="string">
            <text:p>Focal Spot Sizes (mm)</text:p>
          </table:table-cell>
          <table:table-cell table:number-columns-repeated="3"/>
          <table:table-cell table:style-name="ce182"/>
          <table:table-cell/>
          <table:table-cell table:style-name="ce58" office:value-type="string" calcext:value-type="string">
            <text:p>X-Ray Generator</text:p>
          </table:table-cell>
          <table:table-cell table:number-columns-repeated="5"/>
          <table:table-cell table:style-name="ce206" office:value-type="float" office:value="100" calcext:value-type="float">
            <text:p>100</text:p>
          </table:table-cell>
          <table:table-cell table:style-name="ce210" office:value-type="float" office:value="2.7" calcext:value-type="float">
            <text:p>2.7</text:p>
          </table:table-cell>
          <table:table-cell table:style-name="ce17"/>
          <table:table-cell table:number-columns-repeated="989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number-columns-repeated="2"/>
          <table:table-cell table:style-name="ce16" office:value-type="string" calcext:value-type="string">
            <text:p>Manufacture Date:</text:p>
          </table:table-cell>
          <table:table-cell table:style-name="ce50" table:formula="of:=IF([.R22]=&quot;&quot;;&quot;&quot;;[.R22])" table:number-columns-spanned="2" table:number-rows-spanned="1">
            <text:p/>
          </table:table-cell>
          <table:covered-table-cell table:style-name="ce61"/>
          <table:table-cell table:number-columns-repeated="2"/>
          <table:table-cell table:style-name="ce16" office:value-type="string" calcext:value-type="string">
            <text:p>Small:</text:p>
          </table:table-cell>
          <table:table-cell table:style-name="ce46" table:formula="of:=IF([.V22]=&quot;&quot;;&quot;&quot;;[.V22])" table:number-columns-spanned="2" table:number-rows-spanned="1">
            <text:p/>
          </table:table-cell>
          <table:covered-table-cell table:style-name="ce61"/>
          <table:table-cell table:style-name="ce83"/>
          <table:table-cell/>
          <table:table-cell table:style-name="ce90"/>
          <table:table-cell/>
          <table:table-cell table:style-name="ce16" office:value-type="string" calcext:value-type="string">
            <text:p>Tube Designation/Use:</text:p>
          </table:table-cell>
          <table:table-cell table:style-name="ce135" table:formula="of:=IF([.S21]&lt;&gt;&quot;&quot;;[.S21];IF([.AB27]=&quot;&quot;;&quot;&quot;;[.AB27]))">
            <text:p/>
          </table:table-cell>
          <table:table-cell table:style-name="ce147"/>
          <table:table-cell/>
          <table:table-cell table:style-name="ce16" office:value-type="string" calcext:value-type="string">
            <text:p>Large:</text:p>
          </table:table-cell>
          <table:table-cell table:style-name="ce135" table:formula="of:=IF([.W21]&lt;&gt;&quot;&quot;;[.W21];IF([.AB35]=&quot;&quot;;&quot;&quot;;[.AB35]))">
            <text:p/>
          </table:table-cell>
          <table:table-cell table:style-name="ce147"/>
          <table:table-cell/>
          <table:table-cell table:style-name="ce182"/>
          <table:table-cell/>
          <table:table-cell table:style-name="ce16" office:value-type="string" calcext:value-type="string">
            <text:p>Manufacturer:</text:p>
          </table:table-cell>
          <table:table-cell table:style-name="ce191"/>
          <table:table-cell table:style-name="ce196" table:formula="of:=IF([.AB21]&lt;&gt;[.AD21];&quot;Change&quot;;&quot;&quot;)">
            <text:p/>
          </table:table-cell>
          <table:table-cell table:style-name="ce201" table:formula="of:=IF([.R17]=&quot;&quot;;&quot;&quot;;[.R17])">
            <text:p/>
          </table:table-cell>
          <table:table-cell table:number-columns-repeated="2"/>
          <table:table-cell table:style-name="ce206" office:value-type="float" office:value="110" calcext:value-type="float">
            <text:p>110</text:p>
          </table:table-cell>
          <table:table-cell table:style-name="ce210" office:value-type="float" office:value="3" calcext:value-type="float">
            <text:p>3.0</text:p>
          </table:table-cell>
          <table:table-cell table:style-name="ce17"/>
          <table:table-cell table:number-columns-repeated="989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/>
          <table:table-cell table:style-name="ce23" office:value-type="string" calcext:value-type="string">
            <text:p>Insert</text:p>
          </table:table-cell>
          <table:table-cell table:number-columns-repeated="5"/>
          <table:table-cell table:style-name="ce16" office:value-type="string" calcext:value-type="string">
            <text:p>Micro:</text:p>
          </table:table-cell>
          <table:table-cell table:style-name="ce46" table:formula="of:=IF([.V23]=&quot;&quot;;&quot;&quot;;[.V23])" table:number-columns-spanned="2" table:number-rows-spanned="1">
            <text:p/>
          </table:table-cell>
          <table:covered-table-cell table:style-name="ce61"/>
          <table:table-cell table:style-name="ce83"/>
          <table:table-cell/>
          <table:table-cell table:style-name="ce90"/>
          <table:table-cell/>
          <table:table-cell table:style-name="ce16" office:value-type="string" calcext:value-type="string">
            <text:p>Manufacture Date:</text:p>
          </table:table-cell>
          <table:table-cell table:style-name="ce136" table:formula="of:=IF([.S22]&lt;&gt;&quot;&quot;;[.S22];IF([.AB28]=&quot;&quot;;&quot;&quot;;[.AB28]))">
            <text:p/>
          </table:table-cell>
          <table:table-cell table:style-name="ce148"/>
          <table:table-cell/>
          <table:table-cell table:style-name="ce16" office:value-type="string" calcext:value-type="string">
            <text:p>Small:</text:p>
          </table:table-cell>
          <table:table-cell table:style-name="ce135" table:formula="of:=IF([.W22]&lt;&gt;&quot;&quot;;[.W22];IF([.AB36]=&quot;&quot;;&quot;&quot;;[.AB36]))">
            <text:p/>
          </table:table-cell>
          <table:table-cell table:style-name="ce147"/>
          <table:table-cell/>
          <table:table-cell table:style-name="ce182"/>
          <table:table-cell/>
          <table:table-cell table:style-name="ce16" office:value-type="string" calcext:value-type="string">
            <text:p>Model:</text:p>
          </table:table-cell>
          <table:table-cell table:style-name="ce191"/>
          <table:table-cell table:style-name="ce196" table:formula="of:=IF([.AB22]&lt;&gt;[.AD22];&quot;Change&quot;;&quot;&quot;)">
            <text:p/>
          </table:table-cell>
          <table:table-cell table:style-name="ce201" table:formula="of:=IF([.R18]=&quot;&quot;;&quot;&quot;;[.R18])">
            <text:p/>
          </table:table-cell>
          <table:table-cell table:number-columns-repeated="2"/>
          <table:table-cell table:style-name="ce206" office:value-type="float" office:value="120" calcext:value-type="float">
            <text:p>120</text:p>
          </table:table-cell>
          <table:table-cell table:style-name="ce210" office:value-type="float" office:value="3.2" calcext:value-type="float">
            <text:p>3.2</text:p>
          </table:table-cell>
          <table:table-cell table:style-name="ce17"/>
          <table:table-cell table:number-columns-repeated="989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number-columns-repeated="2"/>
          <table:table-cell table:style-name="ce16" office:value-type="string" calcext:value-type="string">
            <text:p>Manufacturer:</text:p>
          </table:table-cell>
          <table:table-cell table:style-name="ce49" table:formula="of:=IF([.R24]=&quot;&quot;;&quot;&quot;;[.R24])" table:number-columns-spanned="2" table:number-rows-spanned="1">
            <text:p/>
          </table:table-cell>
          <table:covered-table-cell table:style-name="ce61"/>
          <table:table-cell table:number-columns-repeated="5"/>
          <table:table-cell table:style-name="ce83"/>
          <table:table-cell/>
          <table:table-cell table:style-name="ce90"/>
          <table:table-cell table:style-name="ce23" office:value-type="string" calcext:value-type="string">
            <text:p>Insert</text:p>
          </table:table-cell>
          <table:table-cell table:number-columns-repeated="4"/>
          <table:table-cell table:style-name="ce16" office:value-type="string" calcext:value-type="string">
            <text:p>Micro:</text:p>
          </table:table-cell>
          <table:table-cell table:style-name="ce135" table:formula="of:=IF([.W23]&lt;&gt;&quot;&quot;;[.W23];IF([.AB37]=&quot;&quot;;&quot;&quot;;[.AB37]))">
            <text:p/>
          </table:table-cell>
          <table:table-cell table:style-name="ce147"/>
          <table:table-cell/>
          <table:table-cell table:style-name="ce182"/>
          <table:table-cell/>
          <table:table-cell table:style-name="ce16" office:value-type="string" calcext:value-type="string">
            <text:p>Manufacture Date:</text:p>
          </table:table-cell>
          <table:table-cell table:style-name="ce193"/>
          <table:table-cell table:style-name="ce196" table:formula="of:=IF([.AB23]&lt;&gt;[.AD23];&quot;Change&quot;;&quot;&quot;)">
            <text:p/>
          </table:table-cell>
          <table:table-cell table:style-name="ce202" table:formula="of:=IF([.V17]=&quot;&quot;;&quot;&quot;;[.V17])">
            <text:p/>
          </table:table-cell>
          <table:table-cell table:number-columns-repeated="2"/>
          <table:table-cell table:style-name="ce206" office:value-type="float" office:value="130" calcext:value-type="float">
            <text:p>130</text:p>
          </table:table-cell>
          <table:table-cell table:style-name="ce210" office:value-type="float" office:value="3.5" calcext:value-type="float">
            <text:p>3.5</text:p>
          </table:table-cell>
          <table:table-cell table:style-name="ce17"/>
          <table:table-cell table:number-columns-repeated="989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number-columns-repeated="2"/>
          <table:table-cell table:style-name="ce16" office:value-type="string" calcext:value-type="string">
            <text:p>Model:</text:p>
          </table:table-cell>
          <table:table-cell table:style-name="ce49" table:formula="of:=IF([.R25]=&quot;&quot;;&quot;&quot;;[.R25])" table:number-columns-spanned="2" table:number-rows-spanned="1">
            <text:p/>
          </table:table-cell>
          <table:covered-table-cell table:style-name="ce61"/>
          <table:table-cell table:number-columns-repeated="2"/>
          <table:table-cell table:style-name="ce23" office:value-type="string" calcext:value-type="string">
            <text:p>Filtration</text:p>
          </table:table-cell>
          <table:table-cell table:number-columns-repeated="2"/>
          <table:table-cell table:style-name="ce83"/>
          <table:table-cell/>
          <table:table-cell table:style-name="ce90"/>
          <table:table-cell/>
          <table:table-cell table:style-name="ce16" office:value-type="string" calcext:value-type="string">
            <text:p>Manufacturer:</text:p>
          </table:table-cell>
          <table:table-cell table:style-name="ce135" table:formula="of:=IF([.S24]&lt;&gt;&quot;&quot;;[.S24];IF([.AB29]=&quot;&quot;;&quot;&quot;;[.AB29]))">
            <text:p/>
          </table:table-cell>
          <table:table-cell table:style-name="ce147"/>
          <table:table-cell table:number-columns-repeated="5"/>
          <table:table-cell table:style-name="ce182"/>
          <table:table-cell/>
          <table:table-cell table:style-name="ce16" office:value-type="string" calcext:value-type="string">
            <text:p>Serial Number:</text:p>
          </table:table-cell>
          <table:table-cell table:style-name="ce191"/>
          <table:table-cell table:style-name="ce196" table:formula="of:=IF([.AB24]&lt;&gt;[.AD24];&quot;Change&quot;;&quot;&quot;)">
            <text:p/>
          </table:table-cell>
          <table:table-cell table:style-name="ce201" table:formula="of:=IF([.V18]=&quot;&quot;;&quot;&quot;;[.V18])">
            <text:p/>
          </table:table-cell>
          <table:table-cell table:number-columns-repeated="2"/>
          <table:table-cell table:style-name="ce206" office:value-type="float" office:value="140" calcext:value-type="float">
            <text:p>140</text:p>
          </table:table-cell>
          <table:table-cell table:style-name="ce210" office:value-type="float" office:value="3.8" calcext:value-type="float">
            <text:p>3.8</text:p>
          </table:table-cell>
          <table:table-cell table:style-name="ce17"/>
          <table:table-cell table:number-columns-repeated="989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number-columns-repeated="2"/>
          <table:table-cell table:style-name="ce16" office:value-type="string" calcext:value-type="string">
            <text:p>Serial Number:</text:p>
          </table:table-cell>
          <table:table-cell table:style-name="ce49" table:formula="of:=IF([.R26]=&quot;&quot;;&quot;&quot;;[.R26])" table:number-columns-spanned="2" table:number-rows-spanned="1">
            <text:p/>
          </table:table-cell>
          <table:covered-table-cell table:style-name="ce61"/>
          <table:table-cell table:number-columns-repeated="2"/>
          <table:table-cell table:style-name="ce16" office:value-type="string" calcext:value-type="string">
            <text:p>Inherent:</text:p>
          </table:table-cell>
          <table:table-cell table:style-name="ce46" table:formula="of:=IF([.V26]=&quot;&quot;;&quot;&quot;;[.V26])" table:number-columns-spanned="2" table:number-rows-spanned="1">
            <text:p/>
          </table:table-cell>
          <table:covered-table-cell table:style-name="ce61"/>
          <table:table-cell table:style-name="ce83"/>
          <table:table-cell/>
          <table:table-cell table:style-name="ce90"/>
          <table:table-cell/>
          <table:table-cell table:style-name="ce16" office:value-type="string" calcext:value-type="string">
            <text:p>Model:</text:p>
          </table:table-cell>
          <table:table-cell table:style-name="ce135" table:formula="of:=IF([.S25]&lt;&gt;&quot;&quot;;[.S25];IF([.AB30]=&quot;&quot;;&quot;&quot;;[.AB30]))">
            <text:p/>
          </table:table-cell>
          <table:table-cell table:style-name="ce147"/>
          <table:table-cell/>
          <table:table-cell table:style-name="ce23" office:value-type="string" calcext:value-type="string">
            <text:p>Filtration</text:p>
          </table:table-cell>
          <table:table-cell table:number-columns-repeated="3"/>
          <table:table-cell table:style-name="ce182"/>
          <table:table-cell table:number-columns-repeated="7"/>
          <table:table-cell table:style-name="ce207" office:value-type="float" office:value="150" calcext:value-type="float">
            <text:p>150</text:p>
          </table:table-cell>
          <table:table-cell table:style-name="ce211" office:value-type="float" office:value="4.1" calcext:value-type="float">
            <text:p>4.1</text:p>
          </table:table-cell>
          <table:table-cell table:number-columns-repeated="990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/>
          <table:table-cell table:style-name="ce23" office:value-type="string" calcext:value-type="string">
            <text:p>Housing</text:p>
          </table:table-cell>
          <table:table-cell table:number-columns-repeated="5"/>
          <table:table-cell table:style-name="ce16" office:value-type="string" calcext:value-type="string">
            <text:p>Added:</text:p>
          </table:table-cell>
          <table:table-cell table:style-name="ce46" table:formula="of:=IF([.V27]=&quot;&quot;;&quot;&quot;;[.V27])" table:number-columns-spanned="2" table:number-rows-spanned="1">
            <text:p/>
          </table:table-cell>
          <table:covered-table-cell table:style-name="ce61"/>
          <table:table-cell table:style-name="ce83"/>
          <table:table-cell/>
          <table:table-cell table:style-name="ce90"/>
          <table:table-cell/>
          <table:table-cell table:style-name="ce16" office:value-type="string" calcext:value-type="string">
            <text:p>Serial Number:</text:p>
          </table:table-cell>
          <table:table-cell table:style-name="ce135" table:formula="of:=IF([.S26]&lt;&gt;&quot;&quot;;[.S26];IF([.AB31]=&quot;&quot;;&quot;&quot;;[.AB31]))">
            <text:p/>
          </table:table-cell>
          <table:table-cell table:style-name="ce147"/>
          <table:table-cell/>
          <table:table-cell table:style-name="ce16" office:value-type="string" calcext:value-type="string">
            <text:p>Inherent:</text:p>
          </table:table-cell>
          <table:table-cell table:style-name="ce135" table:formula="of:=IF([.W26]&lt;&gt;&quot;&quot;;[.W26];IF([.AB38]=&quot;&quot;;&quot;&quot;;[.AB38]))">
            <text:p/>
          </table:table-cell>
          <table:table-cell table:style-name="ce147"/>
          <table:table-cell/>
          <table:table-cell table:style-name="ce182"/>
          <table:table-cell/>
          <table:table-cell table:style-name="ce23" office:value-type="string" calcext:value-type="string">
            <text:p>X-Ray Tube 1</text:p>
          </table:table-cell>
          <table:table-cell table:number-columns-repeated="997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number-columns-repeated="2"/>
          <table:table-cell table:style-name="ce16" office:value-type="string" calcext:value-type="string">
            <text:p>Manufacturer:</text:p>
          </table:table-cell>
          <table:table-cell table:style-name="ce49" table:formula="of:=IF([.R28]=&quot;&quot;;&quot;&quot;;[.R28])" table:number-columns-spanned="2" table:number-rows-spanned="1">
            <text:p/>
          </table:table-cell>
          <table:covered-table-cell table:style-name="ce61"/>
          <table:table-cell table:number-columns-repeated="5"/>
          <table:table-cell table:style-name="ce83"/>
          <table:table-cell/>
          <table:table-cell table:style-name="ce90"/>
          <table:table-cell table:style-name="ce23" office:value-type="string" calcext:value-type="string">
            <text:p>Housing</text:p>
          </table:table-cell>
          <table:table-cell table:number-columns-repeated="4"/>
          <table:table-cell table:style-name="ce16" office:value-type="string" calcext:value-type="string">
            <text:p>Added:</text:p>
          </table:table-cell>
          <table:table-cell table:style-name="ce135" table:formula="of:=IF([.W27]&lt;&gt;&quot;&quot;;[.W27];IF([.AB39]=&quot;&quot;;&quot;&quot;;[.AB39]))">
            <text:p/>
          </table:table-cell>
          <table:table-cell table:style-name="ce147"/>
          <table:table-cell/>
          <table:table-cell table:style-name="ce182"/>
          <table:table-cell/>
          <table:table-cell table:style-name="ce16" office:value-type="string" calcext:value-type="string">
            <text:p>Tube Designation/Use:</text:p>
          </table:table-cell>
          <table:table-cell table:style-name="ce191"/>
          <table:table-cell table:style-name="ce196" table:formula="of:=IF([.AB27]&lt;&gt;[.AD27];&quot;Change&quot;;&quot;&quot;)">
            <text:p/>
          </table:table-cell>
          <table:table-cell table:style-name="ce201" table:formula="of:=IF([.R21]=&quot;&quot;;&quot;&quot;;[.R2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number-columns-repeated="2"/>
          <table:table-cell table:style-name="ce16" office:value-type="string" calcext:value-type="string">
            <text:p>Model:</text:p>
          </table:table-cell>
          <table:table-cell table:style-name="ce49" table:formula="of:=IF([.R29]=&quot;&quot;;&quot;&quot;;[.R29])" table:number-columns-spanned="2" table:number-rows-spanned="1">
            <text:p/>
          </table:table-cell>
          <table:covered-table-cell table:style-name="ce61"/>
          <table:table-cell table:number-columns-repeated="5"/>
          <table:table-cell table:style-name="ce83"/>
          <table:table-cell/>
          <table:table-cell table:style-name="ce90"/>
          <table:table-cell/>
          <table:table-cell table:style-name="ce16" office:value-type="string" calcext:value-type="string">
            <text:p>Manufacturer:</text:p>
          </table:table-cell>
          <table:table-cell table:style-name="ce135" table:formula="of:=IF([.S28]&lt;&gt;&quot;&quot;;[.S28];IF([.AB32]=&quot;&quot;;&quot;&quot;;[.AB32]))">
            <text:p/>
          </table:table-cell>
          <table:table-cell table:style-name="ce147"/>
          <table:table-cell table:number-columns-repeated="5"/>
          <table:table-cell table:style-name="ce182"/>
          <table:table-cell/>
          <table:table-cell table:style-name="ce16" office:value-type="string" calcext:value-type="string">
            <text:p>Manufacture Date:</text:p>
          </table:table-cell>
          <table:table-cell table:style-name="ce193"/>
          <table:table-cell table:style-name="ce196" table:formula="of:=IF([.AB28]&lt;&gt;[.AD28];&quot;Change&quot;;&quot;&quot;)">
            <text:p/>
          </table:table-cell>
          <table:table-cell table:style-name="ce201" table:formula="of:=IF([.R22]=&quot;&quot;;&quot;&quot;;[.R2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number-columns-repeated="2"/>
          <table:table-cell table:style-name="ce16" office:value-type="string" calcext:value-type="string">
            <text:p>Serial Number:</text:p>
          </table:table-cell>
          <table:table-cell table:style-name="ce49" table:formula="of:=IF([.R30]=&quot;&quot;;&quot;&quot;;[.R30])" table:number-columns-spanned="2" table:number-rows-spanned="1">
            <text:p/>
          </table:table-cell>
          <table:covered-table-cell table:style-name="ce61"/>
          <table:table-cell table:number-columns-repeated="5"/>
          <table:table-cell table:style-name="ce83"/>
          <table:table-cell/>
          <table:table-cell table:style-name="ce90"/>
          <table:table-cell/>
          <table:table-cell table:style-name="ce16" office:value-type="string" calcext:value-type="string">
            <text:p>Model:</text:p>
          </table:table-cell>
          <table:table-cell table:style-name="ce135" table:formula="of:=IF([.S29]&lt;&gt;&quot;&quot;;[.S29];IF([.AB33]=&quot;&quot;;&quot;&quot;;[.AB33]))">
            <text:p/>
          </table:table-cell>
          <table:table-cell table:style-name="ce147"/>
          <table:table-cell table:number-columns-repeated="5"/>
          <table:table-cell table:style-name="ce182"/>
          <table:table-cell/>
          <table:table-cell table:style-name="ce16" office:value-type="string" calcext:value-type="string">
            <text:p>Manufacturer:</text:p>
          </table:table-cell>
          <table:table-cell table:style-name="ce191"/>
          <table:table-cell table:style-name="ce196" table:formula="of:=IF([.AB29]&lt;&gt;[.AD29];&quot;Change&quot;;&quot;&quot;)">
            <text:p/>
          </table:table-cell>
          <table:table-cell table:style-name="ce201" table:formula="of:=IF([.R24]=&quot;&quot;;&quot;&quot;;[.R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5"/>
          <table:table-cell table:style-name="ce9" table:number-columns-repeated="10"/>
          <table:table-cell table:style-name="ce84"/>
          <table:table-cell/>
          <table:table-cell table:style-name="ce90"/>
          <table:table-cell/>
          <table:table-cell table:style-name="ce16" office:value-type="string" calcext:value-type="string">
            <text:p>Serial Number:</text:p>
          </table:table-cell>
          <table:table-cell table:style-name="ce135" table:formula="of:=IF([.S30]&lt;&gt;&quot;&quot;;[.S30];IF([.AB34]=&quot;&quot;;&quot;&quot;;[.AB34]))">
            <text:p/>
          </table:table-cell>
          <table:table-cell table:style-name="ce147"/>
          <table:table-cell table:number-columns-repeated="5"/>
          <table:table-cell table:style-name="ce182"/>
          <table:table-cell/>
          <table:table-cell table:style-name="ce16" office:value-type="string" calcext:value-type="string">
            <text:p>Model:</text:p>
          </table:table-cell>
          <table:table-cell table:style-name="ce191"/>
          <table:table-cell table:style-name="ce196" table:formula="of:=IF([.AB30]&lt;&gt;[.AD30];&quot;Change&quot;;&quot;&quot;)">
            <text:p/>
          </table:table-cell>
          <table:table-cell table:style-name="ce201" table:formula="of:=IF([.R25]=&quot;&quot;;&quot;&quot;;[.R2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number-columns-repeated="13"/>
          <table:table-cell table:style-name="ce91"/>
          <table:table-cell table:style-name="ce14" table:number-columns-repeated="9"/>
          <table:table-cell table:style-name="ce183"/>
          <table:table-cell/>
          <table:table-cell table:style-name="ce16" office:value-type="string" calcext:value-type="string">
            <text:p>Serial Number:</text:p>
          </table:table-cell>
          <table:table-cell table:style-name="ce191"/>
          <table:table-cell table:style-name="ce196" table:formula="of:=IF([.AB31]&lt;&gt;[.AD31];&quot;Change&quot;;&quot;&quot;)">
            <text:p/>
          </table:table-cell>
          <table:table-cell table:style-name="ce201" table:formula="of:=IF([.R26]=&quot;&quot;;&quot;&quot;;[.R2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3"/>
          <table:table-cell table:style-name="ce10" office:value-type="string" calcext:value-type="string">
            <text:p>Rule Number</text:p>
          </table:table-cell>
          <table:table-cell table:style-name="ce8" table:number-columns-repeated="2"/>
          <table:table-cell table:style-name="ce51" office:value-type="string" calcext:value-type="string">
            <text:p>Labels, Notices, Postings</text:p>
          </table:table-cell>
          <table:table-cell table:style-name="ce8" table:number-columns-repeated="5"/>
          <table:table-cell table:style-name="ce80" office:value-type="string" calcext:value-type="string" table:number-columns-spanned="2" table:number-rows-spanned="1">
            <text:p>Compliance</text:p>
          </table:table-cell>
          <table:covered-table-cell table:style-name="ce82"/>
          <table:table-cell table:number-columns-repeated="13"/>
          <table:table-cell table:style-name="ce16" office:value-type="string" calcext:value-type="string">
            <text:p>Manufacturer:</text:p>
          </table:table-cell>
          <table:table-cell table:style-name="ce191"/>
          <table:table-cell table:style-name="ce196" table:formula="of:=IF([.AB32]&lt;&gt;[.AD32];&quot;Change&quot;;&quot;&quot;)">
            <text:p/>
          </table:table-cell>
          <table:table-cell table:style-name="ce201" table:formula="of:=IF([.R28]=&quot;&quot;;&quot;&quot;;[.R2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style-name="ce11" office:value-type="string" calcext:value-type="string">
            <text:p>DHEC RHB 2.5.1.1</text:p>
          </table:table-cell>
          <table:table-cell/>
          <table:table-cell table:style-name="ce38" office:value-type="string" calcext:value-type="string">
            <text:p>DHEC Registration sticker is present, clearly visible and legible</text:p>
          </table:table-cell>
          <table:table-cell table:number-columns-repeated="6"/>
          <table:table-cell table:style-name="ce81" table:formula="of:=IF([.O37]=&quot;&quot;;&quot;TBD&quot;;IF([.O37]=1;&quot;YES&quot;;IF([.O37]=3;&quot;NA&quot;;&quot;&quot;)))" office:value-type="string" office:string-value="TBD" calcext:value-type="string">
            <text:p>TBD</text:p>
          </table:table-cell>
          <table:table-cell table:style-name="ce85" table:formula="of:=IF([.O37]=2;&quot;NO&quot;;&quot;&quot;)">
            <text:p/>
          </table:table-cell>
          <table:table-cell table:number-columns-repeated="5"/>
          <table:table-cell table:style-name="ce23"/>
          <table:table-cell table:style-name="ce52" office:value-type="string" calcext:value-type="string">
            <text:p>Inspection Results</text:p>
          </table:table-cell>
          <table:table-cell table:number-columns-repeated="6"/>
          <table:table-cell table:style-name="ce16" office:value-type="string" calcext:value-type="string">
            <text:p>Model:</text:p>
          </table:table-cell>
          <table:table-cell table:style-name="ce191"/>
          <table:table-cell table:style-name="ce196" table:formula="of:=IF([.AB33]&lt;&gt;[.AD33];&quot;Change&quot;;&quot;&quot;)">
            <text:p/>
          </table:table-cell>
          <table:table-cell table:style-name="ce201" table:formula="of:=IF([.R29]=&quot;&quot;;&quot;&quot;;[.R2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style-name="ce11" office:value-type="string" calcext:value-type="string">
            <text:p>DHEC RHB 10.2.1</text:p>
          </table:table-cell>
          <table:table-cell/>
          <table:table-cell table:style-name="ce38" office:value-type="string" calcext:value-type="string">
            <text:p>DHEC form SC-RAH-20 “Notice to Employees” posted or referenced</text:p>
          </table:table-cell>
          <table:table-cell table:number-columns-repeated="6"/>
          <table:table-cell table:style-name="ce81" table:formula="of:=IF([.O38]=&quot;&quot;;&quot;TBD&quot;;IF([.O38]=1;&quot;YES&quot;;IF([.O38]=3;&quot;NA&quot;;&quot;&quot;)))" office:value-type="string" office:string-value="TBD" calcext:value-type="string">
            <text:p>TBD</text:p>
          </table:table-cell>
          <table:table-cell table:style-name="ce85" table:formula="of:=IF([.O38]=2;&quot;NO&quot;;&quot;&quot;)">
            <text:p/>
          </table:table-cell>
          <table:table-cell/>
          <table:table-cell table:style-name="ce93" office:value-type="string" calcext:value-type="string">
            <text:p>Enter 1 for YES, 2 for NO, 3 for NA</text:p>
          </table:table-cell>
          <table:table-cell table:style-name="ce108" table:number-columns-repeated="9"/>
          <table:table-cell table:style-name="ce181"/>
          <table:table-cell/>
          <table:table-cell table:style-name="ce16" office:value-type="string" calcext:value-type="string">
            <text:p>Serial Number:</text:p>
          </table:table-cell>
          <table:table-cell table:style-name="ce191"/>
          <table:table-cell table:style-name="ce196" table:formula="of:=IF([.AB34]&lt;&gt;[.AD34];&quot;Change&quot;;&quot;&quot;)">
            <text:p/>
          </table:table-cell>
          <table:table-cell table:style-name="ce201" table:formula="of:=IF([.R30]=&quot;&quot;;&quot;&quot;;[.R3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number-columns-repeated="2"/>
          <table:table-cell office:value-type="string" calcext:value-type="string">
            <text:p>Pregnancy Warning sign is posted</text:p>
          </table:table-cell>
          <table:table-cell table:number-columns-repeated="6"/>
          <table:table-cell table:style-name="ce81" table:formula="of:=IF([.O39]=&quot;&quot;;&quot;TBD&quot;;IF([.O39]=1;&quot;YES&quot;;IF([.O39]=3;&quot;NA&quot;;&quot;&quot;)))" office:value-type="string" office:string-value="TBD" calcext:value-type="string">
            <text:p>TBD</text:p>
          </table:table-cell>
          <table:table-cell table:style-name="ce85" table:formula="of:=IF([.O39]=2;&quot;NO&quot;;&quot;&quot;)">
            <text:p/>
          </table:table-cell>
          <table:table-cell/>
          <table:table-cell table:style-name="ce90"/>
          <table:table-cell table:number-columns-repeated="9"/>
          <table:table-cell table:style-name="ce182"/>
          <table:table-cell/>
          <table:table-cell table:style-name="ce16" office:value-type="string" calcext:value-type="string">
            <text:p>Large:</text:p>
          </table:table-cell>
          <table:table-cell table:style-name="ce191"/>
          <table:table-cell table:style-name="ce196" table:formula="of:=IF([.AB35]&lt;&gt;[.AD35];&quot;Change&quot;;&quot;&quot;)">
            <text:p/>
          </table:table-cell>
          <table:table-cell table:style-name="ce201" table:formula="of:=IF([.V21]=&quot;&quot;;&quot;&quot;;[.V2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style-name="ce11" office:value-type="string" calcext:value-type="string">
            <text:p>DHEC RHB 4.3.1</text:p>
          </table:table-cell>
          <table:table-cell/>
          <table:table-cell table:style-name="ce38" office:value-type="string" calcext:value-type="string">
            <text:p>Radiation warning label posted on the generator control panel</text:p>
          </table:table-cell>
          <table:table-cell table:number-columns-repeated="6"/>
          <table:table-cell table:style-name="ce81" table:formula="of:=IF([.O40]=&quot;&quot;;&quot;TBD&quot;;IF([.O40]=1;&quot;YES&quot;;IF([.O40]=3;&quot;NA&quot;;&quot;&quot;)))" office:value-type="string" office:string-value="TBD" calcext:value-type="string">
            <text:p>TBD</text:p>
          </table:table-cell>
          <table:table-cell table:style-name="ce85" table:formula="of:=IF([.O40]=2;&quot;NO&quot;;&quot;&quot;)">
            <text:p/>
          </table:table-cell>
          <table:table-cell/>
          <table:table-cell table:style-name="ce90"/>
          <table:table-cell table:number-columns-repeated="4"/>
          <table:table-cell table:style-name="ce52" office:value-type="string" calcext:value-type="string">
            <text:p>Labels, Notices, Postings</text:p>
          </table:table-cell>
          <table:table-cell table:number-columns-repeated="4"/>
          <table:table-cell table:style-name="ce182"/>
          <table:table-cell/>
          <table:table-cell table:style-name="ce16" office:value-type="string" calcext:value-type="string">
            <text:p>Small:</text:p>
          </table:table-cell>
          <table:table-cell table:style-name="ce191"/>
          <table:table-cell table:style-name="ce196" table:formula="of:=IF([.AB36]&lt;&gt;[.AD36];&quot;Change&quot;;&quot;&quot;)">
            <text:p/>
          </table:table-cell>
          <table:table-cell table:style-name="ce201" table:formula="of:=IF([.V22]=&quot;&quot;;&quot;&quot;;[.V2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number-columns-repeated="2"/>
          <table:table-cell table:style-name="ce38" office:value-type="string" calcext:value-type="string">
            <text:p>Operator manuals are available.</text:p>
          </table:table-cell>
          <table:table-cell table:number-columns-repeated="6"/>
          <table:table-cell table:style-name="ce81" table:formula="of:=IF([.O41]=&quot;&quot;;&quot;TBD&quot;;IF([.O41]=1;&quot;YES&quot;;IF([.O41]=3;&quot;NA&quot;;&quot;&quot;)))" office:value-type="string" office:string-value="TBD" calcext:value-type="string">
            <text:p>TBD</text:p>
          </table:table-cell>
          <table:table-cell table:style-name="ce85" table:formula="of:=IF([.O41]=2;&quot;NO&quot;;&quot;&quot;)">
            <text:p/>
          </table:table-cell>
          <table:table-cell/>
          <table:table-cell table:style-name="ce94"/>
          <table:table-cell table:style-name="ce38" office:value-type="string" calcext:value-type="string">
            <text:p>DHEC Registration sticker is present, clearly visible and legible</text:p>
          </table:table-cell>
          <table:table-cell table:number-columns-repeated="8"/>
          <table:table-cell table:style-name="ce182"/>
          <table:table-cell/>
          <table:table-cell table:style-name="ce16" office:value-type="string" calcext:value-type="string">
            <text:p>Micro:</text:p>
          </table:table-cell>
          <table:table-cell table:style-name="ce191"/>
          <table:table-cell table:style-name="ce196" table:formula="of:=IF([.AB37]&lt;&gt;[.AD37];&quot;Change&quot;;&quot;&quot;)">
            <text:p/>
          </table:table-cell>
          <table:table-cell table:style-name="ce201" table:formula="of:=IF([.V23]=&quot;&quot;;&quot;&quot;;[.V2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number-columns-repeated="2"/>
          <table:table-cell table:style-name="ce38" office:value-type="string" calcext:value-type="string">
            <text:p>Monthly radiation monitoring reports are posted.</text:p>
          </table:table-cell>
          <table:table-cell table:number-columns-repeated="6"/>
          <table:table-cell table:style-name="ce81" table:formula="of:=IF([.O42]=&quot;&quot;;&quot;TBD&quot;;IF([.O42]=1;&quot;YES&quot;;IF([.O42]=3;&quot;NA&quot;;&quot;&quot;)))" office:value-type="string" office:string-value="TBD" calcext:value-type="string">
            <text:p>TBD</text:p>
          </table:table-cell>
          <table:table-cell table:style-name="ce85" table:formula="of:=IF([.O42]=2;&quot;NO&quot;;&quot;&quot;)">
            <text:p/>
          </table:table-cell>
          <table:table-cell/>
          <table:table-cell table:style-name="ce94"/>
          <table:table-cell table:style-name="ce38" office:value-type="string" calcext:value-type="string">
            <text:p>DHEC form SC-RAH-20 “Notice to Employees” posted or referenced</text:p>
          </table:table-cell>
          <table:table-cell table:number-columns-repeated="8"/>
          <table:table-cell table:style-name="ce182"/>
          <table:table-cell/>
          <table:table-cell table:style-name="ce16" office:value-type="string" calcext:value-type="string">
            <text:p>Inherent:</text:p>
          </table:table-cell>
          <table:table-cell table:style-name="ce191"/>
          <table:table-cell table:style-name="ce196" table:formula="of:=IF([.AB38]&lt;&gt;[.AD38];&quot;Change&quot;;&quot;&quot;)">
            <text:p/>
          </table:table-cell>
          <table:table-cell table:style-name="ce201" table:formula="of:=IF([.V26]=&quot;&quot;;&quot;&quot;;[.V2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number-columns-repeated="10"/>
          <table:table-cell table:style-name="ce83"/>
          <table:table-cell/>
          <table:table-cell table:style-name="ce94"/>
          <table:table-cell office:value-type="string" calcext:value-type="string">
            <text:p>Pregnancy Warning sign is posted</text:p>
          </table:table-cell>
          <table:table-cell table:number-columns-repeated="8"/>
          <table:table-cell table:style-name="ce182"/>
          <table:table-cell/>
          <table:table-cell table:style-name="ce16" office:value-type="string" calcext:value-type="string">
            <text:p>Added:</text:p>
          </table:table-cell>
          <table:table-cell table:style-name="ce191"/>
          <table:table-cell table:style-name="ce196" table:formula="of:=IF([.AB39]&lt;&gt;[.AD39];&quot;Change&quot;;&quot;&quot;)">
            <text:p/>
          </table:table-cell>
          <table:table-cell table:style-name="ce201" table:formula="of:=IF([.V27]=&quot;&quot;;&quot;&quot;;[.V2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 table:number-columns-repeated="3"/>
          <table:table-cell table:style-name="ce52" office:value-type="string" calcext:value-type="string">
            <text:p>Radiation Safety</text:p>
          </table:table-cell>
          <table:table-cell table:number-columns-repeated="6"/>
          <table:table-cell table:style-name="ce83"/>
          <table:table-cell/>
          <table:table-cell table:style-name="ce94"/>
          <table:table-cell table:style-name="ce38" office:value-type="string" calcext:value-type="string">
            <text:p>Radiation warning label posted on the generator control panel</text:p>
          </table:table-cell>
          <table:table-cell table:number-columns-repeated="8"/>
          <table:table-cell table:style-name="ce182"/>
          <table:table-cell table:number-columns-repeated="999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number-columns-repeated="2"/>
          <table:table-cell table:style-name="ce38" office:value-type="string" calcext:value-type="string">
            <text:p>Radiation warning light at room entrance is functional with selected tube</text:p>
          </table:table-cell>
          <table:table-cell table:number-columns-repeated="6"/>
          <table:table-cell table:style-name="ce81" table:formula="of:=IF([.O45]=&quot;&quot;;&quot;TBD&quot;;IF([.O45]=1;&quot;YES&quot;;IF([.O45]=3;&quot;NA&quot;;&quot;&quot;)))" office:value-type="string" office:string-value="TBD" calcext:value-type="string">
            <text:p>TBD</text:p>
          </table:table-cell>
          <table:table-cell table:style-name="ce85" table:formula="of:=IF([.O45]=2;&quot;NO&quot;;&quot;&quot;)">
            <text:p/>
          </table:table-cell>
          <table:table-cell/>
          <table:table-cell table:style-name="ce94"/>
          <table:table-cell table:style-name="ce38" office:value-type="string" calcext:value-type="string">
            <text:p>Operator manuals are available.</text:p>
          </table:table-cell>
          <table:table-cell table:number-columns-repeated="8"/>
          <table:table-cell table:style-name="ce182"/>
          <table:table-cell/>
          <table:table-cell table:style-name="ce58" office:value-type="string" calcext:value-type="string">
            <text:p>CTDI Measurements</text:p>
          </table:table-cell>
          <table:table-cell table:number-columns-repeated="997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number-columns-repeated="2"/>
          <table:table-cell office:value-type="string" calcext:value-type="string">
            <text:p>Lead aprons available.</text:p>
          </table:table-cell>
          <table:table-cell table:number-columns-repeated="6"/>
          <table:table-cell table:style-name="ce81" table:formula="of:=IF([.O46]=&quot;&quot;;&quot;TBD&quot;;IF([.O46]=1;&quot;YES&quot;;IF([.O46]=3;&quot;NA&quot;;&quot;&quot;)))" office:value-type="string" office:string-value="TBD" calcext:value-type="string">
            <text:p>TBD</text:p>
          </table:table-cell>
          <table:table-cell table:style-name="ce85" table:formula="of:=IF([.O46]=2;&quot;NO&quot;;&quot;&quot;)">
            <text:p/>
          </table:table-cell>
          <table:table-cell/>
          <table:table-cell table:style-name="ce94"/>
          <table:table-cell table:style-name="ce38" office:value-type="string" calcext:value-type="string">
            <text:p>Monthly radiation monitoring reports are posted.</text:p>
          </table:table-cell>
          <table:table-cell table:number-columns-repeated="8"/>
          <table:table-cell table:style-name="ce182"/>
          <table:table-cell/>
          <table:table-cell table:style-name="ce16" office:value-type="string" calcext:value-type="string">
            <text:p>kV:</text:p>
          </table:table-cell>
          <table:table-cell table:style-name="ce191"/>
          <table:table-cell table:style-name="ce196"/>
          <table:table-cell table:style-name="ce201"/>
          <table:table-cell table:number-columns-repeated="994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 table:number-columns-repeated="2"/>
          <table:table-cell office:value-type="string" calcext:value-type="string">
            <text:p>A properly designed and installed apron rack is present.</text:p>
          </table:table-cell>
          <table:table-cell table:number-columns-repeated="6"/>
          <table:table-cell table:style-name="ce81" table:formula="of:=IF([.O47]=&quot;&quot;;&quot;TBD&quot;;IF([.O47]=1;&quot;YES&quot;;IF([.O47]=3;&quot;NA&quot;;&quot;&quot;)))" office:value-type="string" office:string-value="TBD" calcext:value-type="string">
            <text:p>TBD</text:p>
          </table:table-cell>
          <table:table-cell table:style-name="ce85" table:formula="of:=IF([.O47]=2;&quot;NO&quot;;&quot;&quot;)">
            <text:p/>
          </table:table-cell>
          <table:table-cell/>
          <table:table-cell table:style-name="ce90"/>
          <table:table-cell table:number-columns-repeated="9"/>
          <table:table-cell table:style-name="ce182"/>
          <table:table-cell/>
          <table:table-cell table:style-name="ce16" office:value-type="string" calcext:value-type="string">
            <text:p>mA:</text:p>
          </table:table-cell>
          <table:table-cell table:style-name="ce191"/>
          <table:table-cell table:style-name="ce196"/>
          <table:table-cell table:style-name="ce201"/>
          <table:table-cell table:number-columns-repeated="994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number-columns-repeated="2"/>
          <table:table-cell office:value-type="string" calcext:value-type="string">
            <text:p>Documentation of annual protective apparel integrity inspection is available.</text:p>
          </table:table-cell>
          <table:table-cell table:number-columns-repeated="6"/>
          <table:table-cell table:style-name="ce81" table:formula="of:=IF([.O48]=&quot;&quot;;&quot;TBD&quot;;IF([.O48]=1;&quot;YES&quot;;IF([.O48]=3;&quot;NA&quot;;&quot;&quot;)))" office:value-type="string" office:string-value="TBD" calcext:value-type="string">
            <text:p>TBD</text:p>
          </table:table-cell>
          <table:table-cell table:style-name="ce85" table:formula="of:=IF([.O48]=2;&quot;NO&quot;;&quot;&quot;)">
            <text:p/>
          </table:table-cell>
          <table:table-cell/>
          <table:table-cell table:style-name="ce90"/>
          <table:table-cell table:number-columns-repeated="4"/>
          <table:table-cell table:style-name="ce52" office:value-type="string" calcext:value-type="string">
            <text:p>Radiation Safety</text:p>
          </table:table-cell>
          <table:table-cell table:number-columns-repeated="4"/>
          <table:table-cell table:style-name="ce182"/>
          <table:table-cell/>
          <table:table-cell table:style-name="ce16" office:value-type="string" calcext:value-type="string">
            <text:p>Time (s):</text:p>
          </table:table-cell>
          <table:table-cell table:style-name="ce191"/>
          <table:table-cell table:style-name="ce196"/>
          <table:table-cell table:style-name="ce201"/>
          <table:table-cell table:number-columns-repeated="994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 table:number-columns-repeated="2"/>
          <table:table-cell office:value-type="string" calcext:value-type="string">
            <text:p>Patient restraint devices available.</text:p>
          </table:table-cell>
          <table:table-cell table:number-columns-repeated="6"/>
          <table:table-cell table:style-name="ce81" table:formula="of:=IF([.O49]=&quot;&quot;;&quot;TBD&quot;;IF([.O49]=1;&quot;YES&quot;;IF([.O49]=3;&quot;NA&quot;;&quot;&quot;)))" office:value-type="string" office:string-value="TBD" calcext:value-type="string">
            <text:p>TBD</text:p>
          </table:table-cell>
          <table:table-cell table:style-name="ce85" table:formula="of:=IF([.O49]=2;&quot;NO&quot;;&quot;&quot;)">
            <text:p/>
          </table:table-cell>
          <table:table-cell/>
          <table:table-cell table:style-name="ce94"/>
          <table:table-cell table:style-name="ce38" office:value-type="string" calcext:value-type="string">
            <text:p>Radiation warning light at room entrance is functional with selected tube</text:p>
          </table:table-cell>
          <table:table-cell table:number-columns-repeated="8"/>
          <table:table-cell table:style-name="ce182"/>
          <table:table-cell/>
          <table:table-cell table:style-name="ce16" office:value-type="string" calcext:value-type="string">
            <text:p>Beam width (mm):</text:p>
          </table:table-cell>
          <table:table-cell table:style-name="ce191"/>
          <table:table-cell table:style-name="ce196"/>
          <table:table-cell table:style-name="ce201"/>
          <table:table-cell table:number-columns-repeated="994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number-columns-repeated="10"/>
          <table:table-cell table:style-name="ce83"/>
          <table:table-cell/>
          <table:table-cell table:style-name="ce94"/>
          <table:table-cell office:value-type="string" calcext:value-type="string">
            <text:p>Lead aprons available.</text:p>
          </table:table-cell>
          <table:table-cell table:number-columns-repeated="8"/>
          <table:table-cell table:style-name="ce182"/>
          <table:table-cell/>
          <table:table-cell table:style-name="ce16" office:value-type="string" calcext:value-type="string">
            <text:p>Chamber length (mm):</text:p>
          </table:table-cell>
          <table:table-cell table:style-name="ce191" office:value-type="float" office:value="100" calcext:value-type="float">
            <text:p>100</text:p>
          </table:table-cell>
          <table:table-cell table:style-name="ce196"/>
          <table:table-cell table:style-name="ce201"/>
          <table:table-cell table:number-columns-repeated="994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 table:number-columns-repeated="2"/>
          <table:table-cell office:value-type="string" calcext:value-type="string">
            <text:p>Reconstructed images are free of artifacts</text:p>
          </table:table-cell>
          <table:table-cell table:number-columns-repeated="6"/>
          <table:table-cell table:style-name="ce81" table:formula="of:=IF([.O51]=&quot;&quot;;&quot;TBD&quot;;IF([.O51]=1;&quot;YES&quot;;IF([.O51]=3;&quot;NA&quot;;&quot;&quot;)))" office:value-type="string" office:string-value="TBD" calcext:value-type="string">
            <text:p>TBD</text:p>
          </table:table-cell>
          <table:table-cell table:style-name="ce85" table:formula="of:=IF([.O51]=2;&quot;NO&quot;;&quot;&quot;)">
            <text:p/>
          </table:table-cell>
          <table:table-cell/>
          <table:table-cell table:style-name="ce94"/>
          <table:table-cell office:value-type="string" calcext:value-type="string">
            <text:p>A properly designed and installed apron rack is present.</text:p>
          </table:table-cell>
          <table:table-cell table:number-columns-repeated="8"/>
          <table:table-cell table:style-name="ce182"/>
          <table:table-cell/>
          <table:table-cell table:style-name="ce16" office:value-type="string" calcext:value-type="string">
            <text:p>Chamber CF:</text:p>
          </table:table-cell>
          <table:table-cell table:style-name="ce191" office:value-type="float" office:value="1" calcext:value-type="float">
            <text:p>1</text:p>
          </table:table-cell>
          <table:table-cell table:style-name="ce196"/>
          <table:table-cell table:style-name="ce201"/>
          <table:table-cell table:number-columns-repeated="994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 office:value-type="string" calcext:value-type="string">
            <text:p>DHEC RHB 4.11.1.1</text:p>
          </table:table-cell>
          <table:table-cell/>
          <table:table-cell office:value-type="string" calcext:value-type="string">
            <text:p>Tomographic plane is indicated by a light source</text:p>
          </table:table-cell>
          <table:table-cell table:number-columns-repeated="6"/>
          <table:table-cell table:style-name="ce81" table:formula="of:=IF([.O52]=&quot;&quot;;&quot;TBD&quot;;IF([.O52]=1;&quot;YES&quot;;IF([.O52]=3;&quot;NA&quot;;&quot;&quot;)))" office:value-type="string" office:string-value="TBD" calcext:value-type="string">
            <text:p>TBD</text:p>
          </table:table-cell>
          <table:table-cell table:style-name="ce85" table:formula="of:=IF([.O52]=2;&quot;NO&quot;;&quot;&quot;)">
            <text:p/>
          </table:table-cell>
          <table:table-cell/>
          <table:table-cell table:style-name="ce94"/>
          <table:table-cell office:value-type="string" calcext:value-type="string">
            <text:p>Documentation of annual protective apparel integrity inspection is available.</text:p>
          </table:table-cell>
          <table:table-cell table:number-columns-repeated="8"/>
          <table:table-cell table:style-name="ce182"/>
          <table:table-cell/>
          <table:table-cell table:style-name="ce16" office:value-type="string" calcext:value-type="string">
            <text:p>CTDIw:</text:p>
          </table:table-cell>
          <table:table-cell table:style-name="ce191"/>
          <table:table-cell table:style-name="ce196"/>
          <table:table-cell table:style-name="ce203" table:formula="of:=IF([.X63]=&quot;&quot;;&quot;&quot;;[.X6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office:value-type="string" calcext:value-type="string">
            <text:p>DHEC RHB 4.11.1.3.1</text:p>
          </table:table-cell>
          <table:table-cell/>
          <table:table-cell office:value-type="string" calcext:value-type="string">
            <text:p>Visual indication of x-ray production is present and functional</text:p>
          </table:table-cell>
          <table:table-cell table:number-columns-repeated="6"/>
          <table:table-cell table:style-name="ce81" table:formula="of:=IF([.O53]=&quot;&quot;;&quot;TBD&quot;;IF([.O53]=1;&quot;YES&quot;;IF([.O53]=3;&quot;NA&quot;;&quot;&quot;)))" office:value-type="string" office:string-value="TBD" calcext:value-type="string">
            <text:p>TBD</text:p>
          </table:table-cell>
          <table:table-cell table:style-name="ce85" table:formula="of:=IF([.O53]=2;&quot;NO&quot;;&quot;&quot;)">
            <text:p/>
          </table:table-cell>
          <table:table-cell/>
          <table:table-cell table:style-name="ce94"/>
          <table:table-cell office:value-type="string" calcext:value-type="string">
            <text:p>Patient restraint devices available.</text:p>
          </table:table-cell>
          <table:table-cell table:number-columns-repeated="8"/>
          <table:table-cell table:style-name="ce182"/>
          <table:table-cell/>
          <table:table-cell table:style-name="ce16"/>
          <table:table-cell table:style-name="ce194"/>
          <table:table-cell table:style-name="ce197"/>
          <table:table-cell table:style-name="ce106"/>
          <table:table-cell table:number-columns-repeated="994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 office:value-type="string" calcext:value-type="string">
            <text:p>DHEC RHB 4.11.1.6.1</text:p>
          </table:table-cell>
          <table:table-cell/>
          <table:table-cell office:value-type="string" calcext:value-type="string">
            <text:p>Positioning with the alignment light is accurate to within 2mm</text:p>
          </table:table-cell>
          <table:table-cell table:number-columns-repeated="6"/>
          <table:table-cell table:style-name="ce81" table:formula="of:=IF([.O54]=&quot;&quot;;&quot;TBD&quot;;IF([.O54]=1;&quot;YES&quot;;IF([.O54]=3;&quot;NA&quot;;&quot;&quot;)))" office:value-type="string" office:string-value="TBD" calcext:value-type="string">
            <text:p>TBD</text:p>
          </table:table-cell>
          <table:table-cell table:style-name="ce85" table:formula="of:=IF([.O54]=2;&quot;NO&quot;;&quot;&quot;)">
            <text:p/>
          </table:table-cell>
          <table:table-cell/>
          <table:table-cell table:style-name="ce90"/>
          <table:table-cell table:number-columns-repeated="9"/>
          <table:table-cell table:style-name="ce182"/>
          <table:table-cell/>
          <table:table-cell table:style-name="ce16" office:value-type="string" calcext:value-type="string">
            <text:p>HVL Measured kV:</text:p>
          </table:table-cell>
          <table:table-cell table:style-name="ce191"/>
          <table:table-cell table:style-name="ce196"/>
          <table:table-cell table:style-name="ce201" table:formula="of:=IF([.O73]=&quot;&quot;;&quot;&quot;;[.O7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office:value-type="string" calcext:value-type="string">
            <text:p>DHEC RHB 4.11.2.5.1</text:p>
          </table:table-cell>
          <table:table-cell/>
          <table:table-cell office:value-type="string" calcext:value-type="string">
            <text:p>Technologist has a clear view of the patient during the scan</text:p>
          </table:table-cell>
          <table:table-cell table:number-columns-repeated="6"/>
          <table:table-cell table:style-name="ce81" table:formula="of:=IF([.O55]=&quot;&quot;;&quot;TBD&quot;;IF([.O55]=1;&quot;YES&quot;;IF([.O55]=3;&quot;NA&quot;;&quot;&quot;)))" office:value-type="string" office:string-value="TBD" calcext:value-type="string">
            <text:p>TBD</text:p>
          </table:table-cell>
          <table:table-cell table:style-name="ce85" table:formula="of:=IF([.O55]=2;&quot;NO&quot;;&quot;&quot;)">
            <text:p/>
          </table:table-cell>
          <table:table-cell/>
          <table:table-cell table:style-name="ce94"/>
          <table:table-cell office:value-type="string" calcext:value-type="string">
            <text:p>Reconstructed images are free of artifacts</text:p>
          </table:table-cell>
          <table:table-cell table:number-columns-repeated="8"/>
          <table:table-cell table:style-name="ce182"/>
          <table:table-cell/>
          <table:table-cell table:style-name="ce16" office:value-type="string" calcext:value-type="string">
            <text:p>HVL Measured:</text:p>
          </table:table-cell>
          <table:table-cell table:style-name="ce191"/>
          <table:table-cell table:style-name="ce196"/>
          <table:table-cell table:style-name="ce204" table:formula="of:=IF([.X74]=&quot;&quot;;&quot;&quot;;[.X7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number-columns-repeated="2"/>
          <table:table-cell office:value-type="string" calcext:value-type="string">
            <text:p>Patient communication system is operational</text:p>
          </table:table-cell>
          <table:table-cell table:number-columns-repeated="6"/>
          <table:table-cell table:style-name="ce81" table:formula="of:=IF([.O56]=&quot;&quot;;&quot;TBD&quot;;IF([.O56]=1;&quot;YES&quot;;IF([.O56]=3;&quot;NA&quot;;&quot;&quot;)))" office:value-type="string" office:string-value="TBD" calcext:value-type="string">
            <text:p>TBD</text:p>
          </table:table-cell>
          <table:table-cell table:style-name="ce85" table:formula="of:=IF([.O56]=2;&quot;NO&quot;;&quot;&quot;)">
            <text:p/>
          </table:table-cell>
          <table:table-cell/>
          <table:table-cell table:style-name="ce94"/>
          <table:table-cell office:value-type="string" calcext:value-type="string">
            <text:p>Tomographic plane is indicated by a light source</text:p>
          </table:table-cell>
          <table:table-cell table:number-columns-repeated="8"/>
          <table:table-cell table:style-name="ce182"/>
          <table:table-cell/>
          <table:table-cell table:style-name="ce16" office:value-type="string" calcext:value-type="string">
            <text:p>mGy/mAs:</text:p>
          </table:table-cell>
          <table:table-cell table:style-name="ce191"/>
          <table:table-cell table:style-name="ce196"/>
          <table:table-cell table:style-name="ce204" table:formula="of:=IF([.W89]=&quot;&quot;;&quot;&quot;;[.W89])" office:value-type="string" office:string-value="" calcext:value-type="error">
            <text:p>#DIV/0!</text:p>
          </table:table-cell>
          <table:table-cell table:number-columns-repeated="994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 table:number-columns-repeated="10"/>
          <table:table-cell table:style-name="ce83"/>
          <table:table-cell/>
          <table:table-cell table:style-name="ce94"/>
          <table:table-cell office:value-type="string" calcext:value-type="string">
            <text:p>Visual indication of x-ray production is present and functional </text:p>
          </table:table-cell>
          <table:table-cell table:number-columns-repeated="8"/>
          <table:table-cell table:style-name="ce182"/>
          <table:table-cell/>
          <table:table-cell table:style-name="ce16" office:value-type="string" calcext:value-type="string">
            <text:p>High contrast resolution:</text:p>
          </table:table-cell>
          <table:table-cell table:style-name="ce191"/>
          <table:table-cell table:style-name="ce196"/>
          <table:table-cell table:style-name="ce201" table:formula="of:=IF([.P97]=&quot;&quot;;&quot;&quot;;[.P9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number-columns-repeated="10"/>
          <table:table-cell table:style-name="ce83"/>
          <table:table-cell/>
          <table:table-cell table:style-name="ce94"/>
          <table:table-cell office:value-type="string" calcext:value-type="string">
            <text:p>Positioning with the alignment light is accurate to within 2mm </text:p>
          </table:table-cell>
          <table:table-cell table:number-columns-repeated="8"/>
          <table:table-cell table:style-name="ce182"/>
          <table:table-cell/>
          <table:table-cell table:style-name="ce138" table:number-columns-repeated="4"/>
          <table:table-cell table:number-columns-repeated="994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number-columns-repeated="10"/>
          <table:table-cell table:style-name="ce83"/>
          <table:table-cell/>
          <table:table-cell table:style-name="ce94"/>
          <table:table-cell office:value-type="string" calcext:value-type="string">
            <text:p>Technologist has a clear view of the patient during the scan</text:p>
          </table:table-cell>
          <table:table-cell table:number-columns-repeated="8"/>
          <table:table-cell table:style-name="ce182"/>
          <table:table-cell/>
          <table:table-cell table:style-name="ce58" office:value-type="string" calcext:value-type="string">
            <text:p>Comment Page 1</text:p>
          </table:table-cell>
          <table:table-cell table:style-name="ce195"/>
          <table:table-cell table:style-name="ce196" table:formula="of:=IF([.AB55]&lt;&gt;[.AD55];&quot;Change&quot;;&quot;&quot;)">
            <text:p/>
          </table:table-cell>
          <table:table-cell table:style-name="ce199" table:formula="of:=IF([.Q103]=&quot;&quot;;&quot;&quot;;[.Q10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number-columns-repeated="10"/>
          <table:table-cell table:style-name="ce83"/>
          <table:table-cell/>
          <table:table-cell table:style-name="ce94"/>
          <table:table-cell office:value-type="string" calcext:value-type="string">
            <text:p>Patient communication system is operational</text:p>
          </table:table-cell>
          <table:table-cell table:number-columns-repeated="8"/>
          <table:table-cell table:style-name="ce182"/>
          <table:table-cell/>
          <table:table-cell table:style-name="ce16"/>
          <table:table-cell table:style-name="ce38"/>
          <table:table-cell/>
          <table:table-cell table:style-name="ce38"/>
          <table:table-cell table:number-columns-repeated="994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number-columns-repeated="10"/>
          <table:table-cell table:style-name="ce83"/>
          <table:table-cell/>
          <table:table-cell table:style-name="ce91"/>
          <table:table-cell table:style-name="ce14" table:number-columns-repeated="9"/>
          <table:table-cell table:style-name="ce183"/>
          <table:table-cell/>
          <table:table-cell table:style-name="ce16"/>
          <table:table-cell table:style-name="ce195"/>
          <table:table-cell table:style-name="ce196" table:formula="of:=IF([.AB57]&lt;&gt;[.AD57];&quot;Change&quot;;&quot;&quot;)">
            <text:p/>
          </table:table-cell>
          <table:table-cell table:style-name="ce199" table:formula="of:=IF([.Q105]=&quot;&quot;;&quot;&quot;;[.Q10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number-columns-repeated="3"/>
          <table:table-cell table:style-name="ce52"/>
          <table:table-cell table:number-columns-repeated="6"/>
          <table:table-cell table:style-name="ce83"/>
          <table:table-cell table:number-columns-repeated="13"/>
          <table:table-cell table:style-name="ce16"/>
          <table:table-cell table:style-name="ce38"/>
          <table:table-cell/>
          <table:table-cell table:style-name="ce38"/>
          <table:table-cell table:number-columns-repeated="994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number-columns-repeated="9"/>
          <table:table-cell table:style-name="ce81"/>
          <table:table-cell table:style-name="ce85"/>
          <table:table-cell table:number-columns-repeated="6"/>
          <table:table-cell table:style-name="ce52" office:value-type="string" calcext:value-type="string">
            <text:p>Measurement Protocols</text:p>
          </table:table-cell>
          <table:table-cell table:number-columns-repeated="6"/>
          <table:table-cell table:style-name="ce16"/>
          <table:table-cell table:style-name="ce195"/>
          <table:table-cell table:style-name="ce196" table:formula="of:=IF([.AB59]&lt;&gt;[.AD59];&quot;Change&quot;;&quot;&quot;)">
            <text:p/>
          </table:table-cell>
          <table:table-cell table:style-name="ce199" table:formula="of:=IF([.Q107]=&quot;&quot;;&quot;&quot;;[.Q10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number-columns-repeated="9"/>
          <table:table-cell table:style-name="ce81"/>
          <table:table-cell table:style-name="ce85"/>
          <table:table-cell/>
          <table:table-cell table:style-name="ce95" office:value-type="string" calcext:value-type="string">
            <text:p>CTDI Measurements</text:p>
          </table:table-cell>
          <table:table-cell table:style-name="ce112"/>
          <table:table-cell table:style-name="ce125" table:number-columns-spanned="3" table:number-rows-spanned="1"/>
          <table:covered-table-cell table:number-columns-repeated="2" table:style-name="ce125"/>
          <table:table-cell table:style-name="ce152" table:number-columns-spanned="2" table:number-rows-spanned="1"/>
          <table:covered-table-cell table:style-name="ce112"/>
          <table:table-cell table:style-name="ce112" table:number-columns-repeated="3"/>
          <table:table-cell table:style-name="ce185"/>
          <table:table-cell/>
          <table:table-cell table:style-name="ce16"/>
          <table:table-cell table:style-name="ce38"/>
          <table:table-cell/>
          <table:table-cell table:style-name="ce38"/>
          <table:table-cell table:number-columns-repeated="994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number-columns-repeated="9"/>
          <table:table-cell table:style-name="ce81"/>
          <table:table-cell table:style-name="ce85"/>
          <table:table-cell/>
          <table:table-cell table:style-name="ce96"/>
          <table:table-cell table:style-name="ce26" office:value-type="string" calcext:value-type="string">
            <text:p>kVp:</text:p>
          </table:table-cell>
          <table:table-cell table:style-name="ce117"/>
          <table:table-cell table:style-name="ce137" table:formula="of:=IF([.AB42]=&quot;&quot;;&quot;&quot;;[.AB42])">
            <text:p/>
          </table:table-cell>
          <table:table-cell/>
          <table:table-cell office:value-type="string" calcext:value-type="string">
            <text:p>Center (mGy)</text:p>
          </table:table-cell>
          <table:table-cell office:value-type="string" calcext:value-type="string">
            <text:p>Periph (mGy)</text:p>
          </table:table-cell>
          <table:table-cell table:style-name="ce64" table:number-columns-repeated="3"/>
          <table:table-cell table:style-name="ce186"/>
          <table:table-cell/>
          <table:table-cell table:style-name="ce16"/>
          <table:table-cell table:style-name="ce195"/>
          <table:table-cell table:style-name="ce196" table:formula="of:=IF([.AB61]&lt;&gt;[.AD61];&quot;Change&quot;;&quot;&quot;)">
            <text:p/>
          </table:table-cell>
          <table:table-cell table:style-name="ce199" table:formula="of:=IF([.Q109]=&quot;&quot;;&quot;&quot;;[.Q10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number-columns-repeated="9"/>
          <table:table-cell table:style-name="ce81"/>
          <table:table-cell table:style-name="ce85"/>
          <table:table-cell/>
          <table:table-cell table:style-name="ce96"/>
          <table:table-cell table:style-name="ce26" office:value-type="string" calcext:value-type="string">
            <text:p>mA:</text:p>
          </table:table-cell>
          <table:table-cell table:style-name="ce117"/>
          <table:table-cell table:style-name="ce137" table:formula="of:=IF([.AB43]=&quot;&quot;;&quot;&quot;;[.AB43])">
            <text:p/>
          </table:table-cell>
          <table:table-cell table:style-name="ce54" office:value-type="float" office:value="1" calcext:value-type="float">
            <text:p>1</text:p>
          </table:table-cell>
          <table:table-cell table:style-name="ce120" table:number-columns-repeated="2"/>
          <table:table-cell table:style-name="ce64"/>
          <table:table-cell table:style-name="ce63" office:value-type="string" calcext:value-type="string">
            <text:p>Indicated CTDI (mGy):</text:p>
          </table:table-cell>
          <table:table-cell table:style-name="ce120"/>
          <table:table-cell table:style-name="ce186"/>
          <table:table-cell/>
          <table:table-cell table:style-name="ce16"/>
          <table:table-cell table:style-name="ce38"/>
          <table:table-cell/>
          <table:table-cell table:style-name="ce38"/>
          <table:table-cell table:number-columns-repeated="994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10"/>
          <table:table-cell table:style-name="ce83"/>
          <table:table-cell/>
          <table:table-cell table:style-name="ce96"/>
          <table:table-cell table:style-name="ce26" office:value-type="string" calcext:value-type="string">
            <text:p>Time (s):</text:p>
          </table:table-cell>
          <table:table-cell table:style-name="ce117"/>
          <table:table-cell table:style-name="ce137" table:formula="of:=IF([.AB44]=&quot;&quot;;&quot;&quot;;[.AB44])">
            <text:p/>
          </table:table-cell>
          <table:table-cell table:style-name="ce149" office:value-type="float" office:value="2" calcext:value-type="float">
            <text:p>2</text:p>
          </table:table-cell>
          <table:table-cell table:style-name="ce153" table:number-columns-repeated="2"/>
          <table:table-cell table:style-name="ce64"/>
          <table:table-cell table:style-name="ce54" office:value-type="string" calcext:value-type="string">
            <text:p>CTDIw (mGy):</text:p>
          </table:table-cell>
          <table:table-cell table:style-name="ce173" table:formula="of:=IF(OR([.T66]=&quot;&quot;;[.U66]=&quot;&quot;);&quot;&quot;;[.T66]/3+2*[.U66]/3)">
            <text:p/>
          </table:table-cell>
          <table:table-cell table:style-name="ce186"/>
          <table:table-cell/>
          <table:table-cell table:style-name="ce16"/>
          <table:table-cell table:style-name="ce195"/>
          <table:table-cell table:style-name="ce196" table:formula="of:=IF([.AB63]&lt;&gt;[.AD63];&quot;Change&quot;;&quot;&quot;)">
            <text:p/>
          </table:table-cell>
          <table:table-cell table:style-name="ce199" table:formula="of:=IF([.Q111]=&quot;&quot;;&quot;&quot;;[.Q11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9" table:number-columns-repeated="10"/>
          <table:table-cell table:style-name="ce84"/>
          <table:table-cell/>
          <table:table-cell table:style-name="ce96"/>
          <table:table-cell table:style-name="ce26" office:value-type="string" calcext:value-type="string">
            <text:p>Beam width (mm):</text:p>
          </table:table-cell>
          <table:table-cell table:style-name="ce117"/>
          <table:table-cell table:style-name="ce137" table:formula="of:=IF([.AB45]=&quot;&quot;;&quot;&quot;;[.AB45])">
            <text:p/>
          </table:table-cell>
          <table:table-cell table:style-name="ce54" office:value-type="float" office:value="3" calcext:value-type="float">
            <text:p>3</text:p>
          </table:table-cell>
          <table:table-cell table:style-name="ce120" table:number-columns-repeated="2"/>
          <table:table-cell table:style-name="ce64"/>
          <table:table-cell table:style-name="ce16" office:value-type="string" calcext:value-type="string">
            <text:p>Previous CTDIw (mGy)</text:p>
          </table:table-cell>
          <table:table-cell table:style-name="ce174" table:formula="of:=IF([.AB48]=&quot;&quot;;&quot;&quot;;[.AB48])">
            <text:p/>
          </table:table-cell>
          <table:table-cell table:style-name="ce186"/>
          <table:table-cell/>
          <table:table-cell table:style-name="ce16"/>
          <table:table-cell table:style-name="ce38"/>
          <table:table-cell/>
          <table:table-cell table:style-name="ce38"/>
          <table:table-cell table:number-columns-repeated="994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2" office:value-type="string" calcext:value-type="string">
            <text:p>Date:</text:p>
          </table:table-cell>
          <table:table-cell table:style-name="ce24" table:formula="of:=IF([.$P$7]=&quot;&quot;;&quot;&quot;;[.$P$7])">
            <text:p/>
          </table:table-cell>
          <table:table-cell table:style-name="ce39" table:number-columns-repeated="7"/>
          <table:table-cell table:style-name="ce12" office:value-type="string" calcext:value-type="string">
            <text:p>Inspector:</text:p>
          </table:table-cell>
          <table:table-cell table:style-name="ce25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96"/>
          <table:table-cell table:style-name="ce26" office:value-type="string" calcext:value-type="string">
            <text:p>Chamber length (mm):</text:p>
          </table:table-cell>
          <table:table-cell table:style-name="ce117"/>
          <table:table-cell table:style-name="ce137" table:formula="of:=IF([.AB46]=&quot;&quot;;&quot;&quot;;[.AB46])" office:value-type="float" office:value="100" calcext:value-type="float">
            <text:p>100</text:p>
          </table:table-cell>
          <table:table-cell table:style-name="ce54" office:value-type="string" calcext:value-type="string">
            <text:p>Average:</text:p>
          </table:table-cell>
          <table:table-cell table:style-name="ce43" table:formula="of:=IF(OR([.T62]=&quot;&quot;;[.T63]=&quot;&quot;;[.T64]=&quot;&quot;);&quot;&quot;;AVERAGE([.T62:.T64]))">
            <text:p/>
          </table:table-cell>
          <table:table-cell table:style-name="ce43" table:formula="of:=IF(OR([.U62]=&quot;&quot;;[.U63]=&quot;&quot;;[.U64]=&quot;&quot;);&quot;&quot;;AVERAGE([.U62:.U64]))">
            <text:p/>
          </table:table-cell>
          <table:table-cell table:style-name="ce64"/>
          <table:table-cell table:style-name="ce26" office:value-type="string" calcext:value-type="string">
            <text:p>CTDI change:</text:p>
          </table:table-cell>
          <table:table-cell table:style-name="ce175" table:formula="of:=IF(OR([.X63]=&quot;&quot;;[.X64]=&quot;&quot;);&quot;&quot;;([.X63]-[.X64])/[.X64])">
            <text:p/>
          </table:table-cell>
          <table:table-cell table:style-name="ce186"/>
          <table:table-cell/>
          <table:table-cell table:style-name="ce16"/>
          <table:table-cell table:style-name="ce195"/>
          <table:table-cell table:style-name="ce196" table:formula="of:=IF([.AB65]&lt;&gt;[.AD65];&quot;Change&quot;;&quot;&quot;)">
            <text:p/>
          </table:table-cell>
          <table:table-cell table:style-name="ce199" table:formula="of:=IF([.Q113]=&quot;&quot;;&quot;&quot;;[.Q11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2" office:value-type="string" calcext:value-type="string">
            <text:p>Room Number</text:p>
          </table:table-cell>
          <table:table-cell table:style-name="ce25" table:formula="of:=IF([.$R$14]=&quot;&quot;;&quot;&quot;;[.$R$14])">
            <text:p/>
          </table:table-cell>
          <table:table-cell table:style-name="ce39" table:number-columns-repeated="7"/>
          <table:table-cell table:style-name="ce12" office:value-type="string" calcext:value-type="string">
            <text:p>Survey ID:</text:p>
          </table:table-cell>
          <table:table-cell table:style-name="ce25" table:formula="of:=IF([.$R$13]=&quot;&quot;;&quot;&quot;;[.$R$13])">
            <text:p/>
          </table:table-cell>
          <table:table-cell/>
          <table:table-cell table:style-name="ce96"/>
          <table:table-cell table:style-name="ce26" office:value-type="string" calcext:value-type="string">
            <text:p>Chamber CF:</text:p>
          </table:table-cell>
          <table:table-cell table:style-name="ce117"/>
          <table:table-cell table:style-name="ce137" table:formula="of:=IF([.AB47]=&quot;&quot;;&quot;&quot;;[.AB47])" office:value-type="float" office:value="1" calcext:value-type="float">
            <text:p>1</text:p>
          </table:table-cell>
          <table:table-cell table:style-name="ce54" office:value-type="string" calcext:value-type="string">
            <text:p>CTDI (mGy):</text:p>
          </table:table-cell>
          <table:table-cell table:style-name="ce43" table:formula="of:=IF([.T65]=&quot;&quot;;&quot;&quot;;([.$Q$65]*[.$Q$66]*[.T65])/[.$Q$64])">
            <text:p/>
          </table:table-cell>
          <table:table-cell table:style-name="ce43" table:formula="of:=IF([.U65]=&quot;&quot;;&quot;&quot;;([.$Q$65]*[.$Q$66]*[.U65])/[.$Q$64])">
            <text:p/>
          </table:table-cell>
          <table:table-cell table:style-name="ce64"/>
          <table:table-cell table:style-name="ce64" office:value-type="string" calcext:value-type="string">
            <text:p>Acceptable:</text:p>
          </table:table-cell>
          <table:table-cell table:style-name="ce59" table:formula="of:=IF([.X65]=&quot;&quot;;&quot;NA&quot;;IF([.X65]&lt;=0.15;&quot;Pass&quot;;&quot;Fail&quot;))" office:value-type="string" office:string-value="NA" calcext:value-type="string">
            <text:p>NA</text:p>
          </table:table-cell>
          <table:table-cell table:style-name="ce186"/>
          <table:table-cell/>
          <table:table-cell table:style-name="ce16"/>
          <table:table-cell table:style-name="ce38"/>
          <table:table-cell/>
          <table:table-cell table:style-name="ce38"/>
          <table:table-cell table:number-columns-repeated="99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86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97"/>
          <table:table-cell table:style-name="ce65" office:value-type="string" calcext:value-type="string">
            <text:p>Criteria:</text:p>
          </table:table-cell>
          <table:table-cell table:style-name="ce70" office:value-type="string" calcext:value-type="string">
            <text:p>Change in CTDI from previous year is less than 15%</text:p>
          </table:table-cell>
          <table:table-cell table:style-name="ce138" table:number-columns-repeated="7"/>
          <table:table-cell table:style-name="ce187"/>
          <table:table-cell/>
          <table:table-cell table:style-name="ce16"/>
          <table:table-cell table:style-name="ce195"/>
          <table:table-cell table:style-name="ce196" table:formula="of:=IF([.AB67]&lt;&gt;[.AD67];&quot;Change&quot;;&quot;&quot;)">
            <text:p/>
          </table:table-cell>
          <table:table-cell table:style-name="ce199" table:formula="of:=IF([.Q115]=&quot;&quot;;&quot;&quot;;[.Q11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52" office:value-type="string" calcext:value-type="string">
            <text:p>Inspection Results</text:p>
          </table:table-cell>
          <table:table-cell table:number-columns-repeated="4"/>
          <table:table-cell table:style-name="ce58" table:formula="of:=[.$H$5]" office:value-type="string" office:string-value="Dental CT System Compliance Inspection" calcext:value-type="string">
            <text:p>Dental CT System Compliance Inspection</text:p>
          </table:table-cell>
          <table:table-cell/>
          <table:table-cell table:style-name="ce96"/>
          <table:table-cell table:style-name="ce26"/>
          <table:table-cell table:style-name="ce54" table:number-columns-repeated="2"/>
          <table:table-cell table:number-columns-repeated="2"/>
          <table:table-cell table:style-name="ce54"/>
          <table:table-cell table:style-name="ce64" table:number-columns-repeated="3"/>
          <table:table-cell table:style-name="ce186"/>
          <table:table-cell/>
          <table:table-cell table:style-name="ce16"/>
          <table:table-cell table:style-name="ce38"/>
          <table:table-cell/>
          <table:table-cell table:style-name="ce38"/>
          <table:table-cell table:number-columns-repeated="99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13" office:value-type="string" calcext:value-type="string">
            <text:p>CTDI Measurements</text:p>
          </table:table-cell>
          <table:table-cell table:style-name="ce8" table:number-columns-repeated="4"/>
          <table:table-cell table:style-name="ce51"/>
          <table:table-cell table:style-name="ce8" table:number-columns-repeated="4"/>
          <table:table-cell table:style-name="ce82"/>
          <table:table-cell/>
          <table:table-cell table:style-name="ce98" office:value-type="string" calcext:value-type="string">
            <text:p>Half Value Layer</text:p>
          </table:table-cell>
          <table:table-cell table:style-name="ce108" table:number-columns-repeated="9"/>
          <table:table-cell table:style-name="ce181"/>
          <table:table-cell/>
          <table:table-cell table:style-name="ce16"/>
          <table:table-cell table:style-name="ce195"/>
          <table:table-cell table:style-name="ce196" table:formula="of:=IF([.AB69]&lt;&gt;[.AD69];&quot;Change&quot;;&quot;&quot;)">
            <text:p/>
          </table:table-cell>
          <table:table-cell table:style-name="ce199" table:formula="of:=IF([.Q117]=&quot;&quot;;&quot;&quot;;[.Q11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/>
          <table:table-cell table:style-name="ce26" office:value-type="string" calcext:value-type="string">
            <text:p>kVp:</text:p>
          </table:table-cell>
          <table:table-cell table:style-name="ce40" table:formula="of:=IF([.Q61]=&quot;&quot;;&quot;&quot;;[.Q61])">
            <text:p/>
          </table:table-cell>
          <table:table-cell table:style-name="ce53" table:number-columns-repeated="3"/>
          <table:table-cell table:style-name="ce75"/>
          <table:table-cell table:style-name="ce19"/>
          <table:table-cell table:number-columns-repeated="2"/>
          <table:table-cell table:style-name="ce83"/>
          <table:table-cell/>
          <table:table-cell table:style-name="ce94" office:value-type="float" office:value="2" calcext:value-type="float">
            <text:p>2</text:p>
          </table:table-cell>
          <table:table-cell table:style-name="ce38" office:value-type="string" calcext:value-type="string">
            <text:p>Use DHEC standards? (Type 1 to base acceptance on DHEC criteria)</text:p>
          </table:table-cell>
          <table:table-cell table:number-columns-repeated="7"/>
          <table:table-cell table:style-name="ce176"/>
          <table:table-cell table:style-name="ce182"/>
          <table:table-cell/>
          <table:table-cell table:style-name="ce16"/>
          <table:table-cell table:style-name="ce38"/>
          <table:table-cell/>
          <table:table-cell table:style-name="ce38"/>
          <table:table-cell table:number-columns-repeated="994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/>
          <table:table-cell table:style-name="ce26" office:value-type="string" calcext:value-type="string">
            <text:p>mA:</text:p>
          </table:table-cell>
          <table:table-cell table:style-name="ce40" table:formula="of:=IF([.Q62]=&quot;&quot;;&quot;&quot;;[.Q62])">
            <text:p/>
          </table:table-cell>
          <table:table-cell table:style-name="ce17"/>
          <table:table-cell table:style-name="ce16" office:value-type="string" calcext:value-type="string">
            <text:p>CTDIw (mGy):</text:p>
          </table:table-cell>
          <table:table-cell table:style-name="ce67" table:formula="of:=IF([.X63]=&quot;&quot;;&quot;&quot;;[.X63])">
            <text:p/>
          </table:table-cell>
          <table:table-cell table:style-name="ce17" table:number-columns-repeated="2"/>
          <table:table-cell table:number-columns-repeated="2"/>
          <table:table-cell table:style-name="ce83"/>
          <table:table-cell/>
          <table:table-cell table:style-name="ce90"/>
          <table:table-cell table:number-columns-repeated="9"/>
          <table:table-cell table:style-name="ce182"/>
          <table:table-cell/>
          <table:table-cell table:style-name="ce16"/>
          <table:table-cell table:style-name="ce195"/>
          <table:table-cell table:style-name="ce196" table:formula="of:=IF([.AB71]&lt;&gt;[.AD71];&quot;Change&quot;;&quot;&quot;)">
            <text:p/>
          </table:table-cell>
          <table:table-cell table:style-name="ce199" table:formula="of:=IF([.Q119]=&quot;&quot;;&quot;&quot;;[.Q11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/>
          <table:table-cell table:style-name="ce26" office:value-type="string" calcext:value-type="string">
            <text:p>Time (s):</text:p>
          </table:table-cell>
          <table:table-cell table:style-name="ce40" table:formula="of:=IF([.Q63]=&quot;&quot;;&quot;&quot;;[.Q63])">
            <text:p/>
          </table:table-cell>
          <table:table-cell table:style-name="ce54"/>
          <table:table-cell table:style-name="ce63" office:value-type="string" calcext:value-type="string">
            <text:p>CTDI change:</text:p>
          </table:table-cell>
          <table:table-cell table:style-name="ce68" table:formula="of:=IF([.X65]=&quot;&quot;;&quot;&quot;;[.X65])">
            <text:p/>
          </table:table-cell>
          <table:table-cell table:style-name="ce54" table:number-columns-repeated="2"/>
          <table:table-cell table:number-columns-repeated="2"/>
          <table:table-cell table:style-name="ce83"/>
          <table:table-cell/>
          <table:table-cell table:style-name="ce99" office:value-type="string" calcext:value-type="string">
            <text:p>kV</text:p>
          </table:table-cell>
          <table:table-cell table:style-name="ce113" office:value-type="string" calcext:value-type="string">
            <text:p>mA</text:p>
          </table:table-cell>
          <table:table-cell table:style-name="ce99" office:value-type="string" calcext:value-type="string">
            <text:p>mm Al</text:p>
          </table:table-cell>
          <table:table-cell table:style-name="ce139" office:value-type="string" calcext:value-type="string">
            <text:p>mGy/min</text:p>
          </table:table-cell>
          <table:table-cell/>
          <table:table-cell table:style-name="ce38" office:value-type="string" calcext:value-type="string">
            <text:p>Data Processing</text:p>
          </table:table-cell>
          <table:table-cell table:number-columns-repeated="4"/>
          <table:table-cell table:style-name="ce182"/>
          <table:table-cell/>
          <table:table-cell table:style-name="ce16"/>
          <table:table-cell table:style-name="ce38"/>
          <table:table-cell/>
          <table:table-cell table:style-name="ce38"/>
          <table:table-cell table:number-columns-repeated="994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/>
          <table:table-cell table:style-name="ce26" office:value-type="string" calcext:value-type="string">
            <text:p>Beam width (mm):</text:p>
          </table:table-cell>
          <table:table-cell table:style-name="ce40" table:formula="of:=IF([.Q64]=&quot;&quot;;&quot;&quot;;[.Q64])">
            <text:p/>
          </table:table-cell>
          <table:table-cell table:style-name="ce54"/>
          <table:table-cell table:style-name="ce64" office:value-type="string" calcext:value-type="string">
            <text:p>Acceptable:</text:p>
          </table:table-cell>
          <table:table-cell table:style-name="ce69" table:formula="of:=IF([.X66]=&quot;&quot;;&quot;&quot;;[.X66])" office:value-type="string" office:string-value="NA" calcext:value-type="string">
            <text:p>NA</text:p>
          </table:table-cell>
          <table:table-cell table:style-name="ce54" table:number-columns-repeated="2"/>
          <table:table-cell table:number-columns-repeated="2"/>
          <table:table-cell table:style-name="ce83"/>
          <table:table-cell/>
          <table:table-cell table:style-name="ce100"/>
          <table:table-cell table:style-name="ce114"/>
          <table:table-cell table:style-name="ce126" office:value-type="float" office:value="0" calcext:value-type="float">
            <text:p>0.0</text:p>
          </table:table-cell>
          <table:table-cell table:style-name="ce140"/>
          <table:table-cell/>
          <table:table-cell table:style-name="ce31" office:value-type="string" calcext:value-type="string">
            <text:p>mm Al</text:p>
          </table:table-cell>
          <table:table-cell table:style-name="ce31" office:value-type="string" calcext:value-type="string">
            <text:p>Avg Exp</text:p>
          </table:table-cell>
          <table:table-cell table:style-name="ce31" office:value-type="string" calcext:value-type="string">
            <text:p>DATA(1/2)</text:p>
          </table:table-cell>
          <table:table-cell table:style-name="ce31" office:value-type="string" calcext:value-type="string">
            <text:p>Data Al</text:p>
          </table:table-cell>
          <table:table-cell table:style-name="ce177" office:value-type="string" calcext:value-type="string">
            <text:p>HVL</text:p>
          </table:table-cell>
          <table:table-cell table:style-name="ce182"/>
          <table:table-cell/>
          <table:table-cell table:style-name="ce16"/>
          <table:table-cell table:style-name="ce195"/>
          <table:table-cell table:style-name="ce196" table:formula="of:=IF([.AB73]&lt;&gt;[.AD73];&quot;Change&quot;;&quot;&quot;)">
            <text:p/>
          </table:table-cell>
          <table:table-cell table:style-name="ce199" table:formula="of:=IF([.Q121]=&quot;&quot;;&quot;&quot;;[.Q12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/>
          <table:table-cell table:style-name="ce26" office:value-type="string" calcext:value-type="string">
            <text:p>Chamber length (mm):</text:p>
          </table:table-cell>
          <table:table-cell table:style-name="ce40" table:formula="of:=IF([.Q65]=&quot;&quot;;&quot;&quot;;[.Q65])">
            <text:p/>
          </table:table-cell>
          <table:table-cell table:style-name="ce54" table:number-columns-repeated="5"/>
          <table:table-cell table:number-columns-repeated="2"/>
          <table:table-cell table:style-name="ce83"/>
          <table:table-cell/>
          <table:table-cell table:style-name="ce90"/>
          <table:table-cell table:style-name="ce115"/>
          <table:table-cell table:style-name="ce127" office:value-type="float" office:value="0" calcext:value-type="float">
            <text:p>0.0</text:p>
          </table:table-cell>
          <table:table-cell table:style-name="ce141"/>
          <table:table-cell/>
          <table:table-cell table:style-name="ce154" table:formula="of:=[.Q73]" office:value-type="float" office:value="0" calcext:value-type="float">
            <text:p>0.0</text:p>
          </table:table-cell>
          <table:table-cell table:style-name="ce160" table:formula="of:=IF(MIN([.R73:.R74])=0;&quot;&quot;;AVERAGE([.R73:.R74]))">
            <text:p/>
          </table:table-cell>
          <table:table-cell table:style-name="ce160" table:formula="of:=IF([.U74]=&quot;&quot;;&quot;&quot;;ABS([.U74]-[.$U$74]/2))">
            <text:p/>
          </table:table-cell>
          <table:table-cell table:style-name="ce154" table:formula="of:=IF(OR([.$U$74]=&quot;&quot;;[.$U$75]=&quot;&quot;);&quot;&quot;;IF(ABS([.$U$74]-[.$U$74]/2)=SMALL([.$V$74:.$V$79];1);[.T74];IF(ABS([.U75]-[.$U$74]/2)=SMALL([.$V$74:.$V$79];1);[.T75];IF(ABS([.U76]-[.$U$74]/2)=SMALL([.$V$74:.$V$79];1);[.T76];IF(ABS([.U77]-[.$U$74]/2)=SMALL([.$V$74:.$V$79];1);[.T77];IF(ABS([.U78]-[.$U$74]/2)=SMALL([.$V$74:.$V$79];1);[.T78];IF(ABS([.U79]-[.$U$74]/2)=SMALL([.$V$74:.$V$79];1);[.T79];&quot;&quot;)))))))">
            <text:p/>
          </table:table-cell>
          <table:table-cell table:style-name="ce178" table:formula="of:=IF(OR(MIN([.W74:.W75])=0;MIN([.W78:.W79])=0);&quot;&quot;;TREND([.W74:.W75];[.X78:.X79];LN([.U74]/2)))">
            <text:p/>
          </table:table-cell>
          <table:table-cell table:style-name="ce182"/>
          <table:table-cell/>
          <table:table-cell table:style-name="ce16"/>
          <table:table-cell table:style-name="ce38"/>
          <table:table-cell/>
          <table:table-cell table:style-name="ce38"/>
          <table:table-cell table:number-columns-repeated="99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/>
          <table:table-cell table:style-name="ce26" office:value-type="string" calcext:value-type="string">
            <text:p>Chamber CF:</text:p>
          </table:table-cell>
          <table:table-cell table:style-name="ce40" table:formula="of:=IF([.Q66]=&quot;&quot;;&quot;&quot;;[.Q66])">
            <text:p/>
          </table:table-cell>
          <table:table-cell table:style-name="ce54"/>
          <table:table-cell table:style-name="ce65" office:value-type="string" calcext:value-type="string">
            <text:p>Criteria:</text:p>
          </table:table-cell>
          <table:table-cell table:style-name="ce70" office:value-type="string" calcext:value-type="string">
            <text:p>Change in CTDI from previous year is less than 15%</text:p>
          </table:table-cell>
          <table:table-cell table:style-name="ce54" table:number-columns-repeated="2"/>
          <table:table-cell table:number-columns-repeated="2"/>
          <table:table-cell table:style-name="ce83"/>
          <table:table-cell/>
          <table:table-cell table:style-name="ce90"/>
          <table:table-cell table:style-name="ce106"/>
          <table:table-cell table:style-name="ce128"/>
          <table:table-cell table:style-name="ce140"/>
          <table:table-cell/>
          <table:table-cell table:style-name="ce154" table:formula="of:=IF([.Q75]=&quot;&quot;;&quot;&quot;;[.Q75])">
            <text:p/>
          </table:table-cell>
          <table:table-cell table:style-name="ce160" table:formula="of:=IF(MIN([.R75:.R76])=0;&quot;&quot;;AVERAGE([.R75:.R76]))">
            <text:p/>
          </table:table-cell>
          <table:table-cell table:style-name="ce160" table:formula="of:=IF([.U75]=&quot;&quot;;&quot;&quot;;ABS([.U75]-[.$U$74]/2))">
            <text:p/>
          </table:table-cell>
          <table:table-cell table:style-name="ce154" table:formula="of:=IF(OR([.$U$74]=&quot;&quot;;[.$U$75]=&quot;&quot;);&quot;&quot;;IF(ABS([.$U$74]-[.$U$74]/2)=SMALL([.$V$74:.$V$79];2);[.T74];IF(ABS([.U75]-[.$U$74]/2)=SMALL([.$V$74:.$V$79];2);[.T75];IF(ABS([.U76]-[.$U$74]/2)=SMALL([.$V$74:.$V$79];2);[.T76];IF(ABS([.U77]-[.$U$74]/2)=SMALL([.$V$74:.$V$79];2);[.T77];IF(ABS([.U78]-[.$U$74]/2)=SMALL([.$V$74:.$V$79];2);[.T78];IF(ABS([.U79]-[.$U$74]/2)=SMALL([.$V$74:.$V$79];2);[.T79];&quot;&quot;)))))))">
            <text:p/>
          </table:table-cell>
          <table:table-cell/>
          <table:table-cell table:style-name="ce182"/>
          <table:table-cell/>
          <table:table-cell table:style-name="ce16"/>
          <table:table-cell table:style-name="ce195"/>
          <table:table-cell table:style-name="ce196" table:formula="of:=IF([.AB75]&lt;&gt;[.AD75];&quot;Change&quot;;&quot;&quot;)">
            <text:p/>
          </table:table-cell>
          <table:table-cell table:style-name="ce199" table:formula="of:=IF([.Q123]=&quot;&quot;;&quot;&quot;;[.Q12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7"/>
          <table:table-cell table:style-name="ce14" table:number-columns-repeated="10"/>
          <table:table-cell table:style-name="ce87"/>
          <table:table-cell/>
          <table:table-cell table:style-name="ce90"/>
          <table:table-cell table:style-name="ce106"/>
          <table:table-cell table:style-name="ce127" table:formula="of:=IF([.Q75]=&quot;&quot;;&quot;&quot;;[.Q75])">
            <text:p/>
          </table:table-cell>
          <table:table-cell table:style-name="ce141"/>
          <table:table-cell/>
          <table:table-cell table:style-name="ce154" table:formula="of:=IF([.Q77]=&quot;&quot;;&quot;&quot;;[.Q77])">
            <text:p/>
          </table:table-cell>
          <table:table-cell table:style-name="ce160" table:formula="of:=IF(MIN([.R77:.R78])=0;&quot;&quot;;AVERAGE([.R77:.R78]))">
            <text:p/>
          </table:table-cell>
          <table:table-cell table:style-name="ce160" table:formula="of:=IF([.U76]=&quot;&quot;;&quot;&quot;;ABS([.U76]-[.$U$74]/2))">
            <text:p/>
          </table:table-cell>
          <table:table-cell table:number-columns-repeated="2"/>
          <table:table-cell table:style-name="ce182"/>
          <table:table-cell/>
          <table:table-cell table:style-name="ce16"/>
          <table:table-cell table:style-name="ce38"/>
          <table:table-cell/>
          <table:table-cell table:style-name="ce38"/>
          <table:table-cell table:number-columns-repeated="994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style-name="ce15" office:value-type="string" calcext:value-type="string">
            <text:p>Half Value Layer</text:p>
          </table:table-cell>
          <table:table-cell/>
          <table:table-cell table:style-name="ce16"/>
          <table:table-cell table:style-name="ce54" table:number-columns-repeated="5"/>
          <table:table-cell table:number-columns-repeated="2"/>
          <table:table-cell table:style-name="ce83"/>
          <table:table-cell/>
          <table:table-cell table:style-name="ce90"/>
          <table:table-cell table:style-name="ce106"/>
          <table:table-cell table:style-name="ce129"/>
          <table:table-cell table:style-name="ce140"/>
          <table:table-cell/>
          <table:table-cell table:style-name="ce31" table:formula="of:=IF([.Q79]=&quot;&quot;;&quot;&quot;;[.Q79])">
            <text:p/>
          </table:table-cell>
          <table:table-cell table:style-name="ce160" table:formula="of:=IF(MIN([.R79:.R80])=0;&quot;&quot;;AVERAGE([.R79:.R80]))">
            <text:p/>
          </table:table-cell>
          <table:table-cell table:style-name="ce160" table:formula="of:=IF([.U77]=&quot;&quot;;&quot;&quot;;ABS([.U77]-[.$U$74]/2))">
            <text:p/>
          </table:table-cell>
          <table:table-cell table:style-name="ce17" office:value-type="string" calcext:value-type="string">
            <text:p>Data Exp</text:p>
          </table:table-cell>
          <table:table-cell table:style-name="ce17" office:value-type="string" calcext:value-type="string">
            <text:p>LN(EXP)</text:p>
          </table:table-cell>
          <table:table-cell table:style-name="ce182"/>
          <table:table-cell/>
          <table:table-cell table:style-name="ce16"/>
          <table:table-cell table:style-name="ce195"/>
          <table:table-cell table:style-name="ce196" table:formula="of:=IF([.AB77]&lt;&gt;[.AD77];&quot;Change&quot;;&quot;&quot;)">
            <text:p/>
          </table:table-cell>
          <table:table-cell table:style-name="ce199" table:formula="of:=IF([.Q125]=&quot;&quot;;&quot;&quot;;[.Q12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style-name="ce16" office:value-type="string" calcext:value-type="string">
            <text:p>Set kVp:</text:p>
          </table:table-cell>
          <table:table-cell table:style-name="ce27" table:formula="of:=IF([.O73]=&quot;&quot;;&quot;&quot;;[.O73])">
            <text:p/>
          </table:table-cell>
          <table:table-cell/>
          <table:table-cell table:style-name="ce54" table:number-columns-repeated="5"/>
          <table:table-cell table:number-columns-repeated="2"/>
          <table:table-cell table:style-name="ce83"/>
          <table:table-cell/>
          <table:table-cell table:style-name="ce90"/>
          <table:table-cell table:style-name="ce106"/>
          <table:table-cell table:style-name="ce127" table:formula="of:=IF([.Q77]=&quot;&quot;;&quot;&quot;;[.Q77])">
            <text:p/>
          </table:table-cell>
          <table:table-cell table:style-name="ce141"/>
          <table:table-cell/>
          <table:table-cell table:style-name="ce31" table:formula="of:=IF([.Q81]=&quot;&quot;;&quot;&quot;;[.Q81])">
            <text:p/>
          </table:table-cell>
          <table:table-cell table:style-name="ce160" table:formula="of:=IF(MIN([.R81:.R82])=0;&quot;&quot;;AVERAGE([.R81:.R82]))">
            <text:p/>
          </table:table-cell>
          <table:table-cell table:style-name="ce160" table:formula="of:=IF([.U78]=&quot;&quot;;&quot;&quot;;ABS([.U78]-[.$U$74]/2))">
            <text:p/>
          </table:table-cell>
          <table:table-cell table:style-name="ce160" table:formula="of:=IF(OR([.U74]=&quot;&quot;;[.U75]=&quot;&quot;);&quot;&quot;;VLOOKUP([.W74];[.T74:.U79];2))">
            <text:p/>
          </table:table-cell>
          <table:table-cell table:style-name="ce160" table:formula="of:=IF([.W78]=&quot;&quot;;&quot;&quot;;LN([.W78]))">
            <text:p/>
          </table:table-cell>
          <table:table-cell table:style-name="ce182"/>
          <table:table-cell/>
          <table:table-cell table:style-name="ce16"/>
          <table:table-cell table:style-name="ce38"/>
          <table:table-cell/>
          <table:table-cell table:style-name="ce38"/>
          <table:table-cell table:number-columns-repeated="994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number-columns-repeated="3"/>
          <table:table-cell table:style-name="ce54" table:number-columns-repeated="5"/>
          <table:table-cell table:number-columns-repeated="2"/>
          <table:table-cell table:style-name="ce83"/>
          <table:table-cell/>
          <table:table-cell table:style-name="ce90"/>
          <table:table-cell table:style-name="ce106"/>
          <table:table-cell table:style-name="ce129"/>
          <table:table-cell table:style-name="ce140"/>
          <table:table-cell/>
          <table:table-cell table:style-name="ce31" table:formula="of:=IF([.Q83]=&quot;&quot;;&quot;&quot;;[.Q83])">
            <text:p/>
          </table:table-cell>
          <table:table-cell table:style-name="ce160" table:formula="of:=IF(MIN([.R83:.R84])=0;&quot;&quot;;AVERAGE([.R83:.R84]))">
            <text:p/>
          </table:table-cell>
          <table:table-cell table:style-name="ce160" table:formula="of:=IF([.U79]=&quot;&quot;;&quot;&quot;;ABS([.U79]-[.$U$74]/2))">
            <text:p/>
          </table:table-cell>
          <table:table-cell table:style-name="ce160" table:formula="of:=IF(OR([.U74]=&quot;&quot;;[.U75]=&quot;&quot;);&quot;&quot;;VLOOKUP([.W75];[.T74:.U79];2))">
            <text:p/>
          </table:table-cell>
          <table:table-cell table:style-name="ce160" table:formula="of:=IF([.W79]=&quot;&quot;;&quot;&quot;;LN([.W79]))">
            <text:p/>
          </table:table-cell>
          <table:table-cell table:style-name="ce182"/>
          <table:table-cell/>
          <table:table-cell table:style-name="ce16"/>
          <table:table-cell table:style-name="ce195"/>
          <table:table-cell table:style-name="ce196" table:formula="of:=IF([.AB79]&lt;&gt;[.AD79];&quot;Change&quot;;&quot;&quot;)">
            <text:p/>
          </table:table-cell>
          <table:table-cell table:style-name="ce199" table:formula="of:=IF([.Q127]=&quot;&quot;;&quot;&quot;;[.Q12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 table:style-name="ce17" office:value-type="string" calcext:value-type="string">
            <text:p>Al (mm)</text:p>
          </table:table-cell>
          <table:table-cell table:number-columns-repeated="2" table:style-name="ce17" office:value-type="string" calcext:value-type="string">
            <text:p>mGy/min</text:p>
          </table:table-cell>
          <table:table-cell table:style-name="ce54"/>
          <table:table-cell table:style-name="ce16" office:value-type="string" calcext:value-type="string">
            <text:p>Measured HVL:</text:p>
          </table:table-cell>
          <table:table-cell table:style-name="ce71" table:formula="of:=[.X74]">
            <text:p/>
          </table:table-cell>
          <table:table-cell table:style-name="ce54" table:number-columns-repeated="2"/>
          <table:table-cell table:number-columns-repeated="2"/>
          <table:table-cell table:style-name="ce83"/>
          <table:table-cell/>
          <table:table-cell table:style-name="ce90"/>
          <table:table-cell table:style-name="ce106"/>
          <table:table-cell table:style-name="ce127" table:formula="of:=IF([.Q79]=&quot;&quot;;&quot;&quot;;[.Q79])">
            <text:p/>
          </table:table-cell>
          <table:table-cell table:style-name="ce141"/>
          <table:table-cell/>
          <table:table-cell table:style-name="ce155" table:formula="of:=[.X74]">
            <text:p/>
          </table:table-cell>
          <table:table-cell table:style-name="ce161" table:formula="of:=IF([.X74]=&quot;&quot;;&quot;&quot;;EXP(TREND([.X78:.X79];[.W74:.W75];[.T80])))">
            <text:p/>
          </table:table-cell>
          <table:table-cell table:number-columns-repeated="3"/>
          <table:table-cell table:style-name="ce182"/>
          <table:table-cell/>
          <table:table-cell table:style-name="ce16"/>
          <table:table-cell table:style-name="ce38"/>
          <table:table-cell/>
          <table:table-cell table:style-name="ce38"/>
          <table:table-cell table:number-columns-repeated="994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 table:style-name="ce18" table:formula="of:=[.Q73]" office:value-type="float" office:value="0" calcext:value-type="float">
            <text:p>0.0</text:p>
          </table:table-cell>
          <table:table-cell table:style-name="ce28" table:formula="of:=IF([.R73]=&quot;&quot;;&quot;&quot;;[.R73])">
            <text:p/>
          </table:table-cell>
          <table:table-cell table:style-name="ce28" table:formula="of:=IF([.R74]=&quot;&quot;;&quot;&quot;;[.R74])">
            <text:p/>
          </table:table-cell>
          <table:table-cell table:style-name="ce54"/>
          <table:table-cell table:style-name="ce16" office:value-type="string" calcext:value-type="string">
            <text:p>HVL Acceptable:</text:p>
          </table:table-cell>
          <table:table-cell table:style-name="ce72" table:formula="of:=[.X81]">
            <text:p/>
          </table:table-cell>
          <table:table-cell table:style-name="ce54" table:number-columns-repeated="2"/>
          <table:table-cell table:number-columns-repeated="2"/>
          <table:table-cell table:style-name="ce83"/>
          <table:table-cell/>
          <table:table-cell table:style-name="ce90"/>
          <table:table-cell table:style-name="ce106"/>
          <table:table-cell table:style-name="ce129"/>
          <table:table-cell table:style-name="ce140"/>
          <table:table-cell/>
          <table:table-cell table:style-name="ce156" office:value-type="string" calcext:value-type="string" table:number-columns-spanned="2" table:number-rows-spanned="1">
            <text:p>Acceptable (mm Al)</text:p>
          </table:table-cell>
          <table:covered-table-cell table:style-name="ce162"/>
          <table:table-cell/>
          <table:table-cell table:style-name="ce16" office:value-type="string" calcext:value-type="string">
            <text:p>HVL Acceptable:</text:p>
          </table:table-cell>
          <table:table-cell table:style-name="ce179" table:formula="of:=IF(AND([.R73]=&quot;&quot;;[.R74]=&quot;&quot;);&quot;&quot;;IF([.X74]&gt;=[.U82];&quot;YES&quot;;&quot;NO&quot;))">
            <text:p/>
          </table:table-cell>
          <table:table-cell table:style-name="ce182"/>
          <table:table-cell/>
          <table:table-cell table:style-name="ce16"/>
          <table:table-cell table:style-name="ce195"/>
          <table:table-cell table:style-name="ce196" table:formula="of:=IF([.AB81]&lt;&gt;[.AD81];&quot;Change&quot;;&quot;&quot;)">
            <text:p/>
          </table:table-cell>
          <table:table-cell table:style-name="ce199" table:formula="of:=IF([.Q129]=&quot;&quot;;&quot;&quot;;[.Q12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style-name="ce18" table:formula="of:=IF([.Q75]=&quot;&quot;;&quot;&quot;;[.Q75])">
            <text:p/>
          </table:table-cell>
          <table:table-cell table:style-name="ce28" table:formula="of:=IF([.R75]=&quot;&quot;;&quot;&quot;;[.R75])">
            <text:p/>
          </table:table-cell>
          <table:table-cell table:style-name="ce28" table:formula="of:=IF([.R76]=&quot;&quot;;&quot;&quot;;[.R76])">
            <text:p/>
          </table:table-cell>
          <table:table-cell table:style-name="ce54" table:number-columns-repeated="5"/>
          <table:table-cell table:number-columns-repeated="2"/>
          <table:table-cell table:style-name="ce83"/>
          <table:table-cell/>
          <table:table-cell table:style-name="ce90"/>
          <table:table-cell table:style-name="ce106"/>
          <table:table-cell table:style-name="ce127" table:formula="of:=IF([.Q81]=&quot;&quot;;&quot;&quot;;[.Q81])">
            <text:p/>
          </table:table-cell>
          <table:table-cell table:style-name="ce141"/>
          <table:table-cell/>
          <table:table-cell table:style-name="ce31" office:value-type="string" calcext:value-type="string">
            <text:p>Low</text:p>
          </table:table-cell>
          <table:table-cell table:style-name="ce31" table:formula="of:=IF([.$O$70]=1;IF([.O73]&lt;=75;MIN(ROUND(TREND([.AH14:.AH16];[.AG14:.AG16];[.O73]; );1);TRUNC(TREND([.AH14:.AH16];[.AG14:.AG16];[.O73]);2));MIN(ROUND(TREND([.AH17:.AH25];[.AG17:.AG25];[.O73]);1);TRUNC(TREND([.AH17:.AH25];[.AG17:.AG25];[.O73]);2)));MIN(ROUND(TREND([.AL11:.AL13];[.AJ11:.AJ13];[.O73]);1);TRUNC(TREND([.AL14:.AL18];[.AJ14:.AJ18];[.O73]);2)))" office:value-type="string" office:string-value="" calcext:value-type="error">
            <text:p>Err:502</text:p>
          </table:table-cell>
          <table:table-cell table:number-columns-repeated="3"/>
          <table:table-cell table:style-name="ce182"/>
          <table:table-cell/>
          <table:table-cell table:style-name="ce16"/>
          <table:table-cell table:style-name="ce38"/>
          <table:table-cell/>
          <table:table-cell table:style-name="ce38"/>
          <table:table-cell table:number-columns-repeated="994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style-name="ce18" table:formula="of:=IF([.Q77]=&quot;&quot;;&quot;&quot;;[.Q77])">
            <text:p/>
          </table:table-cell>
          <table:table-cell table:style-name="ce28" table:formula="of:=IF([.R77]=&quot;&quot;;&quot;&quot;;[.R77])">
            <text:p/>
          </table:table-cell>
          <table:table-cell table:style-name="ce28" table:formula="of:=IF([.R78]=&quot;&quot;;&quot;&quot;;[.R78])">
            <text:p/>
          </table:table-cell>
          <table:table-cell table:style-name="ce54"/>
          <table:table-cell/>
          <table:table-cell table:style-name="ce73" office:value-type="string" calcext:value-type="string">
            <text:p>ACCEPTABLE RESULTS (mm Al)</text:p>
          </table:table-cell>
          <table:table-cell/>
          <table:table-cell table:style-name="ce54"/>
          <table:table-cell table:number-columns-repeated="2"/>
          <table:table-cell table:style-name="ce83"/>
          <table:table-cell/>
          <table:table-cell table:style-name="ce90"/>
          <table:table-cell table:style-name="ce106"/>
          <table:table-cell table:style-name="ce129"/>
          <table:table-cell table:style-name="ce140"/>
          <table:table-cell/>
          <table:table-cell table:style-name="ce31" office:value-type="string" calcext:value-type="string">
            <text:p>Desired</text:p>
          </table:table-cell>
          <table:table-cell table:style-name="ce31" table:formula="of:=IF([.$O$70]=1;&quot;&quot;;ROUND(AVERAGE(ROUND(TREND([.AK11:.AK18];[.AJ11:.AJ18];[.O73]);2);TRUNC(TREND([.AK11:.AK18];[.AJ11:.AJ18];[.O73]);2));1))" office:value-type="string" office:string-value="" calcext:value-type="error">
            <text:p>Err:502</text:p>
          </table:table-cell>
          <table:table-cell/>
          <table:table-cell table:style-name="ce16" table:formula="of:=&quot;Previous HVL @ &quot;&amp;[.AB14]&amp;&quot; kV:&quot;" office:value-type="string" office:string-value="Previous HVL @  kV:" calcext:value-type="string">
            <text:p>Previous HVL @ <text:s/>kV:</text:p>
          </table:table-cell>
          <table:table-cell table:style-name="ce180" table:formula="of:=IF([.AB51]=&quot;&quot;;&quot;&quot;;[.AB51])">
            <text:p/>
          </table:table-cell>
          <table:table-cell table:style-name="ce182"/>
          <table:table-cell/>
          <table:table-cell table:style-name="ce16"/>
          <table:table-cell table:style-name="ce195"/>
          <table:table-cell table:style-name="ce196" table:formula="of:=IF([.AB83]&lt;&gt;[.AD83];&quot;Change&quot;;&quot;&quot;)">
            <text:p/>
          </table:table-cell>
          <table:table-cell table:style-name="ce199" table:formula="of:=IF([.Q131]=&quot;&quot;;&quot;&quot;;[.Q13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style-name="ce18" table:formula="of:=IF([.Q79]=&quot;&quot;;&quot;&quot;;[.Q79])">
            <text:p/>
          </table:table-cell>
          <table:table-cell table:style-name="ce28" table:formula="of:=IF([.R79]=&quot;&quot;;&quot;&quot;;[.R79])">
            <text:p/>
          </table:table-cell>
          <table:table-cell table:style-name="ce28" table:formula="of:=IF([.R80]=&quot;&quot;;&quot;&quot;;[.R80])">
            <text:p/>
          </table:table-cell>
          <table:table-cell table:style-name="ce54"/>
          <table:table-cell/>
          <table:table-cell table:style-name="ce16" table:formula="of:=&quot;Min acceptable HVL at &quot;&amp;[.D78]&amp;&quot; kVp:&quot;" office:value-type="string" office:string-value="Min acceptable HVL at  kVp:" calcext:value-type="string">
            <text:p>Min acceptable HVL at <text:s/>kVp:</text:p>
          </table:table-cell>
          <table:table-cell table:style-name="ce17" table:formula="of:=[.U82]" office:value-type="string" office:string-value="" calcext:value-type="error">
            <text:p>Err:502</text:p>
          </table:table-cell>
          <table:table-cell table:style-name="ce54"/>
          <table:table-cell table:number-columns-repeated="2"/>
          <table:table-cell table:style-name="ce83"/>
          <table:table-cell/>
          <table:table-cell table:style-name="ce90"/>
          <table:table-cell table:style-name="ce106"/>
          <table:table-cell table:style-name="ce127" table:formula="of:=IF([.Q83]=&quot;&quot;;&quot;&quot;;[.Q83])">
            <text:p/>
          </table:table-cell>
          <table:table-cell table:style-name="ce141"/>
          <table:table-cell/>
          <table:table-cell table:style-name="ce31" office:value-type="string" calcext:value-type="string">
            <text:p>High</text:p>
          </table:table-cell>
          <table:table-cell table:style-name="ce31" table:formula="of:=IF([.$O$70]=1;&quot;&quot;;MAX(ROUND(TREND([.AM11:.AM18];[.AJ11:.AJ18];[.O73]);1);TRUNC(TREND([.AM11:.AM18];[.AJ11:.AJ18];[.O73]);2)))" office:value-type="string" office:string-value="" calcext:value-type="error">
            <text:p>Err:502</text:p>
          </table:table-cell>
          <table:table-cell table:number-columns-repeated="3"/>
          <table:table-cell table:style-name="ce182"/>
          <table:table-cell/>
          <table:table-cell table:style-name="ce16"/>
          <table:table-cell table:style-name="ce38"/>
          <table:table-cell/>
          <table:table-cell table:style-name="ce38"/>
          <table:table-cell table:number-columns-repeated="994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style-name="ce18" table:formula="of:=IF([.Q81]=&quot;&quot;;&quot;&quot;;[.Q81])">
            <text:p/>
          </table:table-cell>
          <table:table-cell table:style-name="ce29" table:formula="of:=IF([.R81]=&quot;&quot;;&quot;&quot;;[.R81])">
            <text:p/>
          </table:table-cell>
          <table:table-cell table:style-name="ce29" table:formula="of:=IF([.R82]=&quot;&quot;;&quot;&quot;;[.R82])">
            <text:p/>
          </table:table-cell>
          <table:table-cell table:style-name="ce54"/>
          <table:table-cell/>
          <table:table-cell table:style-name="ce16" table:formula="of:=&quot;Desired HVL at &quot;&amp;[.D78]&amp;&quot; kVp:&quot;" office:value-type="string" office:string-value="Desired HVL at  kVp:" calcext:value-type="string">
            <text:p>Desired HVL at <text:s/>kVp:</text:p>
          </table:table-cell>
          <table:table-cell table:style-name="ce17" table:formula="of:=[.U83]" office:value-type="string" office:string-value="" calcext:value-type="error">
            <text:p>Err:502</text:p>
          </table:table-cell>
          <table:table-cell table:style-name="ce54"/>
          <table:table-cell table:number-columns-repeated="2"/>
          <table:table-cell table:style-name="ce83"/>
          <table:table-cell/>
          <table:table-cell table:style-name="ce101"/>
          <table:table-cell table:style-name="ce116" table:number-columns-repeated="9"/>
          <table:table-cell table:style-name="ce188"/>
          <table:table-cell/>
          <table:table-cell table:style-name="ce16"/>
          <table:table-cell table:style-name="ce195"/>
          <table:table-cell table:style-name="ce196" table:formula="of:=IF([.AB85]&lt;&gt;[.AD85];&quot;Change&quot;;&quot;&quot;)">
            <text:p/>
          </table:table-cell>
          <table:table-cell table:style-name="ce199" table:formula="of:=IF([.Q133]=&quot;&quot;;&quot;&quot;;[.Q13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style-name="ce18" table:formula="of:=IF([.Q83]=&quot;&quot;;&quot;&quot;;[.Q83])">
            <text:p/>
          </table:table-cell>
          <table:table-cell table:style-name="ce29" table:formula="of:=IF([.R83]=&quot;&quot;;&quot;&quot;;[.R83])">
            <text:p/>
          </table:table-cell>
          <table:table-cell table:style-name="ce29" table:formula="of:=IF([.R84]=&quot;&quot;;&quot;&quot;;[.R84])">
            <text:p/>
          </table:table-cell>
          <table:table-cell table:style-name="ce54"/>
          <table:table-cell table:style-name="ce16" office:value-type="string" calcext:value-type="string">
            <text:p>Criteria:</text:p>
          </table:table-cell>
          <table:table-cell table:style-name="ce38" table:formula="of:=IF([.O70]=1;&quot;DHEC Standard&quot;;&quot;MUSC Standard&quot;)" office:value-type="string" office:string-value="MUSC Standard" calcext:value-type="string">
            <text:p>MUSC Standard</text:p>
          </table:table-cell>
          <table:table-cell/>
          <table:table-cell table:style-name="ce54"/>
          <table:table-cell table:number-columns-repeated="2"/>
          <table:table-cell table:style-name="ce83"/>
          <table:table-cell/>
          <table:table-cell table:style-name="ce102" office:value-type="string" calcext:value-type="string">
            <text:p>Exposure Linearity</text:p>
          </table:table-cell>
          <table:table-cell table:style-name="ce26"/>
          <table:table-cell table:style-name="ce54" table:number-columns-repeated="5"/>
          <table:table-cell table:style-name="ce64" table:number-columns-repeated="3"/>
          <table:table-cell table:style-name="ce186"/>
          <table:table-cell/>
          <table:table-cell table:style-name="ce16"/>
          <table:table-cell table:style-name="ce38"/>
          <table:table-cell/>
          <table:table-cell table:style-name="ce38"/>
          <table:table-cell table:number-columns-repeated="994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number-columns-repeated="2"/>
          <table:table-cell table:style-name="ce16"/>
          <table:table-cell table:style-name="ce54" table:number-columns-repeated="5"/>
          <table:table-cell table:number-columns-repeated="2"/>
          <table:table-cell table:style-name="ce83"/>
          <table:table-cell/>
          <table:table-cell table:style-name="ce103" office:value-type="string" calcext:value-type="string">
            <text:p>kV:</text:p>
          </table:table-cell>
          <table:table-cell table:style-name="ce117"/>
          <table:table-cell table:style-name="ce63"/>
          <table:table-cell table:style-name="ce54" table:number-columns-repeated="4"/>
          <table:table-cell table:style-name="ce64" table:number-columns-repeated="3"/>
          <table:table-cell table:style-name="ce186"/>
          <table:table-cell/>
          <table:table-cell table:style-name="ce16"/>
          <table:table-cell table:style-name="ce195"/>
          <table:table-cell table:style-name="ce196" table:formula="of:=IF([.AB87]&lt;&gt;[.AD87];&quot;Change&quot;;&quot;&quot;)">
            <text:p/>
          </table:table-cell>
          <table:table-cell table:style-name="ce199" table:formula="of:=IF([.Q135]=&quot;&quot;;&quot;&quot;;[.Q13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number-columns-repeated="2"/>
          <table:table-cell table:style-name="ce16"/>
          <table:table-cell table:style-name="ce54" table:number-columns-repeated="5"/>
          <table:table-cell table:number-columns-repeated="2"/>
          <table:table-cell table:style-name="ce83"/>
          <table:table-cell/>
          <table:table-cell table:style-name="ce96"/>
          <table:table-cell/>
          <table:table-cell table:style-name="ce130"/>
          <table:table-cell/>
          <table:table-cell table:style-name="ce54" table:number-columns-repeated="3"/>
          <table:table-cell table:style-name="ce64" table:number-columns-repeated="3"/>
          <table:table-cell table:style-name="ce186"/>
          <table:table-cell/>
          <table:table-cell table:style-name="ce16"/>
          <table:table-cell table:style-name="ce38"/>
          <table:table-cell/>
          <table:table-cell table:style-name="ce38"/>
          <table:table-cell table:number-columns-repeated="994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style-name="ce19" table:number-columns-repeated="10"/>
          <table:table-cell table:style-name="ce83"/>
          <table:table-cell/>
          <table:table-cell table:style-name="ce96"/>
          <table:table-cell table:style-name="ce31" office:value-type="string" calcext:value-type="string">
            <text:p>mA</text:p>
          </table:table-cell>
          <table:table-cell table:style-name="ce31" office:value-type="string" calcext:value-type="string">
            <text:p>Time (s)</text:p>
          </table:table-cell>
          <table:table-cell table:style-name="ce31" office:value-type="string" calcext:value-type="string">
            <text:p>mAs</text:p>
          </table:table-cell>
          <table:table-cell table:style-name="ce59" office:value-type="string" calcext:value-type="string">
            <text:p>mGy</text:p>
          </table:table-cell>
          <table:table-cell table:style-name="ce59" office:value-type="string" calcext:value-type="string">
            <text:p>mGy/mAs</text:p>
          </table:table-cell>
          <table:table-cell table:style-name="ce163"/>
          <table:table-cell table:style-name="ce16" office:value-type="string" calcext:value-type="string">
            <text:p>mGy/mAs:</text:p>
          </table:table-cell>
          <table:table-cell table:style-name="ce170" table:formula="of:=AVERAGE([.T90:.T93])" office:value-type="string" office:string-value="" calcext:value-type="error">
            <text:p>#DIV/0!</text:p>
          </table:table-cell>
          <table:table-cell table:style-name="ce64"/>
          <table:table-cell table:style-name="ce186"/>
          <table:table-cell/>
          <table:table-cell table:style-name="ce16"/>
          <table:table-cell table:style-name="ce195"/>
          <table:table-cell table:style-name="ce196" table:formula="of:=IF([.AB89]&lt;&gt;[.AD89];&quot;Change&quot;;&quot;&quot;)">
            <text:p/>
          </table:table-cell>
          <table:table-cell table:style-name="ce199" table:formula="of:=IF([.Q137]=&quot;&quot;;&quot;&quot;;[.Q13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style-name="ce20"/>
          <table:table-cell table:number-columns-repeated="9"/>
          <table:table-cell table:style-name="ce83"/>
          <table:table-cell/>
          <table:table-cell table:style-name="ce96"/>
          <table:table-cell table:style-name="ce118" table:number-columns-repeated="2"/>
          <table:table-cell table:style-name="ce32" table:formula="of:=IF(OR([.P90]=&quot;&quot;;[.Q90]=&quot;&quot;);&quot;&quot;;[.P90]*[.Q90])">
            <text:p/>
          </table:table-cell>
          <table:table-cell table:style-name="ce118"/>
          <table:table-cell table:style-name="ce60" table:formula="of:=IF(OR([.P90]=&quot;&quot;;[.S90]=&quot;&quot;);&quot;&quot;;[.S90]/[.R90])">
            <text:p/>
          </table:table-cell>
          <table:table-cell table:style-name="ce54"/>
          <table:table-cell table:style-name="ce63" office:value-type="string" calcext:value-type="string">
            <text:p>Coeff of Linearity:</text:p>
          </table:table-cell>
          <table:table-cell table:style-name="ce77" table:formula="of:=IF(OR([.T90]=&quot;&quot;;[.T91]=&quot;&quot;);&quot;&quot;;(MAX([.T90:.T93])-MIN([.T90:.T93]))/(MAX([.T90:.T93])+MIN([.T90:.T93])))">
            <text:p/>
          </table:table-cell>
          <table:table-cell table:style-name="ce64"/>
          <table:table-cell table:style-name="ce186"/>
          <table:table-cell/>
          <table:table-cell table:style-name="ce16"/>
          <table:table-cell table:style-name="ce38"/>
          <table:table-cell/>
          <table:table-cell table:style-name="ce38"/>
          <table:table-cell table:number-columns-repeated="994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number-columns-repeated="3"/>
          <table:table-cell table:style-name="ce53" table:number-columns-repeated="3"/>
          <table:table-cell table:style-name="ce75"/>
          <table:table-cell table:style-name="ce19"/>
          <table:table-cell table:number-columns-repeated="2"/>
          <table:table-cell table:style-name="ce83"/>
          <table:table-cell/>
          <table:table-cell table:style-name="ce96"/>
          <table:table-cell table:style-name="ce118" table:number-columns-repeated="2"/>
          <table:table-cell table:style-name="ce32" table:formula="of:=IF(OR([.P91]=&quot;&quot;;[.Q91]=&quot;&quot;);&quot;&quot;;[.P91]*[.Q91])">
            <text:p/>
          </table:table-cell>
          <table:table-cell table:style-name="ce118"/>
          <table:table-cell table:style-name="ce60" table:formula="of:=IF(OR([.P91]=&quot;&quot;;[.S91]=&quot;&quot;);&quot;&quot;;[.S91]/[.R91])">
            <text:p/>
          </table:table-cell>
          <table:table-cell table:style-name="ce54"/>
          <table:table-cell table:style-name="ce16" office:value-type="string" calcext:value-type="string">
            <text:p>Previous mGy/mAs:</text:p>
          </table:table-cell>
          <table:table-cell table:style-name="ce171" table:formula="of:=IF([.AB52]=&quot;&quot;;&quot;&quot;;[.AB52])">
            <text:p/>
          </table:table-cell>
          <table:table-cell table:style-name="ce64"/>
          <table:table-cell table:style-name="ce186"/>
          <table:table-cell/>
          <table:table-cell table:style-name="ce16"/>
          <table:table-cell table:style-name="ce195"/>
          <table:table-cell table:style-name="ce196" table:formula="of:=IF([.AB91]&lt;&gt;[.AD91];&quot;Change&quot;;&quot;&quot;)">
            <text:p/>
          </table:table-cell>
          <table:table-cell table:style-name="ce199" table:formula="of:=IF([.Q139]=&quot;&quot;;&quot;&quot;;[.Q13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number-columns-repeated="3"/>
          <table:table-cell table:style-name="ce53" table:number-columns-repeated="5"/>
          <table:table-cell table:style-name="ce23"/>
          <table:table-cell/>
          <table:table-cell table:style-name="ce83"/>
          <table:table-cell/>
          <table:table-cell table:style-name="ce96"/>
          <table:table-cell table:style-name="ce118" table:number-columns-repeated="2"/>
          <table:table-cell table:style-name="ce32" table:formula="of:=IF(OR([.P92]=&quot;&quot;;[.Q92]=&quot;&quot;);&quot;&quot;;[.P92]*[.Q92])">
            <text:p/>
          </table:table-cell>
          <table:table-cell table:style-name="ce118"/>
          <table:table-cell table:style-name="ce60" table:formula="of:=IF(OR([.P92]=&quot;&quot;;[.S92]=&quot;&quot;);&quot;&quot;;[.S92]/[.R92])">
            <text:p/>
          </table:table-cell>
          <table:table-cell table:style-name="ce54"/>
          <table:table-cell table:style-name="ce63" office:value-type="string" calcext:value-type="string">
            <text:p>Acceptable:</text:p>
          </table:table-cell>
          <table:table-cell table:style-name="ce33" table:formula="of:=IF([.W90]=&quot;&quot;;&quot;&quot;;IF([.W90]&gt;0.1;&quot;NO&quot;;&quot;YES&quot;))">
            <text:p/>
          </table:table-cell>
          <table:table-cell table:style-name="ce64"/>
          <table:table-cell table:style-name="ce186"/>
          <table:table-cell/>
          <table:table-cell table:style-name="ce26"/>
          <table:table-cell table:style-name="ce194"/>
          <table:table-cell table:style-name="ce197"/>
          <table:table-cell table:style-name="ce106"/>
          <table:table-cell table:number-columns-repeated="994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/>
          <table:table-cell table:style-name="ce19"/>
          <table:table-cell table:style-name="ce16"/>
          <table:table-cell table:style-name="ce54" table:number-columns-repeated="5"/>
          <table:table-cell table:number-columns-repeated="2"/>
          <table:table-cell table:style-name="ce83"/>
          <table:table-cell/>
          <table:table-cell table:style-name="ce96"/>
          <table:table-cell table:style-name="ce118" table:number-columns-repeated="2"/>
          <table:table-cell table:style-name="ce32" table:formula="of:=IF(OR([.P93]=&quot;&quot;;[.Q93]=&quot;&quot;);&quot;&quot;;[.P93]*[.Q93])">
            <text:p/>
          </table:table-cell>
          <table:table-cell table:style-name="ce118"/>
          <table:table-cell table:style-name="ce60" table:formula="of:=IF(OR([.P93]=&quot;&quot;;[.S93]=&quot;&quot;);&quot;&quot;;[.S93]/[.R93])">
            <text:p/>
          </table:table-cell>
          <table:table-cell table:style-name="ce54"/>
          <table:table-cell table:style-name="ce21" office:value-type="string" calcext:value-type="string">
            <text:p>Critiera:</text:p>
          </table:table-cell>
          <table:table-cell table:style-name="ce34" office:value-type="string" calcext:value-type="string">
            <text:p>Coefficient of linearity &lt;= 10%.</text:p>
          </table:table-cell>
          <table:table-cell table:style-name="ce64"/>
          <table:table-cell table:style-name="ce186"/>
          <table:table-cell/>
          <table:table-cell table:style-name="ce26"/>
          <table:table-cell table:style-name="ce194"/>
          <table:table-cell table:style-name="ce197"/>
          <table:table-cell table:style-name="ce106"/>
          <table:table-cell table:number-columns-repeated="994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/>
          <table:table-cell table:style-name="ce30"/>
          <table:table-cell/>
          <table:table-cell table:style-name="ce55" table:number-columns-repeated="5"/>
          <table:table-cell/>
          <table:table-cell table:style-name="ce53"/>
          <table:table-cell table:style-name="ce88"/>
          <table:table-cell/>
          <table:table-cell table:style-name="ce101"/>
          <table:table-cell table:style-name="ce119"/>
          <table:table-cell table:style-name="ce131" table:number-columns-repeated="5"/>
          <table:table-cell table:style-name="ce116" table:number-columns-repeated="3"/>
          <table:table-cell table:style-name="ce188"/>
          <table:table-cell/>
          <table:table-cell table:style-name="ce26"/>
          <table:table-cell table:style-name="ce194"/>
          <table:table-cell table:style-name="ce197"/>
          <table:table-cell table:style-name="ce106"/>
          <table:table-cell table:number-columns-repeated="994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/>
          <table:table-cell table:style-name="ce19"/>
          <table:table-cell/>
          <table:table-cell table:style-name="ce55" table:number-columns-repeated="5"/>
          <table:table-cell/>
          <table:table-cell table:style-name="ce53"/>
          <table:table-cell table:style-name="ce88"/>
          <table:table-cell/>
          <table:table-cell table:style-name="ce104" office:value-type="string" calcext:value-type="string">
            <text:p>High Contrast Resolution</text:p>
          </table:table-cell>
          <table:table-cell table:number-columns-repeated="5"/>
          <table:table-cell table:style-name="ce54"/>
          <table:table-cell table:style-name="ce64" table:number-columns-repeated="3"/>
          <table:table-cell table:style-name="ce186"/>
          <table:table-cell/>
          <table:table-cell table:style-name="ce122"/>
          <table:table-cell table:style-name="ce64" table:number-columns-repeated="3"/>
          <table:table-cell table:number-columns-repeated="994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/>
          <table:table-cell table:style-name="ce19"/>
          <table:table-cell/>
          <table:table-cell table:style-name="ce55" table:number-columns-repeated="5"/>
          <table:table-cell table:style-name="ce79"/>
          <table:table-cell table:style-name="ce53"/>
          <table:table-cell table:style-name="ce88"/>
          <table:table-cell/>
          <table:table-cell table:style-name="ce90"/>
          <table:table-cell table:style-name="ce17" office:value-type="string" calcext:value-type="string">
            <text:p>lp/cm</text:p>
          </table:table-cell>
          <table:table-cell table:style-name="ce17" office:value-type="string" calcext:value-type="string">
            <text:p>Acceptable</text:p>
          </table:table-cell>
          <table:table-cell table:style-name="ce53" office:value-type="string" calcext:value-type="string">
            <text:p>Previous</text:p>
          </table:table-cell>
          <table:table-cell table:number-columns-repeated="2"/>
          <table:table-cell table:style-name="ce54"/>
          <table:table-cell table:style-name="ce64" table:number-columns-repeated="3"/>
          <table:table-cell table:style-name="ce186"/>
          <table:table-cell/>
          <table:table-cell table:style-name="ce26"/>
          <table:table-cell table:style-name="ce194"/>
          <table:table-cell table:style-name="ce197"/>
          <table:table-cell table:style-name="ce106"/>
          <table:table-cell table:number-columns-repeated="994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/>
          <table:table-cell table:style-name="ce19"/>
          <table:table-cell table:style-name="ce16"/>
          <table:table-cell table:style-name="ce56" table:number-columns-repeated="3"/>
          <table:table-cell table:style-name="ce71" table:number-columns-repeated="2"/>
          <table:table-cell table:style-name="ce79"/>
          <table:table-cell table:style-name="ce53"/>
          <table:table-cell table:style-name="ce88"/>
          <table:table-cell/>
          <table:table-cell table:style-name="ce105"/>
          <table:table-cell table:style-name="ce120"/>
          <table:table-cell table:style-name="ce31" table:formula="of:=IF([.P97]=&quot;&quot;;&quot;&quot;;IF([.P97]&gt;=7;&quot;YES&quot;;&quot;NO&quot;))">
            <text:p/>
          </table:table-cell>
          <table:table-cell table:style-name="ce142" table:formula="of:=IF([.AB53]=&quot;&quot;;&quot;&quot;;[.AB53])">
            <text:p/>
          </table:table-cell>
          <table:table-cell table:style-name="ce21" office:value-type="string" calcext:value-type="string">
            <text:p>Critiera:</text:p>
          </table:table-cell>
          <table:table-cell table:style-name="ce34" office:value-type="string" calcext:value-type="string">
            <text:p>7 lp/cm</text:p>
          </table:table-cell>
          <table:table-cell table:number-columns-repeated="4"/>
          <table:table-cell table:style-name="ce182"/>
          <table:table-cell/>
          <table:table-cell table:style-name="ce26"/>
          <table:table-cell table:style-name="ce194"/>
          <table:table-cell table:style-name="ce197"/>
          <table:table-cell table:style-name="ce106"/>
          <table:table-cell table:number-columns-repeated="994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/>
          <table:table-cell table:style-name="ce19"/>
          <table:table-cell table:style-name="ce16"/>
          <table:table-cell table:style-name="ce57" table:number-columns-repeated="5"/>
          <table:table-cell table:style-name="ce79"/>
          <table:table-cell table:style-name="ce53"/>
          <table:table-cell table:style-name="ce88"/>
          <table:table-cell/>
          <table:table-cell table:style-name="ce105"/>
          <table:table-cell table:style-name="ce54"/>
          <table:table-cell table:style-name="ce53" table:number-columns-repeated="2"/>
          <table:table-cell table:style-name="ce19"/>
          <table:table-cell table:number-columns-repeated="5"/>
          <table:table-cell table:style-name="ce182"/>
          <table:table-cell/>
          <table:table-cell table:style-name="ce26"/>
          <table:table-cell table:style-name="ce194"/>
          <table:table-cell table:style-name="ce197"/>
          <table:table-cell table:style-name="ce106"/>
          <table:table-cell table:number-columns-repeated="994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number-columns-repeated="2"/>
          <table:table-cell table:style-name="ce16"/>
          <table:table-cell table:style-name="ce54" table:number-columns-repeated="5"/>
          <table:table-cell table:style-name="ce79"/>
          <table:table-cell table:style-name="ce53"/>
          <table:table-cell table:style-name="ce88"/>
          <table:table-cell/>
          <table:table-cell table:style-name="ce91"/>
          <table:table-cell table:style-name="ce14" table:number-columns-repeated="9"/>
          <table:table-cell table:style-name="ce183"/>
          <table:table-cell/>
          <table:table-cell table:style-name="ce26"/>
          <table:table-cell table:style-name="ce194"/>
          <table:table-cell table:style-name="ce197"/>
          <table:table-cell table:style-name="ce106"/>
          <table:table-cell table:number-columns-repeated="994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number-columns-repeated="2"/>
          <table:table-cell table:style-name="ce16"/>
          <table:table-cell table:style-name="ce53" table:number-columns-repeated="5"/>
          <table:table-cell table:number-columns-repeated="2"/>
          <table:table-cell table:style-name="ce83"/>
          <table:table-cell table:number-columns-repeated="13"/>
          <table:table-cell table:style-name="ce26"/>
          <table:table-cell table:style-name="ce194"/>
          <table:table-cell table:style-name="ce197"/>
          <table:table-cell table:style-name="ce106"/>
          <table:table-cell table:number-columns-repeated="994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number-columns-repeated="10"/>
          <table:table-cell table:style-name="ce83"/>
          <table:table-cell table:number-columns-repeated="6"/>
          <table:table-cell table:style-name="ce23" office:value-type="string" calcext:value-type="string">
            <text:p>Comments Page 1</text:p>
          </table:table-cell>
          <table:table-cell table:number-columns-repeated="6"/>
          <table:table-cell table:style-name="ce26"/>
          <table:table-cell table:style-name="ce194"/>
          <table:table-cell table:style-name="ce197"/>
          <table:table-cell table:style-name="ce106"/>
          <table:table-cell table:number-columns-repeated="994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style-name="ce15"/>
          <table:table-cell table:number-columns-repeated="9"/>
          <table:table-cell table:style-name="ce83"/>
          <table:table-cell/>
          <table:table-cell table:style-name="ce92"/>
          <table:table-cell table:style-name="ce108" table:number-columns-repeated="3"/>
          <table:table-cell table:style-name="ce150" office:value-type="string" calcext:value-type="string">
            <text:p>Previous Year Comments</text:p>
          </table:table-cell>
          <table:table-cell table:style-name="ce108" table:number-columns-repeated="5"/>
          <table:table-cell table:style-name="ce181"/>
          <table:table-cell/>
          <table:table-cell table:style-name="ce26"/>
          <table:table-cell table:style-name="ce194"/>
          <table:table-cell table:style-name="ce197"/>
          <table:table-cell table:style-name="ce106"/>
          <table:table-cell table:number-columns-repeated="994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number-columns-repeated="10"/>
          <table:table-cell table:style-name="ce83"/>
          <table:table-cell/>
          <table:table-cell table:style-name="ce90"/>
          <table:table-cell table:style-name="ce16" office:value-type="string" calcext:value-type="string">
            <text:p>Comments:</text:p>
          </table:table-cell>
          <table:table-cell table:style-name="ce132"/>
          <table:table-cell table:style-name="ce143"/>
          <table:table-cell table:style-name="ce151" table:formula="of:=IF([.AB55]=&quot;&quot;;&quot;&quot;;[.AB55])">
            <text:p/>
          </table:table-cell>
          <table:table-cell table:style-name="ce157" table:number-columns-repeated="2"/>
          <table:table-cell table:number-columns-repeated="2"/>
          <table:table-cell table:style-name="ce157"/>
          <table:table-cell table:style-name="ce182"/>
          <table:table-cell/>
          <table:table-cell table:style-name="ce26"/>
          <table:table-cell table:style-name="ce194"/>
          <table:table-cell table:style-name="ce197"/>
          <table:table-cell table:style-name="ce106"/>
          <table:table-cell table:number-columns-repeated="994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number-columns-repeated="10"/>
          <table:table-cell table:style-name="ce83"/>
          <table:table-cell/>
          <table:table-cell table:style-name="ce90"/>
          <table:table-cell table:style-name="ce121" office:value-type="string" calcext:value-type="string">
            <text:p>Do not exceed 390 chars</text:p>
          </table:table-cell>
          <table:table-cell table:style-name="ce47"/>
          <table:table-cell table:style-name="ce144" table:formula="of:=LEN([.Q103])" office:value-type="float" office:value="0" calcext:value-type="float">
            <text:p>0</text:p>
          </table:table-cell>
          <table:table-cell table:style-name="ce134" table:number-columns-repeated="2"/>
          <table:table-cell table:style-name="ce164" office:value-type="string" calcext:value-type="string">
            <text:p>**Patient exposure/dose measurements from the previous report were not posted at the time of inspection. <text:s/>The exposure measurements provided with this report should be posted near the operator's console.</text:p>
          </table:table-cell>
          <table:table-cell table:style-name="ce134" table:number-columns-repeated="3"/>
          <table:table-cell table:style-name="ce182"/>
          <table:table-cell/>
          <table:table-cell table:style-name="ce26"/>
          <table:table-cell table:style-name="ce194"/>
          <table:table-cell table:style-name="ce197"/>
          <table:table-cell table:style-name="ce106"/>
          <table:table-cell table:number-columns-repeated="994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number-columns-repeated="2"/>
          <table:table-cell table:style-name="ce16"/>
          <table:table-cell table:style-name="ce54" table:number-columns-repeated="4"/>
          <table:table-cell table:number-columns-repeated="3"/>
          <table:table-cell table:style-name="ce83"/>
          <table:table-cell/>
          <table:table-cell table:style-name="ce90"/>
          <table:table-cell table:style-name="ce16" office:value-type="string" calcext:value-type="string">
            <text:p>Additional Comments:</text:p>
          </table:table-cell>
          <table:table-cell table:style-name="ce132"/>
          <table:table-cell table:style-name="ce143"/>
          <table:table-cell table:style-name="ce151" table:formula="of:=IF([.AB57]=&quot;&quot;;&quot;&quot;;[.AB57])">
            <text:p/>
          </table:table-cell>
          <table:table-cell table:style-name="ce157" table:number-columns-repeated="2"/>
          <table:table-cell table:number-columns-repeated="2"/>
          <table:table-cell table:style-name="ce157"/>
          <table:table-cell table:style-name="ce182"/>
          <table:table-cell/>
          <table:table-cell table:style-name="ce26"/>
          <table:table-cell table:style-name="ce194"/>
          <table:table-cell table:style-name="ce197"/>
          <table:table-cell table:style-name="ce106"/>
          <table:table-cell table:number-columns-repeated="994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 table:number-columns-repeated="2"/>
          <table:table-cell table:style-name="ce16"/>
          <table:table-cell table:style-name="ce54" table:number-columns-repeated="4"/>
          <table:table-cell table:number-columns-repeated="3"/>
          <table:table-cell table:style-name="ce83"/>
          <table:table-cell/>
          <table:table-cell table:style-name="ce90"/>
          <table:table-cell table:style-name="ce121" office:value-type="string" calcext:value-type="string">
            <text:p>Do not exceed 390 chars</text:p>
          </table:table-cell>
          <table:table-cell table:style-name="ce47"/>
          <table:table-cell table:style-name="ce144" table:formula="of:=LEN([.Q105])" office:value-type="float" office:value="0" calcext:value-type="float">
            <text:p>0</text:p>
          </table:table-cell>
          <table:table-cell table:style-name="ce134" table:number-columns-repeated="2"/>
          <table:table-cell table:style-name="ce164" office:value-type="string" calcext:value-type="string">
            <text:p>**Monthly radiation monitoring reports were not available at the time of inspection. <text:s/>These should be posted in accordance with the requirements of the radiation safety office.</text:p>
          </table:table-cell>
          <table:table-cell table:style-name="ce134" table:number-columns-repeated="3"/>
          <table:table-cell table:style-name="ce182"/>
          <table:table-cell/>
          <table:table-cell table:style-name="ce26"/>
          <table:table-cell table:style-name="ce194"/>
          <table:table-cell table:style-name="ce197"/>
          <table:table-cell table:style-name="ce106"/>
          <table:table-cell table:number-columns-repeated="994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number-columns-repeated="2"/>
          <table:table-cell table:style-name="ce16"/>
          <table:table-cell table:style-name="ce54" table:number-columns-repeated="4"/>
          <table:table-cell table:number-columns-repeated="3"/>
          <table:table-cell table:style-name="ce83"/>
          <table:table-cell/>
          <table:table-cell table:style-name="ce90"/>
          <table:table-cell table:style-name="ce16" office:value-type="string" calcext:value-type="string">
            <text:p>Additional Comments:</text:p>
          </table:table-cell>
          <table:table-cell table:style-name="ce132"/>
          <table:table-cell table:style-name="ce143"/>
          <table:table-cell table:style-name="ce151" table:formula="of:=IF([.AB59]=&quot;&quot;;&quot;&quot;;[.AB59])">
            <text:p/>
          </table:table-cell>
          <table:table-cell table:style-name="ce157" table:number-columns-repeated="2"/>
          <table:table-cell table:number-columns-repeated="2"/>
          <table:table-cell table:style-name="ce157"/>
          <table:table-cell table:style-name="ce182"/>
          <table:table-cell/>
          <table:table-cell table:style-name="ce26"/>
          <table:table-cell table:style-name="ce194"/>
          <table:table-cell table:style-name="ce197"/>
          <table:table-cell table:style-name="ce106"/>
          <table:table-cell table:number-columns-repeated="994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number-columns-repeated="2"/>
          <table:table-cell table:style-name="ce16"/>
          <table:table-cell table:style-name="ce54" table:number-columns-repeated="4"/>
          <table:table-cell table:number-columns-repeated="3"/>
          <table:table-cell table:style-name="ce83"/>
          <table:table-cell/>
          <table:table-cell table:style-name="ce90"/>
          <table:table-cell table:style-name="ce121" office:value-type="string" calcext:value-type="string">
            <text:p>Do not exceed 390 chars</text:p>
          </table:table-cell>
          <table:table-cell table:style-name="ce47"/>
          <table:table-cell table:style-name="ce144" table:formula="of:=LEN([.Q107])" office:value-type="float" office:value="0" calcext:value-type="float">
            <text:p>0</text:p>
          </table:table-cell>
          <table:table-cell table:style-name="ce134" table:number-columns-repeated="2"/>
          <table:table-cell table:style-name="ce164" office:value-type="string" calcext:value-type="string">
            <text:p>A copy of the fluoroscopic skin entrance doses (attached) must be posted on the unit in a location visible to the operator (DHEC RHB 4.9.4.5.6).</text:p>
          </table:table-cell>
          <table:table-cell table:style-name="ce134" table:number-columns-repeated="3"/>
          <table:table-cell table:style-name="ce182"/>
          <table:table-cell/>
          <table:table-cell table:style-name="ce26"/>
          <table:table-cell table:style-name="ce194"/>
          <table:table-cell table:style-name="ce197"/>
          <table:table-cell table:style-name="ce106"/>
          <table:table-cell table:number-columns-repeated="994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 table:number-columns-repeated="2"/>
          <table:table-cell table:style-name="ce41" table:number-columns-spanned="1" table:number-rows-spanned="3"/>
          <table:table-cell table:style-name="ce54" table:number-columns-repeated="4"/>
          <table:table-cell table:number-columns-repeated="3"/>
          <table:table-cell table:style-name="ce83"/>
          <table:table-cell/>
          <table:table-cell table:style-name="ce90"/>
          <table:table-cell table:style-name="ce16" office:value-type="string" calcext:value-type="string">
            <text:p>Additional Comments:</text:p>
          </table:table-cell>
          <table:table-cell table:style-name="ce132"/>
          <table:table-cell table:style-name="ce143"/>
          <table:table-cell table:style-name="ce151" table:formula="of:=IF([.AB61]=&quot;&quot;;&quot;&quot;;[.AB61])">
            <text:p/>
          </table:table-cell>
          <table:table-cell table:style-name="ce157" table:number-columns-repeated="2"/>
          <table:table-cell table:number-columns-repeated="2"/>
          <table:table-cell table:style-name="ce157"/>
          <table:table-cell table:style-name="ce182"/>
          <table:table-cell/>
          <table:table-cell table:style-name="ce26"/>
          <table:table-cell table:style-name="ce194"/>
          <table:table-cell table:style-name="ce197"/>
          <table:table-cell table:style-name="ce106"/>
          <table:table-cell table:number-columns-repeated="994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number-columns-repeated="2"/>
          <table:covered-table-cell/>
          <table:table-cell table:style-name="ce54" table:number-columns-repeated="4"/>
          <table:table-cell table:number-columns-repeated="3"/>
          <table:table-cell table:style-name="ce83"/>
          <table:table-cell/>
          <table:table-cell table:style-name="ce90"/>
          <table:table-cell table:style-name="ce121" office:value-type="string" calcext:value-type="string">
            <text:p>Do not exceed 390 chars</text:p>
          </table:table-cell>
          <table:table-cell table:style-name="ce47"/>
          <table:table-cell table:style-name="ce144" table:formula="of:=LEN([.Q109])" office:value-type="float" office:value="0" calcext:value-type="float">
            <text:p>0</text:p>
          </table:table-cell>
          <table:table-cell table:style-name="ce134" table:number-columns-repeated="2"/>
          <table:table-cell table:style-name="ce164" office:value-type="string" calcext:value-type="string">
            <text:p>All lead aprons must be inspected and documented on an annual basis (DHEC RHB 4.2.14.7). <text:s/>Please provide a copy of documentation of inspection or arrange to have lead aprons inspected.</text:p>
          </table:table-cell>
          <table:table-cell table:style-name="ce134" table:number-columns-repeated="3"/>
          <table:table-cell table:style-name="ce182"/>
          <table:table-cell/>
          <table:table-cell table:style-name="ce26"/>
          <table:table-cell table:style-name="ce194"/>
          <table:table-cell table:style-name="ce197"/>
          <table:table-cell table:style-name="ce106"/>
          <table:table-cell table:number-columns-repeated="994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 table:number-columns-repeated="2"/>
          <table:covered-table-cell/>
          <table:table-cell table:style-name="ce54" table:number-columns-repeated="4"/>
          <table:table-cell table:number-columns-repeated="3"/>
          <table:table-cell table:style-name="ce83"/>
          <table:table-cell/>
          <table:table-cell table:style-name="ce90"/>
          <table:table-cell table:style-name="ce16" office:value-type="string" calcext:value-type="string">
            <text:p>Additional Comments:</text:p>
          </table:table-cell>
          <table:table-cell table:style-name="ce133"/>
          <table:table-cell table:style-name="ce145"/>
          <table:table-cell table:style-name="ce151" table:formula="of:=IF([.AB63]=&quot;&quot;;&quot;&quot;;[.AB63])">
            <text:p/>
          </table:table-cell>
          <table:table-cell table:style-name="ce158" table:number-columns-repeated="2"/>
          <table:table-cell table:number-columns-repeated="2"/>
          <table:table-cell table:style-name="ce157"/>
          <table:table-cell table:style-name="ce182"/>
          <table:table-cell/>
          <table:table-cell table:style-name="ce26"/>
          <table:table-cell table:style-name="ce194"/>
          <table:table-cell table:style-name="ce197"/>
          <table:table-cell table:style-name="ce106"/>
          <table:table-cell table:number-columns-repeated="994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7"/>
          <table:table-cell table:style-name="ce14" table:number-columns-repeated="10"/>
          <table:table-cell table:style-name="ce87"/>
          <table:table-cell/>
          <table:table-cell table:style-name="ce90"/>
          <table:table-cell table:style-name="ce121" office:value-type="string" calcext:value-type="string">
            <text:p>Do not exceed 390 chars</text:p>
          </table:table-cell>
          <table:table-cell table:style-name="ce47"/>
          <table:table-cell table:style-name="ce144" table:formula="of:=LEN([.Q111])" office:value-type="float" office:value="0" calcext:value-type="float">
            <text:p>0</text:p>
          </table:table-cell>
          <table:table-cell table:style-name="ce134" table:number-columns-repeated="2"/>
          <table:table-cell table:style-name="ce164" office:value-type="string" calcext:value-type="string">
            <text:p>**The DHEC registration tag was not present on the system or was damaged and should be replaced. <text:s/>Arrangements must be made with the Radiation Safety Office to obtain the required registration tag.</text:p>
          </table:table-cell>
          <table:table-cell table:style-name="ce134" table:number-columns-repeated="3"/>
          <table:table-cell table:style-name="ce182"/>
          <table:table-cell/>
          <table:table-cell table:style-name="ce26"/>
          <table:table-cell table:style-name="ce194"/>
          <table:table-cell table:style-name="ce197"/>
          <table:table-cell table:style-name="ce106"/>
          <table:table-cell table:number-columns-repeated="994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 table:style-name="ce15" office:value-type="string" calcext:value-type="string">
            <text:p>Exposure Linearity</text:p>
          </table:table-cell>
          <table:table-cell/>
          <table:table-cell table:style-name="ce16"/>
          <table:table-cell table:style-name="ce53" table:number-columns-repeated="4"/>
          <table:table-cell table:number-columns-repeated="3"/>
          <table:table-cell table:style-name="ce83"/>
          <table:table-cell/>
          <table:table-cell table:style-name="ce90"/>
          <table:table-cell table:style-name="ce16" office:value-type="string" calcext:value-type="string">
            <text:p>Additional Comments:</text:p>
          </table:table-cell>
          <table:table-cell table:style-name="ce132"/>
          <table:table-cell table:style-name="ce143"/>
          <table:table-cell table:style-name="ce151" table:formula="of:=IF([.AB65]=&quot;&quot;;&quot;&quot;;[.AB65])">
            <text:p/>
          </table:table-cell>
          <table:table-cell table:style-name="ce157" table:number-columns-repeated="2"/>
          <table:table-cell table:number-columns-repeated="2"/>
          <table:table-cell table:style-name="ce157"/>
          <table:table-cell table:style-name="ce182"/>
          <table:table-cell/>
          <table:table-cell table:style-name="ce122"/>
          <table:table-cell table:style-name="ce64" table:number-columns-repeated="3"/>
          <table:table-cell table:number-columns-repeated="994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 table:style-name="ce16" office:value-type="string" calcext:value-type="string">
            <text:p>kVp:</text:p>
          </table:table-cell>
          <table:table-cell table:style-name="ce27" table:formula="of:=IF([.P87]=&quot;&quot;;&quot;&quot;;[.P87])">
            <text:p/>
          </table:table-cell>
          <table:table-cell/>
          <table:table-cell table:style-name="ce58"/>
          <table:table-cell table:number-columns-repeated="6"/>
          <table:table-cell table:style-name="ce83"/>
          <table:table-cell/>
          <table:table-cell table:style-name="ce90"/>
          <table:table-cell table:style-name="ce121" office:value-type="string" calcext:value-type="string">
            <text:p>Do not exceed 390 chars</text:p>
          </table:table-cell>
          <table:table-cell table:style-name="ce47"/>
          <table:table-cell table:style-name="ce144" table:formula="of:=LEN([.Q113])" office:value-type="float" office:value="0" calcext:value-type="float">
            <text:p>0</text:p>
          </table:table-cell>
          <table:table-cell table:style-name="ce134" table:number-columns-repeated="6"/>
          <table:table-cell table:style-name="ce182"/>
          <table:table-cell/>
          <table:table-cell table:style-name="ce26"/>
          <table:table-cell table:style-name="ce194"/>
          <table:table-cell table:style-name="ce197"/>
          <table:table-cell table:style-name="ce106"/>
          <table:table-cell table:number-columns-repeated="994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number-columns-repeated="10"/>
          <table:table-cell table:style-name="ce83"/>
          <table:table-cell/>
          <table:table-cell table:style-name="ce90"/>
          <table:table-cell table:style-name="ce16" office:value-type="string" calcext:value-type="string">
            <text:p>Additional Comments:</text:p>
          </table:table-cell>
          <table:table-cell table:style-name="ce132"/>
          <table:table-cell table:style-name="ce143"/>
          <table:table-cell table:style-name="ce151" table:formula="of:=IF([.AB67]=&quot;&quot;;&quot;&quot;;[.AB67])">
            <text:p/>
          </table:table-cell>
          <table:table-cell table:style-name="ce157" table:number-columns-repeated="2"/>
          <table:table-cell table:number-columns-repeated="2"/>
          <table:table-cell table:style-name="ce157"/>
          <table:table-cell table:style-name="ce182"/>
          <table:table-cell/>
          <table:table-cell table:style-name="ce26"/>
          <table:table-cell table:style-name="ce194"/>
          <table:table-cell table:style-name="ce197"/>
          <table:table-cell table:style-name="ce106"/>
          <table:table-cell table:number-columns-repeated="994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/>
          <table:table-cell table:style-name="ce31" office:value-type="string" calcext:value-type="string">
            <text:p>mAs</text:p>
          </table:table-cell>
          <table:table-cell table:style-name="ce42" office:value-type="string" calcext:value-type="string">
            <text:p>mGy</text:p>
          </table:table-cell>
          <table:table-cell table:style-name="ce59" office:value-type="string" calcext:value-type="string">
            <text:p>mGy/mAs</text:p>
          </table:table-cell>
          <table:table-cell table:number-columns-repeated="6"/>
          <table:table-cell table:style-name="ce83"/>
          <table:table-cell/>
          <table:table-cell table:style-name="ce90"/>
          <table:table-cell table:style-name="ce121" office:value-type="string" calcext:value-type="string">
            <text:p>Do not exceed 390 chars</text:p>
          </table:table-cell>
          <table:table-cell table:style-name="ce47"/>
          <table:table-cell table:style-name="ce144" table:formula="of:=LEN([.Q115])" office:value-type="float" office:value="0" calcext:value-type="float">
            <text:p>0</text:p>
          </table:table-cell>
          <table:table-cell table:style-name="ce134" table:number-columns-repeated="6"/>
          <table:table-cell table:style-name="ce182"/>
          <table:table-cell/>
          <table:table-cell table:style-name="ce26"/>
          <table:table-cell table:style-name="ce194"/>
          <table:table-cell table:style-name="ce197"/>
          <table:table-cell table:style-name="ce106"/>
          <table:table-cell table:number-columns-repeated="994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/>
          <table:table-cell table:style-name="ce32" table:formula="of:=IF([.R90]=&quot;&quot;;&quot;&quot;;[.R90])">
            <text:p/>
          </table:table-cell>
          <table:table-cell table:style-name="ce43" table:formula="of:=IF([.S90]=&quot;&quot;;&quot;&quot;;[.S90])">
            <text:p/>
          </table:table-cell>
          <table:table-cell table:style-name="ce60" table:formula="of:=IF([.T90]=&quot;&quot;;&quot;&quot;;[.T90])">
            <text:p/>
          </table:table-cell>
          <table:table-cell/>
          <table:table-cell table:style-name="ce16" office:value-type="string" calcext:value-type="string">
            <text:p>mGy/mAs:</text:p>
          </table:table-cell>
          <table:table-cell table:style-name="ce76" table:formula="of:=IF([.W89]=&quot;&quot;;&quot;&quot;;[.W89])" office:value-type="string" office:string-value="" calcext:value-type="error">
            <text:p>#DIV/0!</text:p>
          </table:table-cell>
          <table:table-cell table:number-columns-repeated="3"/>
          <table:table-cell table:style-name="ce83"/>
          <table:table-cell/>
          <table:table-cell table:style-name="ce90"/>
          <table:table-cell table:style-name="ce16" office:value-type="string" calcext:value-type="string">
            <text:p>Additional Comments:</text:p>
          </table:table-cell>
          <table:table-cell table:style-name="ce132"/>
          <table:table-cell table:style-name="ce143"/>
          <table:table-cell table:style-name="ce151" table:formula="of:=IF([.AB69]=&quot;&quot;;&quot;&quot;;[.AB69])">
            <text:p/>
          </table:table-cell>
          <table:table-cell table:style-name="ce157" table:number-columns-repeated="2"/>
          <table:table-cell table:number-columns-repeated="2"/>
          <table:table-cell table:style-name="ce157"/>
          <table:table-cell table:style-name="ce182"/>
          <table:table-cell/>
          <table:table-cell table:style-name="ce26"/>
          <table:table-cell table:style-name="ce194"/>
          <table:table-cell table:style-name="ce197"/>
          <table:table-cell table:style-name="ce106"/>
          <table:table-cell table:number-columns-repeated="994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/>
          <table:table-cell table:style-name="ce32" table:formula="of:=IF([.R91]=&quot;&quot;;&quot;&quot;;[.R91])">
            <text:p/>
          </table:table-cell>
          <table:table-cell table:style-name="ce43" table:formula="of:=IF([.S91]=&quot;&quot;;&quot;&quot;;[.S91])">
            <text:p/>
          </table:table-cell>
          <table:table-cell table:style-name="ce60" table:formula="of:=IF([.T91]=&quot;&quot;;&quot;&quot;;[.T91])">
            <text:p/>
          </table:table-cell>
          <table:table-cell/>
          <table:table-cell table:style-name="ce63" office:value-type="string" calcext:value-type="string">
            <text:p>Coeff of Linearity:</text:p>
          </table:table-cell>
          <table:table-cell table:style-name="ce77" table:formula="of:=IF([.W90]=&quot;&quot;;&quot;&quot;;[.W90])">
            <text:p/>
          </table:table-cell>
          <table:table-cell table:number-columns-repeated="3"/>
          <table:table-cell table:style-name="ce83"/>
          <table:table-cell/>
          <table:table-cell table:style-name="ce90"/>
          <table:table-cell table:style-name="ce121" office:value-type="string" calcext:value-type="string">
            <text:p>Do not exceed 390 chars</text:p>
          </table:table-cell>
          <table:table-cell table:style-name="ce47"/>
          <table:table-cell table:style-name="ce144" table:formula="of:=LEN([.Q117])" office:value-type="float" office:value="0" calcext:value-type="float">
            <text:p>0</text:p>
          </table:table-cell>
          <table:table-cell table:style-name="ce134" table:number-columns-repeated="6"/>
          <table:table-cell table:style-name="ce182"/>
          <table:table-cell/>
          <table:table-cell table:style-name="ce26"/>
          <table:table-cell table:style-name="ce194"/>
          <table:table-cell table:style-name="ce197"/>
          <table:table-cell table:style-name="ce106"/>
          <table:table-cell table:number-columns-repeated="994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/>
          <table:table-cell table:style-name="ce32" table:formula="of:=IF([.R92]=&quot;&quot;;&quot;&quot;;[.R92])">
            <text:p/>
          </table:table-cell>
          <table:table-cell table:style-name="ce43" table:formula="of:=IF([.S92]=&quot;&quot;;&quot;&quot;;[.S92])">
            <text:p/>
          </table:table-cell>
          <table:table-cell table:style-name="ce60" table:formula="of:=IF([.T92]=&quot;&quot;;&quot;&quot;;[.T92])">
            <text:p/>
          </table:table-cell>
          <table:table-cell/>
          <table:table-cell table:style-name="ce63" office:value-type="string" calcext:value-type="string">
            <text:p>Acceptable:</text:p>
          </table:table-cell>
          <table:table-cell table:style-name="ce33" table:formula="of:=IF([.W92]=&quot;&quot;;&quot;&quot;;[.W92])">
            <text:p/>
          </table:table-cell>
          <table:table-cell table:number-columns-repeated="3"/>
          <table:table-cell table:style-name="ce83"/>
          <table:table-cell/>
          <table:table-cell table:style-name="ce90"/>
          <table:table-cell table:style-name="ce16" office:value-type="string" calcext:value-type="string">
            <text:p>Additional Comments:</text:p>
          </table:table-cell>
          <table:table-cell table:style-name="ce132"/>
          <table:table-cell table:style-name="ce143"/>
          <table:table-cell table:style-name="ce151" table:formula="of:=IF([.AB71]=&quot;&quot;;&quot;&quot;;[.AB71])">
            <text:p/>
          </table:table-cell>
          <table:table-cell table:style-name="ce157" table:number-columns-repeated="2"/>
          <table:table-cell table:number-columns-repeated="2"/>
          <table:table-cell table:style-name="ce157"/>
          <table:table-cell table:style-name="ce182"/>
          <table:table-cell/>
          <table:table-cell table:style-name="ce26"/>
          <table:table-cell table:style-name="ce194"/>
          <table:table-cell table:style-name="ce197"/>
          <table:table-cell table:style-name="ce106"/>
          <table:table-cell table:number-columns-repeated="994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/>
          <table:table-cell table:style-name="ce32" table:formula="of:=IF([.R93]=&quot;&quot;;&quot;&quot;;[.R93])">
            <text:p/>
          </table:table-cell>
          <table:table-cell table:style-name="ce43" table:formula="of:=IF([.S93]=&quot;&quot;;&quot;&quot;;[.S93])">
            <text:p/>
          </table:table-cell>
          <table:table-cell table:style-name="ce60" table:formula="of:=IF([.T93]=&quot;&quot;;&quot;&quot;;[.T93])">
            <text:p/>
          </table:table-cell>
          <table:table-cell/>
          <table:table-cell table:style-name="ce21" office:value-type="string" calcext:value-type="string">
            <text:p>Critiera:</text:p>
          </table:table-cell>
          <table:table-cell table:style-name="ce34" office:value-type="string" calcext:value-type="string">
            <text:p>Coefficient of linearity &lt;= 10%.</text:p>
          </table:table-cell>
          <table:table-cell table:number-columns-repeated="3"/>
          <table:table-cell table:style-name="ce83"/>
          <table:table-cell/>
          <table:table-cell table:style-name="ce90"/>
          <table:table-cell table:style-name="ce121" office:value-type="string" calcext:value-type="string">
            <text:p>Do not exceed 390 chars</text:p>
          </table:table-cell>
          <table:table-cell table:style-name="ce47"/>
          <table:table-cell table:style-name="ce144" table:formula="of:=LEN([.Q119])" office:value-type="float" office:value="0" calcext:value-type="float">
            <text:p>0</text:p>
          </table:table-cell>
          <table:table-cell table:style-name="ce134"/>
          <table:table-cell table:style-name="ce159"/>
          <table:table-cell table:style-name="ce134" table:number-columns-repeated="4"/>
          <table:table-cell table:style-name="ce182"/>
          <table:table-cell/>
          <table:table-cell table:style-name="ce26"/>
          <table:table-cell table:style-name="ce194"/>
          <table:table-cell table:style-name="ce197"/>
          <table:table-cell table:style-name="ce106"/>
          <table:table-cell table:number-columns-repeated="994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number-columns-repeated="10"/>
          <table:table-cell table:style-name="ce83"/>
          <table:table-cell/>
          <table:table-cell table:style-name="ce90"/>
          <table:table-cell table:style-name="ce16" office:value-type="string" calcext:value-type="string">
            <text:p>Additional Comments:</text:p>
          </table:table-cell>
          <table:table-cell table:style-name="ce132"/>
          <table:table-cell table:style-name="ce143"/>
          <table:table-cell table:style-name="ce151" table:formula="of:=IF([.AB73]=&quot;&quot;;&quot;&quot;;[.AB73])">
            <text:p/>
          </table:table-cell>
          <table:table-cell table:style-name="ce157" table:number-columns-repeated="2"/>
          <table:table-cell table:number-columns-repeated="2"/>
          <table:table-cell table:style-name="ce157"/>
          <table:table-cell table:style-name="ce182"/>
          <table:table-cell/>
          <table:table-cell table:style-name="ce26"/>
          <table:table-cell table:style-name="ce194"/>
          <table:table-cell table:style-name="ce197"/>
          <table:table-cell table:style-name="ce106"/>
          <table:table-cell table:number-columns-repeated="994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style-name="ce15" office:value-type="string" calcext:value-type="string">
            <text:p>High Contrast Resolution</text:p>
          </table:table-cell>
          <table:table-cell table:number-columns-repeated="9"/>
          <table:table-cell table:style-name="ce83"/>
          <table:table-cell/>
          <table:table-cell table:style-name="ce90"/>
          <table:table-cell table:style-name="ce121" office:value-type="string" calcext:value-type="string">
            <text:p>Do not exceed 390 chars</text:p>
          </table:table-cell>
          <table:table-cell table:style-name="ce47"/>
          <table:table-cell table:style-name="ce144" table:formula="of:=LEN([.Q121])" office:value-type="float" office:value="0" calcext:value-type="float">
            <text:p>0</text:p>
          </table:table-cell>
          <table:table-cell table:style-name="ce134" table:number-columns-repeated="6"/>
          <table:table-cell table:style-name="ce182"/>
          <table:table-cell/>
          <table:table-cell table:style-name="ce26"/>
          <table:table-cell table:style-name="ce194"/>
          <table:table-cell table:style-name="ce197"/>
          <table:table-cell table:style-name="ce106"/>
          <table:table-cell table:number-columns-repeated="994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style-name="ce16" office:value-type="string" calcext:value-type="string">
            <text:p>lp/cm:</text:p>
          </table:table-cell>
          <table:table-cell table:style-name="ce27" table:formula="of:=IF([.P97]=&quot;&quot;;&quot;&quot;;[.P97])">
            <text:p/>
          </table:table-cell>
          <table:table-cell table:number-columns-repeated="8"/>
          <table:table-cell table:style-name="ce83"/>
          <table:table-cell/>
          <table:table-cell table:style-name="ce90"/>
          <table:table-cell table:style-name="ce16" office:value-type="string" calcext:value-type="string">
            <text:p>Additional Comments:</text:p>
          </table:table-cell>
          <table:table-cell table:style-name="ce132"/>
          <table:table-cell table:style-name="ce143"/>
          <table:table-cell table:style-name="ce151" table:formula="of:=IF([.AB75]=&quot;&quot;;&quot;&quot;;[.AB75])">
            <text:p/>
          </table:table-cell>
          <table:table-cell table:style-name="ce157" table:number-columns-repeated="2"/>
          <table:table-cell table:number-columns-repeated="2"/>
          <table:table-cell table:style-name="ce157"/>
          <table:table-cell table:style-name="ce182"/>
          <table:table-cell/>
          <table:table-cell table:style-name="ce26"/>
          <table:table-cell table:style-name="ce194"/>
          <table:table-cell table:style-name="ce197"/>
          <table:table-cell table:style-name="ce106"/>
          <table:table-cell table:number-columns-repeated="994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office:value-type="string" calcext:value-type="string">
            <text:p>Acceptable:</text:p>
          </table:table-cell>
          <table:table-cell table:style-name="ce33" table:formula="of:=IF([.Q97]=&quot;&quot;;&quot;&quot;;[.Q97])">
            <text:p/>
          </table:table-cell>
          <table:table-cell table:number-columns-repeated="8"/>
          <table:table-cell table:style-name="ce83"/>
          <table:table-cell/>
          <table:table-cell table:style-name="ce90"/>
          <table:table-cell table:style-name="ce121" office:value-type="string" calcext:value-type="string">
            <text:p>Do not exceed 390 chars</text:p>
          </table:table-cell>
          <table:table-cell table:style-name="ce47"/>
          <table:table-cell table:style-name="ce144" table:formula="of:=LEN([.Q123])" office:value-type="float" office:value="0" calcext:value-type="float">
            <text:p>0</text:p>
          </table:table-cell>
          <table:table-cell table:style-name="ce134" table:number-columns-repeated="6"/>
          <table:table-cell table:style-name="ce182"/>
          <table:table-cell/>
          <table:table-cell table:style-name="ce26"/>
          <table:table-cell table:style-name="ce194"/>
          <table:table-cell table:style-name="ce197"/>
          <table:table-cell table:style-name="ce106"/>
          <table:table-cell table:number-columns-repeated="994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number-columns-repeated="10"/>
          <table:table-cell table:style-name="ce83"/>
          <table:table-cell/>
          <table:table-cell table:style-name="ce90"/>
          <table:table-cell table:style-name="ce16" office:value-type="string" calcext:value-type="string">
            <text:p>Additional Comments:</text:p>
          </table:table-cell>
          <table:table-cell table:style-name="ce132"/>
          <table:table-cell table:style-name="ce143"/>
          <table:table-cell table:style-name="ce151" table:formula="of:=IF([.AB77]=&quot;&quot;;&quot;&quot;;[.AB77])">
            <text:p/>
          </table:table-cell>
          <table:table-cell table:style-name="ce157" table:number-columns-repeated="2"/>
          <table:table-cell table:number-columns-repeated="2"/>
          <table:table-cell table:style-name="ce157"/>
          <table:table-cell table:style-name="ce182"/>
          <table:table-cell/>
          <table:table-cell table:style-name="ce26"/>
          <table:table-cell table:style-name="ce194"/>
          <table:table-cell table:style-name="ce197"/>
          <table:table-cell table:style-name="ce106"/>
          <table:table-cell table:number-columns-repeated="994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style-name="ce21" office:value-type="string" calcext:value-type="string">
            <text:p>Critiera:</text:p>
          </table:table-cell>
          <table:table-cell table:style-name="ce34" office:value-type="string" calcext:value-type="string">
            <text:p>7 lp/cm</text:p>
          </table:table-cell>
          <table:table-cell table:number-columns-repeated="8"/>
          <table:table-cell table:style-name="ce83"/>
          <table:table-cell/>
          <table:table-cell table:style-name="ce90"/>
          <table:table-cell table:style-name="ce121" office:value-type="string" calcext:value-type="string">
            <text:p>Do not exceed 390 chars</text:p>
          </table:table-cell>
          <table:table-cell table:style-name="ce47"/>
          <table:table-cell table:style-name="ce144" table:formula="of:=LEN([.Q125])" office:value-type="float" office:value="0" calcext:value-type="float">
            <text:p>0</text:p>
          </table:table-cell>
          <table:table-cell table:style-name="ce134" table:number-columns-repeated="6"/>
          <table:table-cell table:style-name="ce182"/>
          <table:table-cell/>
          <table:table-cell table:style-name="ce26"/>
          <table:table-cell table:style-name="ce194"/>
          <table:table-cell table:style-name="ce197"/>
          <table:table-cell table:style-name="ce106"/>
          <table:table-cell table:number-columns-repeated="994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number-columns-repeated="10"/>
          <table:table-cell table:style-name="ce83"/>
          <table:table-cell/>
          <table:table-cell table:style-name="ce90"/>
          <table:table-cell table:style-name="ce16" office:value-type="string" calcext:value-type="string">
            <text:p>Additional Comments:</text:p>
          </table:table-cell>
          <table:table-cell table:style-name="ce132"/>
          <table:table-cell table:style-name="ce143"/>
          <table:table-cell table:style-name="ce151" table:formula="of:=IF([.AB79]=&quot;&quot;;&quot;&quot;;[.AB79])">
            <text:p/>
          </table:table-cell>
          <table:table-cell table:style-name="ce157" table:number-columns-repeated="2"/>
          <table:table-cell table:number-columns-repeated="2"/>
          <table:table-cell table:style-name="ce157"/>
          <table:table-cell table:style-name="ce182"/>
          <table:table-cell/>
          <table:table-cell table:style-name="ce26"/>
          <table:table-cell table:style-name="ce194"/>
          <table:table-cell table:style-name="ce197"/>
          <table:table-cell table:style-name="ce106"/>
          <table:table-cell table:number-columns-repeated="994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number-columns-repeated="10"/>
          <table:table-cell table:style-name="ce83"/>
          <table:table-cell/>
          <table:table-cell table:style-name="ce90"/>
          <table:table-cell table:style-name="ce121" office:value-type="string" calcext:value-type="string">
            <text:p>Do not exceed 390 chars</text:p>
          </table:table-cell>
          <table:table-cell table:style-name="ce47"/>
          <table:table-cell table:style-name="ce144" table:formula="of:=LEN([.Q127])" office:value-type="float" office:value="0" calcext:value-type="float">
            <text:p>0</text:p>
          </table:table-cell>
          <table:table-cell table:style-name="ce134" table:number-columns-repeated="6"/>
          <table:table-cell table:style-name="ce182"/>
          <table:table-cell/>
          <table:table-cell table:style-name="ce26"/>
          <table:table-cell table:style-name="ce194"/>
          <table:table-cell table:style-name="ce197"/>
          <table:table-cell table:style-name="ce106"/>
          <table:table-cell table:number-columns-repeated="994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10"/>
          <table:table-cell table:style-name="ce83"/>
          <table:table-cell/>
          <table:table-cell table:style-name="ce90"/>
          <table:table-cell table:style-name="ce16" office:value-type="string" calcext:value-type="string">
            <text:p>Additional Comments:</text:p>
          </table:table-cell>
          <table:table-cell table:style-name="ce132"/>
          <table:table-cell table:style-name="ce143"/>
          <table:table-cell table:style-name="ce151" table:formula="of:=IF([.AB81]=&quot;&quot;;&quot;&quot;;[.AB81])">
            <text:p/>
          </table:table-cell>
          <table:table-cell table:style-name="ce157" table:number-columns-repeated="2"/>
          <table:table-cell table:number-columns-repeated="2"/>
          <table:table-cell table:style-name="ce157"/>
          <table:table-cell table:style-name="ce182"/>
          <table:table-cell/>
          <table:table-cell table:style-name="ce26"/>
          <table:table-cell table:style-name="ce194"/>
          <table:table-cell table:style-name="ce197"/>
          <table:table-cell table:style-name="ce106"/>
          <table:table-cell table:number-columns-repeated="994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9" table:number-columns-repeated="10"/>
          <table:table-cell table:style-name="ce84"/>
          <table:table-cell/>
          <table:table-cell table:style-name="ce90"/>
          <table:table-cell table:style-name="ce121" office:value-type="string" calcext:value-type="string">
            <text:p>Do not exceed 390 chars</text:p>
          </table:table-cell>
          <table:table-cell table:style-name="ce47"/>
          <table:table-cell table:style-name="ce144" table:formula="of:=LEN([.Q129])" office:value-type="float" office:value="0" calcext:value-type="float">
            <text:p>0</text:p>
          </table:table-cell>
          <table:table-cell table:style-name="ce134" table:number-columns-repeated="6"/>
          <table:table-cell table:style-name="ce182"/>
          <table:table-cell/>
          <table:table-cell table:style-name="ce26"/>
          <table:table-cell table:style-name="ce194"/>
          <table:table-cell table:style-name="ce197"/>
          <table:table-cell table:style-name="ce106"/>
          <table:table-cell table:number-columns-repeated="994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2" office:value-type="string" calcext:value-type="string">
            <text:p>Date:</text:p>
          </table:table-cell>
          <table:table-cell table:style-name="ce24" table:formula="of:=IF([.$P$7]=&quot;&quot;;&quot;&quot;;[.$P$7])">
            <text:p/>
          </table:table-cell>
          <table:table-cell table:style-name="ce39" table:number-columns-repeated="7"/>
          <table:table-cell table:style-name="ce12" office:value-type="string" calcext:value-type="string">
            <text:p>Inspector:</text:p>
          </table:table-cell>
          <table:table-cell table:style-name="ce25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90"/>
          <table:table-cell table:style-name="ce16" office:value-type="string" calcext:value-type="string">
            <text:p>Additional Comments:</text:p>
          </table:table-cell>
          <table:table-cell table:style-name="ce132"/>
          <table:table-cell table:style-name="ce143"/>
          <table:table-cell table:style-name="ce151" table:formula="of:=IF([.AB83]=&quot;&quot;;&quot;&quot;;[.AB83])">
            <text:p/>
          </table:table-cell>
          <table:table-cell table:style-name="ce157" table:number-columns-repeated="2"/>
          <table:table-cell table:number-columns-repeated="2"/>
          <table:table-cell table:style-name="ce157"/>
          <table:table-cell table:style-name="ce182"/>
          <table:table-cell/>
          <table:table-cell table:style-name="ce122"/>
          <table:table-cell table:style-name="ce64" table:number-columns-repeated="3"/>
          <table:table-cell table:number-columns-repeated="994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2" office:value-type="string" calcext:value-type="string">
            <text:p>Room Number</text:p>
          </table:table-cell>
          <table:table-cell table:style-name="ce25" table:formula="of:=IF([.$R$14]=&quot;&quot;;&quot;&quot;;[.$R$14])">
            <text:p/>
          </table:table-cell>
          <table:table-cell table:style-name="ce39" table:number-columns-repeated="7"/>
          <table:table-cell table:style-name="ce12" office:value-type="string" calcext:value-type="string">
            <text:p>Survey ID:</text:p>
          </table:table-cell>
          <table:table-cell table:style-name="ce25" table:formula="of:=IF([.$R$13]=&quot;&quot;;&quot;&quot;;[.$R$13])">
            <text:p/>
          </table:table-cell>
          <table:table-cell/>
          <table:table-cell table:style-name="ce90"/>
          <table:table-cell table:style-name="ce121" office:value-type="string" calcext:value-type="string">
            <text:p>Do not exceed 390 chars</text:p>
          </table:table-cell>
          <table:table-cell table:style-name="ce47"/>
          <table:table-cell table:style-name="ce144" table:formula="of:=LEN([.Q131])" office:value-type="float" office:value="0" calcext:value-type="float">
            <text:p>0</text:p>
          </table:table-cell>
          <table:table-cell table:style-name="ce134" table:number-columns-repeated="6"/>
          <table:table-cell table:style-name="ce182"/>
          <table:table-cell/>
          <table:table-cell table:style-name="ce26"/>
          <table:table-cell table:style-name="ce194"/>
          <table:table-cell table:style-name="ce197"/>
          <table:table-cell table:style-name="ce106"/>
          <table:table-cell table:number-columns-repeated="99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86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90"/>
          <table:table-cell table:style-name="ce16" office:value-type="string" calcext:value-type="string">
            <text:p>Additional Comments:</text:p>
          </table:table-cell>
          <table:table-cell table:style-name="ce132"/>
          <table:table-cell table:style-name="ce143"/>
          <table:table-cell table:style-name="ce151" table:formula="of:=IF([.AB85]=&quot;&quot;;&quot;&quot;;[.AB85])">
            <text:p/>
          </table:table-cell>
          <table:table-cell table:style-name="ce157" table:number-columns-repeated="2"/>
          <table:table-cell table:number-columns-repeated="2"/>
          <table:table-cell table:style-name="ce157"/>
          <table:table-cell table:style-name="ce182"/>
          <table:table-cell/>
          <table:table-cell table:style-name="ce26"/>
          <table:table-cell table:style-name="ce194"/>
          <table:table-cell table:style-name="ce197"/>
          <table:table-cell table:style-name="ce106"/>
          <table:table-cell table:number-columns-repeated="99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52" office:value-type="string" calcext:value-type="string">
            <text:p>Comments Page 1</text:p>
          </table:table-cell>
          <table:table-cell table:number-columns-repeated="4"/>
          <table:table-cell table:style-name="ce58" table:formula="of:=[.$H$5]" office:value-type="string" office:string-value="Dental CT System Compliance Inspection" calcext:value-type="string">
            <text:p>Dental CT System Compliance Inspection</text:p>
          </table:table-cell>
          <table:table-cell/>
          <table:table-cell table:style-name="ce90"/>
          <table:table-cell table:style-name="ce121" office:value-type="string" calcext:value-type="string">
            <text:p>Do not exceed 390 chars</text:p>
          </table:table-cell>
          <table:table-cell table:style-name="ce47"/>
          <table:table-cell table:style-name="ce144" table:formula="of:=LEN([.Q133])" office:value-type="float" office:value="0" calcext:value-type="float">
            <text:p>0</text:p>
          </table:table-cell>
          <table:table-cell table:style-name="ce134" table:number-columns-repeated="6"/>
          <table:table-cell table:style-name="ce182"/>
          <table:table-cell/>
          <table:table-cell table:style-name="ce26"/>
          <table:table-cell table:style-name="ce194"/>
          <table:table-cell table:style-name="ce197"/>
          <table:table-cell table:style-name="ce106"/>
          <table:table-cell table:number-columns-repeated="99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8" table:number-columns-repeated="10"/>
          <table:table-cell table:style-name="ce82"/>
          <table:table-cell/>
          <table:table-cell table:style-name="ce90"/>
          <table:table-cell table:style-name="ce16" office:value-type="string" calcext:value-type="string">
            <text:p>Additional Comments:</text:p>
          </table:table-cell>
          <table:table-cell table:style-name="ce132"/>
          <table:table-cell table:style-name="ce143"/>
          <table:table-cell table:style-name="ce151" table:formula="of:=IF([.AB87]=&quot;&quot;;&quot;&quot;;[.AB87])">
            <text:p/>
          </table:table-cell>
          <table:table-cell table:style-name="ce157" table:number-columns-repeated="2"/>
          <table:table-cell table:number-columns-repeated="2"/>
          <table:table-cell table:style-name="ce157"/>
          <table:table-cell table:style-name="ce182"/>
          <table:table-cell/>
          <table:table-cell table:style-name="ce26"/>
          <table:table-cell table:style-name="ce194"/>
          <table:table-cell table:style-name="ce197"/>
          <table:table-cell table:style-name="ce106"/>
          <table:table-cell table:number-columns-repeated="99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/>
          <table:table-cell table:style-name="ce35" table:formula="of:=IF([.Q103]=&quot;&quot;;&quot;&quot;;IF(LEN([.Q103])&lt;=135;[.Q103];IF(LEN([.Q103])&lt;=260;LEFT([.Q103];SEARCH(&quot; &quot;;[.Q103];125));LEFT([.Q103];SEARCH(&quot; &quot;;[.Q103];130)))))">
            <text:p/>
          </table:table-cell>
          <table:table-cell table:style-name="ce44" table:number-columns-repeated="8"/>
          <table:table-cell table:style-name="ce83"/>
          <table:table-cell/>
          <table:table-cell table:style-name="ce90"/>
          <table:table-cell table:style-name="ce121" office:value-type="string" calcext:value-type="string">
            <text:p>Do not exceed 390 chars</text:p>
          </table:table-cell>
          <table:table-cell table:style-name="ce47"/>
          <table:table-cell table:style-name="ce144" table:formula="of:=LEN([.Q135])" office:value-type="float" office:value="0" calcext:value-type="float">
            <text:p>0</text:p>
          </table:table-cell>
          <table:table-cell table:style-name="ce134" table:number-columns-repeated="6"/>
          <table:table-cell table:style-name="ce182"/>
          <table:table-cell/>
          <table:table-cell table:style-name="ce26"/>
          <table:table-cell table:style-name="ce194"/>
          <table:table-cell table:style-name="ce197"/>
          <table:table-cell table:style-name="ce106"/>
          <table:table-cell table:number-columns-repeated="994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/>
          <table:table-cell table:style-name="ce36" table:formula="of:=IF(LEN([.Q103])&lt;=135;&quot;&quot;;IF(LEN([.Q103])&lt;=260;RIGHT([.Q103];LEN([.Q103])-SEARCH(&quot; &quot;;[.Q103];125));MID([.Q103];SEARCH(&quot; &quot;;[.Q103];130);IF(LEN([.Q103])&lt;=265;LEN([.Q103]);SEARCH(&quot; &quot;;[.Q103];255)-SEARCH(&quot; &quot;;[.Q103];130)))))">
            <text:p/>
          </table:table-cell>
          <table:table-cell table:style-name="ce45" table:number-columns-repeated="8"/>
          <table:table-cell table:style-name="ce83"/>
          <table:table-cell/>
          <table:table-cell table:style-name="ce90"/>
          <table:table-cell table:style-name="ce16" office:value-type="string" calcext:value-type="string">
            <text:p>Additional Comments:</text:p>
          </table:table-cell>
          <table:table-cell table:style-name="ce132"/>
          <table:table-cell table:style-name="ce143"/>
          <table:table-cell table:style-name="ce151" table:formula="of:=IF([.AB89]=&quot;&quot;;&quot;&quot;;[.AB89])">
            <text:p/>
          </table:table-cell>
          <table:table-cell table:style-name="ce157" table:number-columns-repeated="2"/>
          <table:table-cell table:number-columns-repeated="2"/>
          <table:table-cell table:style-name="ce157"/>
          <table:table-cell table:style-name="ce182"/>
          <table:table-cell table:number-columns-repeated="99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/>
          <table:table-cell table:style-name="ce36" table:formula="of:=IF(LEN([.Q103])&lt;=265;&quot;&quot;;RIGHT([.Q103];LEN([.Q103])-SEARCH(&quot; &quot;;[.Q103];255)))">
            <text:p/>
          </table:table-cell>
          <table:table-cell table:style-name="ce45" table:number-columns-repeated="8"/>
          <table:table-cell table:style-name="ce83"/>
          <table:table-cell/>
          <table:table-cell table:style-name="ce90"/>
          <table:table-cell table:style-name="ce121" office:value-type="string" calcext:value-type="string">
            <text:p>Do not exceed 390 chars</text:p>
          </table:table-cell>
          <table:table-cell table:style-name="ce47"/>
          <table:table-cell table:style-name="ce144" table:formula="of:=LEN([.Q137])" office:value-type="float" office:value="0" calcext:value-type="float">
            <text:p>0</text:p>
          </table:table-cell>
          <table:table-cell table:style-name="ce134" table:number-columns-repeated="6"/>
          <table:table-cell table:style-name="ce182"/>
          <table:table-cell table:number-columns-repeated="99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/>
          <table:table-cell table:style-name="ce37" table:formula="of:=IF([.Q105]=&quot;&quot;;&quot;&quot;;IF(LEN([.Q105])&lt;=135;[.Q105];IF(LEN([.Q105])&lt;=260;LEFT([.Q105];SEARCH(&quot; &quot;;[.Q105];125));LEFT([.Q105];SEARCH(&quot; &quot;;[.Q105];130)))))">
            <text:p/>
          </table:table-cell>
          <table:table-cell table:style-name="ce44" table:number-columns-repeated="8"/>
          <table:table-cell table:style-name="ce83"/>
          <table:table-cell/>
          <table:table-cell table:style-name="ce90"/>
          <table:table-cell table:style-name="ce16" office:value-type="string" calcext:value-type="string">
            <text:p>Additional Comments:</text:p>
          </table:table-cell>
          <table:table-cell table:style-name="ce132"/>
          <table:table-cell table:style-name="ce143"/>
          <table:table-cell table:style-name="ce151" table:formula="of:=IF([.AB91]=&quot;&quot;;&quot;&quot;;[.AB91])">
            <text:p/>
          </table:table-cell>
          <table:table-cell table:style-name="ce157" table:number-columns-repeated="2"/>
          <table:table-cell table:number-columns-repeated="2"/>
          <table:table-cell table:style-name="ce157"/>
          <table:table-cell table:style-name="ce182"/>
          <table:table-cell table:number-columns-repeated="99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/>
          <table:table-cell table:style-name="ce36" table:formula="of:=IF(LEN([.Q105])&lt;=135;&quot;&quot;;IF(LEN([.Q105])&lt;=260;RIGHT([.Q105];LEN([.Q105])-SEARCH(&quot; &quot;;[.Q105];125));MID([.Q105];SEARCH(&quot; &quot;;[.Q105];130);IF(LEN([.Q105])&lt;=265;LEN([.Q105]);SEARCH(&quot; &quot;;[.Q80];255)-SEARCH(&quot; &quot;;[.Q105];130)))))">
            <text:p/>
          </table:table-cell>
          <table:table-cell table:style-name="ce45" table:number-columns-repeated="8"/>
          <table:table-cell table:style-name="ce83"/>
          <table:table-cell/>
          <table:table-cell table:style-name="ce90"/>
          <table:table-cell table:style-name="ce121" office:value-type="string" calcext:value-type="string">
            <text:p>Do not exceed 390 chars</text:p>
          </table:table-cell>
          <table:table-cell table:style-name="ce134"/>
          <table:table-cell table:style-name="ce144" table:formula="of:=LEN([.Q139])" office:value-type="float" office:value="0" calcext:value-type="float">
            <text:p>0</text:p>
          </table:table-cell>
          <table:table-cell table:style-name="ce134" table:number-columns-repeated="6"/>
          <table:table-cell table:style-name="ce182"/>
          <table:table-cell table:number-columns-repeated="999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/>
          <table:table-cell table:style-name="ce36" table:formula="of:=IF(LEN([.Q105])&lt;=265;&quot;&quot;;RIGHT([.Q105];LEN([.Q105])-SEARCH(&quot; &quot;;[.Q105];255)))">
            <text:p/>
          </table:table-cell>
          <table:table-cell table:style-name="ce45" table:number-columns-repeated="8"/>
          <table:table-cell table:style-name="ce83"/>
          <table:table-cell/>
          <table:table-cell table:style-name="ce91"/>
          <table:table-cell table:style-name="ce14" table:number-columns-repeated="9"/>
          <table:table-cell table:style-name="ce183"/>
          <table:table-cell/>
          <table:table-cell table:style-name="ce17" table:number-columns-spanned="1" table:number-rows-spanned="2"/>
          <table:table-cell table:style-name="ce17" table:number-columns-spanned="3" table:number-rows-spanned="1"/>
          <table:covered-table-cell table:number-columns-repeated="2" table:style-name="ce17"/>
          <table:table-cell table:style-name="ce17" table:number-columns-spanned="1" table:number-rows-spanned="2"/>
          <table:table-cell table:style-name="ce17" table:number-columns-spanned="3" table:number-rows-spanned="1"/>
          <table:covered-table-cell table:number-columns-repeated="2" table:style-name="ce17"/>
          <table:table-cell table:style-name="ce17" table:number-columns-spanned="1" table:number-rows-spanned="2"/>
          <table:table-cell table:style-name="ce17" table:number-columns-spanned="2" table:number-rows-spanned="1"/>
          <table:covered-table-cell table:style-name="ce17"/>
          <table:table-cell table:style-name="ce17" table:number-columns-spanned="1" table:number-rows-spanned="2"/>
          <table:table-cell table:style-name="ce17" table:number-columns-spanned="2" table:number-rows-spanned="1"/>
          <table:covered-table-cell table:style-name="ce17"/>
          <table:table-cell table:style-name="ce17" table:number-columns-spanned="1" table:number-rows-spanned="2"/>
          <table:table-cell table:style-name="ce17" table:number-columns-repeated="2"/>
          <table:table-cell table:number-columns-repeated="98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/>
          <table:table-cell table:style-name="ce37" table:formula="of:=IF([.Q107]=&quot;&quot;;&quot;&quot;;IF(LEN([.Q107])&lt;=135;[.Q107];IF(LEN([.Q107])&lt;=260;LEFT([.Q107];SEARCH(&quot; &quot;;[.Q107];125));LEFT([.Q107];SEARCH(&quot; &quot;;[.Q107];130)))))">
            <text:p/>
          </table:table-cell>
          <table:table-cell table:style-name="ce44" table:number-columns-repeated="8"/>
          <table:table-cell table:style-name="ce83"/>
          <table:table-cell table:number-columns-repeated="13"/>
          <table:covered-table-cell table:style-name="ce17"/>
          <table:table-cell table:style-name="ce17" table:number-columns-repeated="3"/>
          <table:covered-table-cell table:style-name="ce17"/>
          <table:table-cell table:style-name="ce17" table:number-columns-repeated="3"/>
          <table:covered-table-cell table:style-name="ce17"/>
          <table:table-cell table:style-name="ce17" table:number-columns-repeated="2"/>
          <table:covered-table-cell table:style-name="ce17"/>
          <table:table-cell table:style-name="ce17" table:number-columns-repeated="2"/>
          <table:covered-table-cell table:style-name="ce17"/>
          <table:table-cell table:style-name="ce17" table:number-columns-repeated="2"/>
          <table:table-cell table:number-columns-repeated="98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/>
          <table:table-cell table:style-name="ce36" table:formula="of:=IF(LEN([.Q107])&lt;=135;&quot;&quot;;IF(LEN([.Q107])&lt;=260;RIGHT([.Q107];LEN([.Q107])-SEARCH(&quot; &quot;;[.Q107];125));MID([.Q107];SEARCH(&quot; &quot;;[.Q107];130);IF(LEN([.Q107])&lt;=265;LEN([.Q107]);SEARCH(&quot; &quot;;[.Q107];255)-SEARCH(&quot; &quot;;[.Q107];130)))))">
            <text:p/>
          </table:table-cell>
          <table:table-cell table:style-name="ce45" table:number-columns-repeated="8"/>
          <table:table-cell table:style-name="ce83"/>
          <table:table-cell table:number-columns-repeated="13"/>
          <table:table-cell table:style-name="ce17" table:number-columns-repeated="2"/>
          <table:table-cell table:style-name="ce198" table:number-columns-repeated="2"/>
          <table:table-cell table:style-name="ce17" table:number-columns-repeated="2"/>
          <table:table-cell table:style-name="ce198" table:number-columns-repeated="2"/>
          <table:table-cell table:style-name="ce17"/>
          <table:table-cell table:style-name="ce198" table:number-columns-repeated="2"/>
          <table:table-cell table:style-name="ce17"/>
          <table:table-cell table:style-name="ce198" table:number-columns-repeated="2"/>
          <table:table-cell table:style-name="ce17"/>
          <table:table-cell table:style-name="ce198" table:number-columns-repeated="2"/>
          <table:table-cell table:number-columns-repeated="98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/>
          <table:table-cell table:style-name="ce36" table:formula="of:=IF(LEN([.Q107])&lt;=265;&quot;&quot;;RIGHT([.Q107];LEN([.Q107])-SEARCH(&quot; &quot;;[.Q107];255)))">
            <text:p/>
          </table:table-cell>
          <table:table-cell table:style-name="ce45" table:number-columns-repeated="8"/>
          <table:table-cell table:style-name="ce83"/>
          <table:table-cell table:number-columns-repeated="13"/>
          <table:table-cell table:style-name="ce17" table:number-columns-repeated="2"/>
          <table:table-cell table:style-name="ce198" table:number-columns-repeated="2"/>
          <table:table-cell table:style-name="ce17" table:number-columns-repeated="2"/>
          <table:table-cell table:style-name="ce198" table:number-columns-repeated="2"/>
          <table:table-cell table:style-name="ce17"/>
          <table:table-cell table:style-name="ce198" table:number-columns-repeated="2"/>
          <table:table-cell table:style-name="ce17"/>
          <table:table-cell table:style-name="ce198" table:number-columns-repeated="2"/>
          <table:table-cell table:style-name="ce17"/>
          <table:table-cell table:style-name="ce198" table:number-columns-repeated="2"/>
          <table:table-cell table:number-columns-repeated="98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/>
          <table:table-cell table:style-name="ce37" table:formula="of:=IF([.Q109]=&quot;&quot;;&quot;&quot;;IF(LEN([.Q109])&lt;=135;[.Q109];IF(LEN([.Q109])&lt;=260;LEFT([.Q109];SEARCH(&quot; &quot;;[.Q109];125));LEFT([.Q109];SEARCH(&quot; &quot;;[.Q109];130)))))">
            <text:p/>
          </table:table-cell>
          <table:table-cell table:style-name="ce44" table:number-columns-repeated="8"/>
          <table:table-cell table:style-name="ce83"/>
          <table:table-cell table:number-columns-repeated="13"/>
          <table:table-cell table:style-name="ce17" table:number-columns-repeated="2"/>
          <table:table-cell table:style-name="ce198" table:number-columns-repeated="2"/>
          <table:table-cell table:style-name="ce17" table:number-columns-repeated="2"/>
          <table:table-cell table:style-name="ce198" table:number-columns-repeated="2"/>
          <table:table-cell table:style-name="ce17"/>
          <table:table-cell table:style-name="ce198" table:number-columns-repeated="2"/>
          <table:table-cell table:style-name="ce17"/>
          <table:table-cell table:style-name="ce198" table:number-columns-repeated="2"/>
          <table:table-cell table:style-name="ce17"/>
          <table:table-cell table:style-name="ce198" table:number-columns-repeated="2"/>
          <table:table-cell table:number-columns-repeated="98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/>
          <table:table-cell table:style-name="ce36" table:formula="of:=IF(LEN([.Q109])&lt;=135;&quot;&quot;;IF(LEN([.Q109])&lt;=260;RIGHT([.Q109];LEN([.Q109])-SEARCH(&quot; &quot;;[.Q109];125));MID([.Q109];SEARCH(&quot; &quot;;[.Q109];130);IF(LEN([.Q109])&lt;=265;LEN([.Q109]);SEARCH(&quot; &quot;;[.Q109];255)-SEARCH(&quot; &quot;;[.Q109];130)))))">
            <text:p/>
          </table:table-cell>
          <table:table-cell table:style-name="ce45" table:number-columns-repeated="8"/>
          <table:table-cell table:style-name="ce83"/>
          <table:table-cell table:number-columns-repeated="13"/>
          <table:table-cell table:style-name="ce17" table:number-columns-repeated="2"/>
          <table:table-cell table:style-name="ce198" table:number-columns-repeated="2"/>
          <table:table-cell table:style-name="ce17" table:number-columns-repeated="2"/>
          <table:table-cell table:style-name="ce198" table:number-columns-repeated="2"/>
          <table:table-cell table:style-name="ce17"/>
          <table:table-cell table:style-name="ce198" table:number-columns-repeated="2"/>
          <table:table-cell table:style-name="ce17"/>
          <table:table-cell table:style-name="ce198" table:number-columns-repeated="2"/>
          <table:table-cell table:style-name="ce17"/>
          <table:table-cell table:style-name="ce198" table:number-columns-repeated="2"/>
          <table:table-cell table:number-columns-repeated="98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/>
          <table:table-cell table:style-name="ce36" table:formula="of:=IF(LEN([.Q109])&lt;=265;&quot;&quot;;RIGHT([.Q109];LEN([.Q109])-SEARCH(&quot; &quot;;[.Q109];255)))">
            <text:p/>
          </table:table-cell>
          <table:table-cell table:style-name="ce45" table:number-columns-repeated="8"/>
          <table:table-cell table:style-name="ce83"/>
          <table:table-cell table:number-columns-repeated="13"/>
          <table:table-cell table:style-name="ce17" table:number-columns-repeated="2"/>
          <table:table-cell table:style-name="ce198" table:number-columns-repeated="2"/>
          <table:table-cell table:style-name="ce17" table:number-columns-repeated="2"/>
          <table:table-cell table:style-name="ce198" table:number-columns-repeated="2"/>
          <table:table-cell table:style-name="ce17"/>
          <table:table-cell table:style-name="ce198" table:number-columns-repeated="2"/>
          <table:table-cell table:style-name="ce17"/>
          <table:table-cell table:style-name="ce198" table:number-columns-repeated="2"/>
          <table:table-cell table:style-name="ce17"/>
          <table:table-cell table:style-name="ce198" table:number-columns-repeated="2"/>
          <table:table-cell table:number-columns-repeated="98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/>
          <table:table-cell table:style-name="ce37" table:formula="of:=IF([.Q111]=&quot;&quot;;&quot;&quot;;IF(LEN([.Q111])&lt;=135;[.Q111];IF(LEN([.Q111])&lt;=260;LEFT([.Q111];SEARCH(&quot; &quot;;[.Q111];125));LEFT([.Q111];SEARCH(&quot; &quot;;[.Q111];130)))))">
            <text:p/>
          </table:table-cell>
          <table:table-cell table:style-name="ce44" table:number-columns-repeated="8"/>
          <table:table-cell table:style-name="ce83"/>
          <table:table-cell table:number-columns-repeated="13"/>
          <table:table-cell table:style-name="ce17" table:number-columns-repeated="2"/>
          <table:table-cell table:style-name="ce198" table:number-columns-repeated="2"/>
          <table:table-cell table:style-name="ce17" table:number-columns-repeated="2"/>
          <table:table-cell table:style-name="ce198" table:number-columns-repeated="2"/>
          <table:table-cell table:style-name="ce17"/>
          <table:table-cell table:style-name="ce198" table:number-columns-repeated="2"/>
          <table:table-cell table:style-name="ce17"/>
          <table:table-cell table:style-name="ce198" table:number-columns-repeated="2"/>
          <table:table-cell table:style-name="ce17"/>
          <table:table-cell table:style-name="ce198" table:number-columns-repeated="2"/>
          <table:table-cell table:number-columns-repeated="98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/>
          <table:table-cell table:style-name="ce36" table:formula="of:=IF(LEN([.Q111])&lt;=135;&quot;&quot;;IF(LEN([.Q111])&lt;=260;RIGHT([.Q111];LEN([.Q111])-SEARCH(&quot; &quot;;[.Q111];125));MID([.Q111];SEARCH(&quot; &quot;;[.Q111];130);IF(LEN([.Q111])&lt;=265;LEN([.Q111]);SEARCH(&quot; &quot;;[.Q111];255)-SEARCH(&quot; &quot;;[.Q111];130)))))">
            <text:p/>
          </table:table-cell>
          <table:table-cell table:style-name="ce45" table:number-columns-repeated="8"/>
          <table:table-cell table:style-name="ce83"/>
          <table:table-cell table:number-columns-repeated="13"/>
          <table:table-cell table:style-name="ce17" table:number-columns-repeated="2"/>
          <table:table-cell table:style-name="ce198" table:number-columns-repeated="2"/>
          <table:table-cell table:style-name="ce17" table:number-columns-repeated="2"/>
          <table:table-cell table:style-name="ce198" table:number-columns-repeated="2"/>
          <table:table-cell table:style-name="ce17"/>
          <table:table-cell table:style-name="ce198" table:number-columns-repeated="2"/>
          <table:table-cell table:style-name="ce17"/>
          <table:table-cell table:style-name="ce198" table:number-columns-repeated="2"/>
          <table:table-cell table:style-name="ce17"/>
          <table:table-cell table:style-name="ce198" table:number-columns-repeated="2"/>
          <table:table-cell table:number-columns-repeated="98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/>
          <table:table-cell table:style-name="ce36" table:formula="of:=IF(LEN([.Q111])&lt;=265;&quot;&quot;;RIGHT([.Q111];LEN([.Q111])-SEARCH(&quot; &quot;;[.Q111];255)))">
            <text:p/>
          </table:table-cell>
          <table:table-cell table:style-name="ce45" table:number-columns-repeated="8"/>
          <table:table-cell table:style-name="ce83"/>
          <table:table-cell table:number-columns-repeated="13"/>
          <table:table-cell table:style-name="ce17" table:number-columns-repeated="2"/>
          <table:table-cell table:style-name="ce198" table:number-columns-repeated="2"/>
          <table:table-cell table:style-name="ce17" table:number-columns-repeated="2"/>
          <table:table-cell table:style-name="ce198" table:number-columns-repeated="2"/>
          <table:table-cell table:style-name="ce17" table:number-columns-repeated="9"/>
          <table:table-cell table:number-columns-repeated="98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/>
          <table:table-cell table:style-name="ce37" table:formula="of:=IF([.Q113]=&quot;&quot;;&quot;&quot;;IF(LEN([.Q113])&lt;=135;[.Q113];IF(LEN([.Q113])&lt;=260;LEFT([.Q113];SEARCH(&quot; &quot;;[.Q113];125));LEFT([.Q113];SEARCH(&quot; &quot;;[.Q113];130)))))">
            <text:p/>
          </table:table-cell>
          <table:table-cell table:style-name="ce44" table:number-columns-repeated="8"/>
          <table:table-cell table:style-name="ce83"/>
          <table:table-cell table:number-columns-repeated="13"/>
          <table:table-cell table:style-name="ce17" table:number-columns-repeated="2"/>
          <table:table-cell table:style-name="ce198" table:number-columns-repeated="2"/>
          <table:table-cell table:style-name="ce17" table:number-columns-repeated="2"/>
          <table:table-cell table:style-name="ce198" table:number-columns-repeated="2"/>
          <table:table-cell table:style-name="ce17" table:number-columns-repeated="9"/>
          <table:table-cell table:number-columns-repeated="98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/>
          <table:table-cell table:style-name="ce36" table:formula="of:=IF(LEN([.Q113])&lt;=135;&quot;&quot;;IF(LEN([.Q113])&lt;=260;RIGHT([.Q113];LEN([.Q113])-SEARCH(&quot; &quot;;[.Q113];125));MID([.Q113];SEARCH(&quot; &quot;;[.Q113];130);IF(LEN([.Q113])&lt;=265;LEN([.Q113]);SEARCH(&quot; &quot;;[.Q113];255)-SEARCH(&quot; &quot;;[.Q113];130)))))">
            <text:p/>
          </table:table-cell>
          <table:table-cell table:style-name="ce45" table:number-columns-repeated="8"/>
          <table:table-cell table:style-name="ce83"/>
          <table:table-cell/>
          <table:table-cell table:style-name="ce63"/>
          <table:table-cell table:style-name="ce54" table:number-columns-repeated="7"/>
          <table:table-cell table:style-name="ce63"/>
          <table:table-cell table:style-name="ce54" table:number-columns-repeated="2"/>
          <table:table-cell/>
          <table:table-cell table:style-name="ce17" table:number-columns-repeated="2"/>
          <table:table-cell table:style-name="ce198" table:number-columns-repeated="2"/>
          <table:table-cell table:style-name="ce17" table:number-columns-repeated="2"/>
          <table:table-cell table:style-name="ce198" table:number-columns-repeated="2"/>
          <table:table-cell table:style-name="ce17" table:number-columns-repeated="9"/>
          <table:table-cell table:number-columns-repeated="98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/>
          <table:table-cell table:style-name="ce36" table:formula="of:=IF(LEN([.Q113])&lt;=265;&quot;&quot;;RIGHT([.Q113];LEN([.Q113])-SEARCH(&quot; &quot;;[.Q113];255)))">
            <text:p/>
          </table:table-cell>
          <table:table-cell table:style-name="ce45" table:number-columns-repeated="8"/>
          <table:table-cell table:style-name="ce83"/>
          <table:table-cell/>
          <table:table-cell table:style-name="ce63"/>
          <table:table-cell table:style-name="ce54" table:number-columns-repeated="7"/>
          <table:table-cell table:style-name="ce106"/>
          <table:table-cell table:style-name="ce64"/>
          <table:table-cell table:style-name="ce106"/>
          <table:table-cell/>
          <table:table-cell table:style-name="ce17" table:number-columns-repeated="2"/>
          <table:table-cell table:style-name="ce198" table:number-columns-repeated="2"/>
          <table:table-cell table:style-name="ce17" table:number-columns-repeated="2"/>
          <table:table-cell table:style-name="ce198" table:number-columns-repeated="2"/>
          <table:table-cell table:style-name="ce17" table:number-columns-repeated="9"/>
          <table:table-cell table:number-columns-repeated="98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/>
          <table:table-cell table:style-name="ce37" table:formula="of:=IF([.Q115]=&quot;&quot;;&quot;&quot;;IF(LEN([.Q115])&lt;=135;[.Q115];IF(LEN([.Q115])&lt;=260;LEFT([.Q115];SEARCH(&quot; &quot;;[.Q115];125));LEFT([.Q115];SEARCH(&quot; &quot;;[.Q115];130)))))">
            <text:p/>
          </table:table-cell>
          <table:table-cell table:style-name="ce44" table:number-columns-repeated="8"/>
          <table:table-cell table:style-name="ce83"/>
          <table:table-cell/>
          <table:table-cell table:style-name="ce106"/>
          <table:table-cell table:style-name="ce64" table:number-columns-repeated="2"/>
          <table:table-cell table:style-name="ce26"/>
          <table:table-cell table:style-name="ce54"/>
          <table:table-cell table:style-name="ce64" table:number-columns-repeated="5"/>
          <table:table-cell table:style-name="ce106"/>
          <table:table-cell/>
          <table:table-cell table:style-name="ce17" table:number-columns-repeated="6"/>
          <table:table-cell table:style-name="ce198" table:number-columns-repeated="2"/>
          <table:table-cell table:style-name="ce17" table:number-columns-repeated="9"/>
          <table:table-cell table:number-columns-repeated="98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/>
          <table:table-cell table:style-name="ce36" table:formula="of:=IF(LEN([.Q115])&lt;=135;&quot;&quot;;IF(LEN([.Q115])&lt;=260;RIGHT([.Q115];LEN([.Q115])-SEARCH(&quot; &quot;;[.Q115];125));MID([.Q115];SEARCH(&quot; &quot;;[.Q115];130);IF(LEN([.Q115])&lt;=265;LEN([.Q115]);SEARCH(&quot; &quot;;[.Q115];255)-SEARCH(&quot; &quot;;[.Q115];130)))))">
            <text:p/>
          </table:table-cell>
          <table:table-cell table:style-name="ce45" table:number-columns-repeated="8"/>
          <table:table-cell table:style-name="ce83"/>
          <table:table-cell/>
          <table:table-cell table:style-name="ce106"/>
          <table:table-cell table:style-name="ce122"/>
          <table:table-cell table:style-name="ce64" table:number-columns-repeated="8"/>
          <table:table-cell table:style-name="ce106"/>
          <table:table-cell/>
          <table:table-cell table:style-name="ce17" table:number-columns-repeated="6"/>
          <table:table-cell table:style-name="ce198" table:number-columns-repeated="2"/>
          <table:table-cell table:style-name="ce17" table:number-columns-repeated="9"/>
          <table:table-cell table:number-columns-repeated="98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/>
          <table:table-cell table:style-name="ce36" table:formula="of:=IF(LEN([.Q115])&lt;=265;&quot;&quot;;RIGHT([.Q115];LEN([.Q115])-SEARCH(&quot; &quot;;[.Q115];255)))">
            <text:p/>
          </table:table-cell>
          <table:table-cell table:style-name="ce45" table:number-columns-repeated="8"/>
          <table:table-cell table:style-name="ce83"/>
          <table:table-cell/>
          <table:table-cell table:style-name="ce106"/>
          <table:table-cell table:style-name="ce64" table:number-columns-repeated="9"/>
          <table:table-cell table:style-name="ce106"/>
          <table:table-cell/>
          <table:table-cell table:style-name="ce17" table:number-columns-repeated="6"/>
          <table:table-cell table:style-name="ce198" table:number-columns-repeated="2"/>
          <table:table-cell table:style-name="ce17" table:number-columns-repeated="9"/>
          <table:table-cell table:number-columns-repeated="98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/>
          <table:table-cell table:style-name="ce37" table:formula="of:=IF([.Q117]=&quot;&quot;;&quot;&quot;;IF(LEN([.Q117])&lt;=135;[.Q117];IF(LEN([.Q117])&lt;=260;LEFT([.Q117];SEARCH(&quot; &quot;;[.Q117];125));LEFT([.Q117];SEARCH(&quot; &quot;;[.Q117];130)))))">
            <text:p/>
          </table:table-cell>
          <table:table-cell table:style-name="ce44" table:number-columns-repeated="8"/>
          <table:table-cell table:style-name="ce83"/>
          <table:table-cell/>
          <table:table-cell table:style-name="ce106"/>
          <table:table-cell table:style-name="ce64" table:number-columns-repeated="9"/>
          <table:table-cell table:style-name="ce106"/>
          <table:table-cell/>
          <table:table-cell table:style-name="ce17" table:number-columns-repeated="6"/>
          <table:table-cell table:style-name="ce198" table:number-columns-repeated="2"/>
          <table:table-cell table:style-name="ce17" table:number-columns-repeated="9"/>
          <table:table-cell table:number-columns-repeated="98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/>
          <table:table-cell table:style-name="ce36" table:formula="of:=IF(LEN([.Q117])&lt;=135;&quot;&quot;;IF(LEN([.Q117])&lt;=260;RIGHT([.Q117];LEN([.Q117])-SEARCH(&quot; &quot;;[.Q117];125));MID([.Q117];SEARCH(&quot; &quot;;[.Q117];130);IF(LEN([.Q117])&lt;=265;LEN([.Q117]);SEARCH(&quot; &quot;;[.Q117];255)-SEARCH(&quot; &quot;;[.Q117];130)))))">
            <text:p/>
          </table:table-cell>
          <table:table-cell table:style-name="ce45" table:number-columns-repeated="8"/>
          <table:table-cell table:style-name="ce83"/>
          <table:table-cell/>
          <table:table-cell table:style-name="ce107"/>
          <table:table-cell table:style-name="ce64" table:number-columns-repeated="9"/>
          <table:table-cell table:style-name="ce106"/>
          <table:table-cell/>
          <table:table-cell table:style-name="ce17" table:number-columns-repeated="6"/>
          <table:table-cell table:style-name="ce198" table:number-columns-repeated="2"/>
          <table:table-cell table:style-name="ce17" table:number-columns-repeated="9"/>
          <table:table-cell table:number-columns-repeated="98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/>
          <table:table-cell table:style-name="ce36" table:formula="of:=IF(LEN([.Q117])&lt;=265;&quot;&quot;;RIGHT([.Q117];LEN([.Q117])-SEARCH(&quot; &quot;;[.Q117];255)))">
            <text:p/>
          </table:table-cell>
          <table:table-cell table:style-name="ce45" table:number-columns-repeated="8"/>
          <table:table-cell table:style-name="ce83"/>
          <table:table-cell/>
          <table:table-cell table:style-name="ce63"/>
          <table:table-cell table:style-name="ce26"/>
          <table:table-cell table:style-name="ce54" table:number-columns-repeated="5"/>
          <table:table-cell table:style-name="ce64" table:number-columns-repeated="3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/>
          <table:table-cell table:style-name="ce37" table:formula="of:=IF([.Q119]=&quot;&quot;;&quot;&quot;;IF(LEN([.Q119])&lt;=135;[.Q119];IF(LEN([.Q119])&lt;=260;LEFT([.Q119];SEARCH(&quot; &quot;;[.Q119];125));LEFT([.Q119];SEARCH(&quot; &quot;;[.Q119];130)))))">
            <text:p/>
          </table:table-cell>
          <table:table-cell table:style-name="ce44" table:number-columns-repeated="8"/>
          <table:table-cell table:style-name="ce83"/>
          <table:table-cell/>
          <table:table-cell table:style-name="ce63"/>
          <table:table-cell table:style-name="ce26"/>
          <table:table-cell table:style-name="ce54" table:number-columns-repeated="5"/>
          <table:table-cell table:style-name="ce64" table:number-columns-repeated="3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/>
          <table:table-cell table:style-name="ce36" table:formula="of:=IF(LEN([.Q119])&lt;=135;&quot;&quot;;IF(LEN([.Q119])&lt;=260;RIGHT([.Q119];LEN([.Q119])-SEARCH(&quot; &quot;;[.Q119];125));MID([.Q119];SEARCH(&quot; &quot;;[.Q119];130);IF(LEN([.Q119])&lt;=265;LEN([.Q119]);SEARCH(&quot; &quot;;[.Q119];255)-SEARCH(&quot; &quot;;[.Q119];130)))))">
            <text:p/>
          </table:table-cell>
          <table:table-cell table:style-name="ce45" table:number-columns-repeated="8"/>
          <table:table-cell table:style-name="ce83"/>
          <table:table-cell/>
          <table:table-cell table:style-name="ce63"/>
          <table:table-cell table:style-name="ce26"/>
          <table:table-cell table:style-name="ce54" table:number-columns-repeated="5"/>
          <table:table-cell table:style-name="ce64" table:number-columns-repeated="3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/>
          <table:table-cell table:style-name="ce36" table:formula="of:=IF(LEN([.Q119])&lt;=265;&quot;&quot;;RIGHT([.Q119];LEN([.Q119])-SEARCH(&quot; &quot;;[.Q119];255)))">
            <text:p/>
          </table:table-cell>
          <table:table-cell table:style-name="ce45" table:number-columns-repeated="8"/>
          <table:table-cell table:style-name="ce83"/>
          <table:table-cell/>
          <table:table-cell table:style-name="ce63"/>
          <table:table-cell table:style-name="ce26"/>
          <table:table-cell table:style-name="ce54" table:number-columns-repeated="5"/>
          <table:table-cell table:style-name="ce64" table:number-columns-repeated="3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/>
          <table:table-cell table:style-name="ce37" table:formula="of:=IF([.Q121]=&quot;&quot;;&quot;&quot;;IF(LEN([.Q121])&lt;=135;[.Q121];IF(LEN([.Q121])&lt;=260;LEFT([.Q121];SEARCH(&quot; &quot;;[.Q121];125));LEFT([.Q121];SEARCH(&quot; &quot;;[.Q121];130)))))">
            <text:p/>
          </table:table-cell>
          <table:table-cell table:style-name="ce44" table:number-columns-repeated="8"/>
          <table:table-cell table:style-name="ce83"/>
          <table:table-cell/>
          <table:table-cell table:style-name="ce63"/>
          <table:table-cell table:style-name="ce26"/>
          <table:table-cell table:style-name="ce54" table:number-columns-repeated="5"/>
          <table:table-cell table:style-name="ce64" table:number-columns-repeated="3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/>
          <table:table-cell table:style-name="ce36" table:formula="of:=IF(LEN([.Q121])&lt;=135;&quot;&quot;;IF(LEN([.Q121])&lt;=260;RIGHT([.Q121];LEN([.Q121])-SEARCH(&quot; &quot;;[.Q121];125));MID([.Q121];SEARCH(&quot; &quot;;[.Q121];130);IF(LEN([.Q121])&lt;=265;LEN([.Q121]);SEARCH(&quot; &quot;;[.Q121];255)-SEARCH(&quot; &quot;;[.Q121];130)))))">
            <text:p/>
          </table:table-cell>
          <table:table-cell table:style-name="ce45" table:number-columns-repeated="8"/>
          <table:table-cell table:style-name="ce83"/>
          <table:table-cell/>
          <table:table-cell table:style-name="ce63"/>
          <table:table-cell table:style-name="ce26"/>
          <table:table-cell table:style-name="ce54" table:number-columns-repeated="5"/>
          <table:table-cell table:style-name="ce64" table:number-columns-repeated="3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/>
          <table:table-cell table:style-name="ce36" table:formula="of:=IF(LEN([.Q121])&lt;=265;&quot;&quot;;RIGHT([.Q121];LEN([.Q121])-SEARCH(&quot; &quot;;[.Q121];255)))">
            <text:p/>
          </table:table-cell>
          <table:table-cell table:style-name="ce45" table:number-columns-repeated="8"/>
          <table:table-cell table:style-name="ce83"/>
          <table:table-cell/>
          <table:table-cell table:style-name="ce106"/>
          <table:table-cell table:style-name="ce26"/>
          <table:table-cell table:style-name="ce54" table:number-columns-repeated="5"/>
          <table:table-cell table:style-name="ce64" table:number-columns-repeated="3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/>
          <table:table-cell table:style-name="ce37" table:formula="of:=IF([.Q123]=&quot;&quot;;&quot;&quot;;IF(LEN([.Q123])&lt;=135;[.Q123];IF(LEN([.Q123])&lt;=260;LEFT([.Q123];SEARCH(&quot; &quot;;[.Q123];125));LEFT([.Q123];SEARCH(&quot; &quot;;[.Q123];130)))))">
            <text:p/>
          </table:table-cell>
          <table:table-cell table:style-name="ce44" table:number-columns-repeated="8"/>
          <table:table-cell table:style-name="ce83"/>
          <table:table-cell/>
          <table:table-cell table:style-name="ce106"/>
          <table:table-cell table:style-name="ce64"/>
          <table:table-cell table:style-name="ce122"/>
          <table:table-cell table:style-name="ce64" table:number-columns-repeated="7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/>
          <table:table-cell table:style-name="ce36" table:formula="of:=IF(LEN([.Q123])&lt;=135;&quot;&quot;;IF(LEN([.Q123])&lt;=260;RIGHT([.Q123];LEN([.Q123])-SEARCH(&quot; &quot;;[.Q123];125));MID([.Q123];SEARCH(&quot; &quot;;[.Q123];130);IF(LEN([.Q123])&lt;=265;LEN([.Q123]);SEARCH(&quot; &quot;;[.Q123];255)-SEARCH(&quot; &quot;;[.Q123];130)))))">
            <text:p/>
          </table:table-cell>
          <table:table-cell table:style-name="ce45" table:number-columns-repeated="8"/>
          <table:table-cell table:style-name="ce83"/>
          <table:table-cell/>
          <table:table-cell table:style-name="ce106"/>
          <table:table-cell table:style-name="ce64" table:number-columns-repeated="9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/>
          <table:table-cell table:style-name="ce36" table:formula="of:=IF(LEN([.Q123])&lt;=265;&quot;&quot;;RIGHT([.Q123];LEN([.Q123])-SEARCH(&quot; &quot;;[.Q123];255)))">
            <text:p/>
          </table:table-cell>
          <table:table-cell table:style-name="ce45" table:number-columns-repeated="8"/>
          <table:table-cell table:style-name="ce83"/>
          <table:table-cell/>
          <table:table-cell table:style-name="ce106"/>
          <table:table-cell table:style-name="ce64" table:number-columns-repeated="9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/>
          <table:table-cell table:style-name="ce37" table:formula="of:=IF([.Q125]=&quot;&quot;;&quot;&quot;;IF(LEN([.Q125])&lt;=135;[.Q125];IF(LEN([.Q125])&lt;=260;LEFT([.Q125];SEARCH(&quot; &quot;;[.Q125];125));LEFT([.Q125];SEARCH(&quot; &quot;;[.Q125];130)))))">
            <text:p/>
          </table:table-cell>
          <table:table-cell table:style-name="ce44" table:number-columns-repeated="8"/>
          <table:table-cell table:style-name="ce83"/>
          <table:table-cell/>
          <table:table-cell table:style-name="ce107"/>
          <table:table-cell table:style-name="ce64" table:number-columns-repeated="9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/>
          <table:table-cell table:style-name="ce36" table:formula="of:=IF(LEN([.Q125])&lt;=135;&quot;&quot;;IF(LEN([.Q125])&lt;=260;RIGHT([.Q125];LEN([.Q125])-SEARCH(&quot; &quot;;[.Q125];125));MID([.Q125];SEARCH(&quot; &quot;;[.Q125];130);IF(LEN([.Q125])&lt;=265;LEN([.Q125]);SEARCH(&quot; &quot;;[.Q125];255)-SEARCH(&quot; &quot;;[.Q125];130)))))">
            <text:p/>
          </table:table-cell>
          <table:table-cell table:style-name="ce45" table:number-columns-repeated="8"/>
          <table:table-cell table:style-name="ce83"/>
          <table:table-cell/>
          <table:table-cell table:style-name="ce106"/>
          <table:table-cell table:style-name="ce123" table:number-columns-spanned="2" table:number-rows-spanned="1"/>
          <table:covered-table-cell table:style-name="ce64"/>
          <table:table-cell table:style-name="ce123" table:number-columns-spanned="2" table:number-rows-spanned="1"/>
          <table:covered-table-cell table:style-name="ce64"/>
          <table:table-cell table:style-name="ce64" table:number-columns-repeated="5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/>
          <table:table-cell table:style-name="ce36" table:formula="of:=IF(LEN([.Q125])&lt;=265;&quot;&quot;;RIGHT([.Q125];LEN([.Q125])-SEARCH(&quot; &quot;;[.Q125];255)))">
            <text:p/>
          </table:table-cell>
          <table:table-cell table:style-name="ce45" table:number-columns-repeated="8"/>
          <table:table-cell table:style-name="ce83"/>
          <table:table-cell/>
          <table:table-cell table:style-name="ce106"/>
          <table:table-cell table:style-name="ce124" table:number-columns-repeated="4"/>
          <table:table-cell table:style-name="ce64" table:number-columns-repeated="5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/>
          <table:table-cell table:style-name="ce37" table:formula="of:=IF([.Q127]=&quot;&quot;;&quot;&quot;;IF(LEN([.Q127])&lt;=135;[.Q127];IF(LEN([.Q127])&lt;=260;LEFT([.Q127];SEARCH(&quot; &quot;;[.Q127];125));LEFT([.Q127];SEARCH(&quot; &quot;;[.Q127];130)))))">
            <text:p/>
          </table:table-cell>
          <table:table-cell table:style-name="ce44" table:number-columns-repeated="8"/>
          <table:table-cell table:style-name="ce83"/>
          <table:table-cell/>
          <table:table-cell table:style-name="ce63"/>
          <table:table-cell table:style-name="ce54" table:number-columns-repeated="4"/>
          <table:table-cell table:style-name="ce64"/>
          <table:table-cell table:style-name="ce26"/>
          <table:table-cell table:style-name="ce54"/>
          <table:table-cell table:style-name="ce26"/>
          <table:table-cell table:style-name="ce54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/>
          <table:table-cell table:style-name="ce36" table:formula="of:=IF(LEN([.Q127])&lt;=135;&quot;&quot;;IF(LEN([.Q127])&lt;=260;RIGHT([.Q127];LEN([.Q127])-SEARCH(&quot; &quot;;[.Q127];125));MID([.Q127];SEARCH(&quot; &quot;;[.Q127];130);IF(LEN([.Q127])&lt;=265;LEN([.Q127]);SEARCH(&quot; &quot;;[.Q127];255)-SEARCH(&quot; &quot;;[.Q127];130)))))">
            <text:p/>
          </table:table-cell>
          <table:table-cell table:style-name="ce45" table:number-columns-repeated="8"/>
          <table:table-cell table:style-name="ce83"/>
          <table:table-cell/>
          <table:table-cell table:style-name="ce63"/>
          <table:table-cell table:style-name="ce54" table:number-columns-repeated="4"/>
          <table:table-cell table:style-name="ce64"/>
          <table:table-cell table:style-name="ce122"/>
          <table:table-cell table:style-name="ce168"/>
          <table:table-cell table:style-name="ce64" table:number-columns-repeated="2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/>
          <table:table-cell table:style-name="ce36" table:formula="of:=IF(LEN([.Q127])&lt;=265;&quot;&quot;;RIGHT([.Q127];LEN([.Q127])-SEARCH(&quot; &quot;;[.Q127];255)))">
            <text:p/>
          </table:table-cell>
          <table:table-cell table:style-name="ce45" table:number-columns-repeated="8"/>
          <table:table-cell table:style-name="ce83"/>
          <table:table-cell/>
          <table:table-cell table:style-name="ce63"/>
          <table:table-cell table:style-name="ce54" table:number-columns-repeated="4"/>
          <table:table-cell table:style-name="ce64" table:number-columns-repeated="5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/>
          <table:table-cell table:style-name="ce37" table:formula="of:=IF([.Q129]=&quot;&quot;;&quot;&quot;;IF(LEN([.Q129])&lt;=135;[.Q129];IF(LEN([.Q129])&lt;=260;LEFT([.Q129];SEARCH(&quot; &quot;;[.Q129];125));LEFT([.Q129];SEARCH(&quot; &quot;;[.Q129];130)))))">
            <text:p/>
          </table:table-cell>
          <table:table-cell table:style-name="ce44" table:number-columns-repeated="8"/>
          <table:table-cell table:style-name="ce83"/>
          <table:table-cell/>
          <table:table-cell table:style-name="ce63"/>
          <table:table-cell table:style-name="ce54" table:number-columns-repeated="4"/>
          <table:table-cell table:style-name="ce64" table:number-columns-repeated="5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/>
          <table:table-cell table:style-name="ce36" table:formula="of:=IF(LEN([.Q129])&lt;=135;&quot;&quot;;IF(LEN([.Q129])&lt;=260;RIGHT([.Q129];LEN([.Q129])-SEARCH(&quot; &quot;;[.Q129];125));MID([.Q129];SEARCH(&quot; &quot;;[.Q129];130);IF(LEN([.Q129])&lt;=265;LEN([.Q129]);SEARCH(&quot; &quot;;[.Q129];255)-SEARCH(&quot; &quot;;[.Q129];130)))))">
            <text:p/>
          </table:table-cell>
          <table:table-cell table:style-name="ce45" table:number-columns-repeated="8"/>
          <table:table-cell table:style-name="ce83"/>
          <table:table-cell/>
          <table:table-cell table:style-name="ce63"/>
          <table:table-cell table:style-name="ce55" table:number-columns-repeated="4"/>
          <table:table-cell table:style-name="ce64" table:number-columns-repeated="5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/>
          <table:table-cell table:style-name="ce36" table:formula="of:=IF(LEN([.Q129])&lt;=265;&quot;&quot;;RIGHT([.Q129];LEN([.Q129])-SEARCH(&quot; &quot;;[.Q129];255)))">
            <text:p/>
          </table:table-cell>
          <table:table-cell table:style-name="ce45" table:number-columns-repeated="8"/>
          <table:table-cell table:style-name="ce83"/>
          <table:table-cell/>
          <table:table-cell table:style-name="ce106"/>
          <table:table-cell table:style-name="ce64" table:number-columns-repeated="9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/>
          <table:table-cell table:style-name="ce37" table:formula="of:=IF([.Q131]=&quot;&quot;;&quot;&quot;;IF(LEN([.Q131])&lt;=135;[.Q131];IF(LEN([.Q131])&lt;=260;LEFT([.Q131];SEARCH(&quot; &quot;;[.Q131];125));LEFT([.Q131];SEARCH(&quot; &quot;;[.Q131];130)))))">
            <text:p/>
          </table:table-cell>
          <table:table-cell table:style-name="ce44" table:number-columns-repeated="8"/>
          <table:table-cell table:style-name="ce83"/>
          <table:table-cell/>
          <table:table-cell table:style-name="ce107"/>
          <table:table-cell table:style-name="ce64" table:number-columns-repeated="9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/>
          <table:table-cell table:style-name="ce36" table:formula="of:=IF(LEN([.Q131])&lt;=135;&quot;&quot;;IF(LEN([.Q131])&lt;=260;RIGHT([.Q131];LEN([.Q131])-SEARCH(&quot; &quot;;[.Q131];125));MID([.Q131];SEARCH(&quot; &quot;;[.Q131];130);IF(LEN([.Q131])&lt;=265;LEN([.Q131]);SEARCH(&quot; &quot;;[.Q131];255)-SEARCH(&quot; &quot;;[.Q131];130)))))">
            <text:p/>
          </table:table-cell>
          <table:table-cell table:style-name="ce45" table:number-columns-repeated="8"/>
          <table:table-cell table:style-name="ce83"/>
          <table:table-cell/>
          <table:table-cell table:style-name="ce106"/>
          <table:table-cell table:style-name="ce124" table:number-columns-repeated="2"/>
          <table:table-cell table:style-name="ce64" table:number-columns-repeated="2"/>
          <table:table-cell table:style-name="ce124" table:number-columns-repeated="2"/>
          <table:table-cell table:style-name="ce64" table:number-columns-repeated="3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/>
          <table:table-cell table:style-name="ce36" table:formula="of:=IF(LEN([.Q131])&lt;=265;&quot;&quot;;RIGHT([.Q131];LEN([.Q131])-SEARCH(&quot; &quot;;[.Q131];255)))">
            <text:p/>
          </table:table-cell>
          <table:table-cell table:style-name="ce45" table:number-columns-repeated="8"/>
          <table:table-cell table:style-name="ce83"/>
          <table:table-cell/>
          <table:table-cell table:style-name="ce63"/>
          <table:table-cell table:style-name="ce54" table:number-columns-repeated="2"/>
          <table:table-cell table:style-name="ce64"/>
          <table:table-cell table:style-name="ce26"/>
          <table:table-cell table:style-name="ce54"/>
          <table:table-cell table:style-name="ce165"/>
          <table:table-cell table:style-name="ce64" table:number-columns-repeated="3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/>
          <table:table-cell table:style-name="ce37" table:formula="of:=IF([.Q133]=&quot;&quot;;&quot;&quot;;IF(LEN([.Q133])&lt;=135;[.Q133];IF(LEN([.Q133])&lt;=260;LEFT([.Q133];SEARCH(&quot; &quot;;[.Q133];125));LEFT([.Q133];SEARCH(&quot; &quot;;[.Q133];130)))))">
            <text:p/>
          </table:table-cell>
          <table:table-cell table:style-name="ce44" table:number-columns-repeated="8"/>
          <table:table-cell table:style-name="ce83"/>
          <table:table-cell/>
          <table:table-cell table:style-name="ce63"/>
          <table:table-cell table:style-name="ce54" table:number-columns-repeated="2"/>
          <table:table-cell table:style-name="ce64"/>
          <table:table-cell table:style-name="ce26"/>
          <table:table-cell table:style-name="ce54"/>
          <table:table-cell table:style-name="ce165"/>
          <table:table-cell table:style-name="ce64" table:number-columns-repeated="3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/>
          <table:table-cell table:style-name="ce36" table:formula="of:=IF(LEN([.Q133])&lt;=135;&quot;&quot;;IF(LEN([.Q133])&lt;=260;RIGHT([.Q133];LEN([.Q133])-SEARCH(&quot; &quot;;[.Q133];125));MID([.Q133];SEARCH(&quot; &quot;;[.Q133];130);IF(LEN([.Q133])&lt;=265;LEN([.Q133]);SEARCH(&quot; &quot;;[.Q133];255)-SEARCH(&quot; &quot;;[.Q133];130)))))">
            <text:p/>
          </table:table-cell>
          <table:table-cell table:style-name="ce45" table:number-columns-repeated="8"/>
          <table:table-cell table:style-name="ce83"/>
          <table:table-cell/>
          <table:table-cell table:style-name="ce63"/>
          <table:table-cell table:style-name="ce54" table:number-columns-repeated="2"/>
          <table:table-cell table:style-name="ce64"/>
          <table:table-cell table:style-name="ce26"/>
          <table:table-cell table:style-name="ce54"/>
          <table:table-cell table:style-name="ce165"/>
          <table:table-cell table:style-name="ce64" table:number-columns-repeated="3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/>
          <table:table-cell table:style-name="ce36" table:formula="of:=IF(LEN([.Q133])&lt;=265;&quot;&quot;;RIGHT([.Q133];LEN([.Q133])-SEARCH(&quot; &quot;;[.Q133];255)))">
            <text:p/>
          </table:table-cell>
          <table:table-cell table:style-name="ce45" table:number-columns-repeated="8"/>
          <table:table-cell table:style-name="ce83"/>
          <table:table-cell/>
          <table:table-cell table:style-name="ce63"/>
          <table:table-cell table:style-name="ce54" table:number-columns-repeated="2"/>
          <table:table-cell table:style-name="ce64"/>
          <table:table-cell table:style-name="ce26"/>
          <table:table-cell table:style-name="ce54"/>
          <table:table-cell table:style-name="ce165"/>
          <table:table-cell table:style-name="ce64" table:number-columns-repeated="3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/>
          <table:table-cell table:style-name="ce37" table:formula="of:=IF([.Q135]=&quot;&quot;;&quot;&quot;;IF(LEN([.Q135])&lt;=135;[.Q135];IF(LEN([.Q135])&lt;=260;LEFT([.Q135];SEARCH(&quot; &quot;;[.Q135];125));LEFT([.Q135];SEARCH(&quot; &quot;;[.Q135];130)))))">
            <text:p/>
          </table:table-cell>
          <table:table-cell table:style-name="ce44" table:number-columns-repeated="8"/>
          <table:table-cell table:style-name="ce83"/>
          <table:table-cell/>
          <table:table-cell table:style-name="ce63"/>
          <table:table-cell table:style-name="ce54" table:number-columns-repeated="2"/>
          <table:table-cell table:style-name="ce64"/>
          <table:table-cell table:style-name="ce122"/>
          <table:table-cell table:style-name="ce64" table:number-columns-repeated="5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/>
          <table:table-cell table:style-name="ce36" table:formula="of:=IF(LEN([.Q135])&lt;=135;&quot;&quot;;IF(LEN([.Q135])&lt;=260;RIGHT([.Q135];LEN([.Q135])-SEARCH(&quot; &quot;;[.Q135];125));MID([.Q135];SEARCH(&quot; &quot;;[.Q135];130);IF(LEN([.Q135])&lt;=265;LEN([.Q135]);SEARCH(&quot; &quot;;[.Q135];255)-SEARCH(&quot; &quot;;[.Q135];130)))))">
            <text:p/>
          </table:table-cell>
          <table:table-cell table:style-name="ce45" table:number-columns-repeated="8"/>
          <table:table-cell table:style-name="ce83"/>
          <table:table-cell/>
          <table:table-cell table:style-name="ce106"/>
          <table:table-cell table:style-name="ce64" table:number-columns-repeated="9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/>
          <table:table-cell table:style-name="ce36" table:formula="of:=IF(LEN([.Q135])&lt;=265;&quot;&quot;;RIGHT([.Q135];LEN([.Q135])-SEARCH(&quot; &quot;;[.Q135];255)))">
            <text:p/>
          </table:table-cell>
          <table:table-cell table:style-name="ce45" table:number-columns-repeated="8"/>
          <table:table-cell table:style-name="ce83"/>
          <table:table-cell/>
          <table:table-cell table:style-name="ce64" table:number-columns-repeated="10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/>
          <table:table-cell table:style-name="ce37" table:formula="of:=IF([.Q137]=&quot;&quot;;&quot;&quot;;IF(LEN([.Q137])&lt;=135;[.Q137];IF(LEN([.Q137])&lt;=260;LEFT([.Q137];SEARCH(&quot; &quot;;[.Q137];125));LEFT([.Q137];SEARCH(&quot; &quot;;[.Q137];130)))))">
            <text:p/>
          </table:table-cell>
          <table:table-cell table:style-name="ce44" table:number-columns-repeated="8"/>
          <table:table-cell table:style-name="ce83"/>
          <table:table-cell/>
          <table:table-cell table:style-name="ce64" table:number-columns-repeated="10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/>
          <table:table-cell table:style-name="ce36" table:formula="of:=IF(LEN([.Q137])&lt;=135;&quot;&quot;;IF(LEN([.Q137])&lt;=260;RIGHT([.Q137];LEN([.Q137])-SEARCH(&quot; &quot;;[.Q137];125));MID([.Q137];SEARCH(&quot; &quot;;[.Q137];130);IF(LEN([.Q137])&lt;=265;LEN([.Q137]);SEARCH(&quot; &quot;;[.Q137];255)-SEARCH(&quot; &quot;;[.Q137];130)))))">
            <text:p/>
          </table:table-cell>
          <table:table-cell table:style-name="ce45" table:number-columns-repeated="8"/>
          <table:table-cell table:style-name="ce83"/>
          <table:table-cell/>
          <table:table-cell table:style-name="ce64" table:number-columns-repeated="10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/>
          <table:table-cell table:style-name="ce36" table:formula="of:=IF(LEN([.Q137])&lt;=265;&quot;&quot;;RIGHT([.Q137];LEN([.Q137])-SEARCH(&quot; &quot;;[.Q137];255)))">
            <text:p/>
          </table:table-cell>
          <table:table-cell table:style-name="ce45" table:number-columns-repeated="8"/>
          <table:table-cell table:style-name="ce83"/>
          <table:table-cell/>
          <table:table-cell table:style-name="ce64" table:number-columns-repeated="10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/>
          <table:table-cell table:style-name="ce37" table:formula="of:=IF([.Q139]=&quot;&quot;;&quot;&quot;;IF(LEN([.Q139])&lt;=135;[.Q139];IF(LEN([.Q139])&lt;=260;LEFT([.Q139];SEARCH(&quot; &quot;;[.Q139];125));LEFT([.Q139];SEARCH(&quot; &quot;;[.Q139];130)))))">
            <text:p/>
          </table:table-cell>
          <table:table-cell table:style-name="ce44" table:number-columns-repeated="8"/>
          <table:table-cell table:style-name="ce83"/>
          <table:table-cell/>
          <table:table-cell table:style-name="ce106"/>
          <table:table-cell table:style-name="ce64" table:number-columns-repeated="9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/>
          <table:table-cell table:style-name="ce36" table:formula="of:=IF(LEN([.Q139])&lt;=135;&quot;&quot;;IF(LEN([.Q139])&lt;=260;RIGHT([.Q139];LEN([.Q139])-SEARCH(&quot; &quot;;[.Q139];125));MID([.Q139];SEARCH(&quot; &quot;;[.Q139];130);IF(LEN([.Q139])&lt;=265;LEN([.Q139]);SEARCH(&quot; &quot;;[.Q139];255)-SEARCH(&quot; &quot;;[.Q139];130)))))">
            <text:p/>
          </table:table-cell>
          <table:table-cell table:style-name="ce45" table:number-columns-repeated="8"/>
          <table:table-cell table:style-name="ce83"/>
          <table:table-cell/>
          <table:table-cell table:style-name="ce107"/>
          <table:table-cell table:style-name="ce64" table:number-columns-repeated="9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/>
          <table:table-cell table:style-name="ce36" table:formula="of:=IF(LEN([.Q139])&lt;=265;&quot;&quot;;RIGHT([.Q139];LEN([.Q139])-SEARCH(&quot; &quot;;[.Q139];255)))">
            <text:p/>
          </table:table-cell>
          <table:table-cell table:style-name="ce45" table:number-columns-repeated="8"/>
          <table:table-cell table:style-name="ce83"/>
          <table:table-cell/>
          <table:table-cell table:style-name="ce106"/>
          <table:table-cell table:style-name="ce64" table:number-columns-repeated="9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number-columns-repeated="10"/>
          <table:table-cell table:style-name="ce83"/>
          <table:table-cell/>
          <table:table-cell table:style-name="ce57"/>
          <table:table-cell table:style-name="ce64" table:number-columns-repeated="2"/>
          <table:table-cell table:style-name="ce54"/>
          <table:table-cell table:style-name="ce64" table:number-columns-repeated="6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number-columns-repeated="10"/>
          <table:table-cell table:style-name="ce83"/>
          <table:table-cell/>
          <table:table-cell table:style-name="ce57"/>
          <table:table-cell table:style-name="ce64" table:number-columns-repeated="2"/>
          <table:table-cell table:style-name="ce54"/>
          <table:table-cell table:style-name="ce64" table:number-columns-repeated="6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10"/>
          <table:table-cell table:style-name="ce83"/>
          <table:table-cell/>
          <table:table-cell table:style-name="ce57"/>
          <table:table-cell table:style-name="ce64" table:number-columns-repeated="9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9" table:number-columns-repeated="10"/>
          <table:table-cell table:style-name="ce84"/>
          <table:table-cell/>
          <table:table-cell table:style-name="ce106" table:number-columns-repeated="11"/>
          <table:table-cell table:number-columns-repeated="999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2" office:value-type="string" calcext:value-type="string">
            <text:p>Date:</text:p>
          </table:table-cell>
          <table:table-cell table:style-name="ce24" table:formula="of:=IF([.$P$7]=&quot;&quot;;&quot;&quot;;[.$P$7])">
            <text:p/>
          </table:table-cell>
          <table:table-cell table:style-name="ce39" table:number-columns-repeated="7"/>
          <table:table-cell table:style-name="ce12" office:value-type="string" calcext:value-type="string">
            <text:p>Inspector:</text:p>
          </table:table-cell>
          <table:table-cell table:style-name="ce25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2" office:value-type="string" calcext:value-type="string">
            <text:p>Room Number</text:p>
          </table:table-cell>
          <table:table-cell table:style-name="ce25" table:formula="of:=IF([.$R$14]=&quot;&quot;;&quot;&quot;;[.$R$14])">
            <text:p/>
          </table:table-cell>
          <table:table-cell table:style-name="ce39" table:number-columns-repeated="7"/>
          <table:table-cell table:style-name="ce12" office:value-type="string" calcext:value-type="string">
            <text:p>Survey ID:</text:p>
          </table:table-cell>
          <table:table-cell table:style-name="ce25" table:formula="of:=IF([.$R$13]=&quot;&quot;;&quot;&quot;;[.$R$13])">
            <text:p/>
          </table:table-cell>
          <table:table-cell table:number-columns-repeated="1011"/>
        </table:table-row>
        <table:table-row table:style-name="ro1" table:number-rows-repeated="1048377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ALUM" table:base-cell-address="$Sheet1.$W$99" table:expression="#REF!"/>
          <table:named-expression table:name="CTReport" table:base-cell-address="$Sheet1.$M$198" table:expression="#REF!"/>
          <table:named-expression table:name="HVL" table:base-cell-address="$Sheet1.$O$560" table:expression="#REF!"/>
          <table:named-expression table:name="LNEXP" table:base-cell-address="$Sheet1.$X$178" table:expression="#REF!"/>
        </table:named-expressions>
        <calcext:conditional-formats>
          <calcext:conditional-format calcext:target-range-address="Sheet1.U180:Sheet1.U183">
            <calcext:condition calcext:apply-style-name="Pass" calcext:value="=&quot;YES&quot;" calcext:base-cell-address="Sheet1.U180"/>
            <calcext:condition calcext:apply-style-name="Fail" calcext:value="=&quot;NO&quot;" calcext:base-cell-address="Sheet1.U180"/>
          </calcext:conditional-format>
          <calcext:conditional-format calcext:target-range-address="Sheet1.X70:Sheet1.X70">
            <calcext:condition calcext:apply-style-name="Pass" calcext:value="=&quot;YES&quot;" calcext:base-cell-address="Sheet1.X70"/>
            <calcext:condition calcext:apply-style-name="Fail" calcext:value="=&quot;NO&quot;" calcext:base-cell-address="Sheet1.X70"/>
          </calcext:conditional-format>
          <calcext:conditional-format calcext:target-range-address="Sheet1.Q88:Sheet1.Q88">
            <calcext:condition calcext:apply-style-name="Pass" calcext:value="=&quot;YES&quot;" calcext:base-cell-address="Sheet1.Q88"/>
            <calcext:condition calcext:apply-style-name="Fail" calcext:value="=&quot;NO&quot;" calcext:base-cell-address="Sheet1.Q88"/>
          </calcext:conditional-format>
          <calcext:conditional-format calcext:target-range-address="Sheet1.T111:Sheet1.U111 Sheet1.Q111:Sheet1.R111">
            <calcext:condition calcext:apply-style-name="Pass" calcext:value="=&quot;YES&quot;" calcext:base-cell-address="Sheet1.Q111"/>
            <calcext:condition calcext:apply-style-name="Fail" calcext:value="=&quot;NO&quot;" calcext:base-cell-address="Sheet1.Q111"/>
          </calcext:conditional-format>
          <calcext:conditional-format calcext:target-range-address="Sheet1.T120:Sheet1.T120">
            <calcext:condition calcext:apply-style-name="Pass" calcext:value="=&quot;YES&quot;" calcext:base-cell-address="Sheet1.T120"/>
            <calcext:condition calcext:apply-style-name="Fail" calcext:value="=&quot;NO&quot;" calcext:base-cell-address="Sheet1.T120"/>
          </calcext:conditional-format>
          <calcext:conditional-format calcext:target-range-address="Sheet1.E116:Sheet1.E116">
            <calcext:condition calcext:apply-style-name="Pass" calcext:value="=&quot;YES&quot;" calcext:base-cell-address="Sheet1.E116"/>
            <calcext:condition calcext:apply-style-name="Fail" calcext:value="=&quot;NO&quot;" calcext:base-cell-address="Sheet1.E116"/>
          </calcext:conditional-format>
          <calcext:conditional-format calcext:target-range-address="Sheet1.U89:Sheet1.U89">
            <calcext:condition calcext:apply-style-name="Pass" calcext:value="=&quot;YES&quot;" calcext:base-cell-address="Sheet1.U89"/>
            <calcext:condition calcext:apply-style-name="Fail" calcext:value="=&quot;NO&quot;" calcext:base-cell-address="Sheet1.U8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1" loext:min-decimal-places="1" number:min-integer-digits="1"/>
    </number:number-style>
    <number:number-style style:name="N12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6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0P0"/>
    </number:number-style>
    <number:number-style style:name="N134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fill-character> </loext:fill-character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3">
      <number:number number:decimal-places="2" loext:min-decimal-places="0" number:min-integer-digits="1" number:decimal-replacement=""/>
    </number:number-style>
    <number:date-style style:name="N144">
      <number:month number:textual="true"/>
      <number:text>-</number:text>
      <number:day/>
      <number:text>-</number:text>
      <number:year/>
    </number:date-style>
    <number:number-style style:name="N145">
      <number:number number:decimal-places="0" loext:min-decimal-places="0" number:min-integer-digits="0"/>
    </number:number-style>
    <number:number-style style:name="N147P0" style:volatile="true">
      <number:text/>
    </number:number-style>
    <number:number-style style:name="N147P1" style:volatile="true">
      <number:text/>
    </number:number-style>
    <number:number-style style:name="N147P2" style:volatile="true">
      <number:text/>
    </number:number-style>
    <number:text-style style:name="N147">
      <number:text/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">
      <number:number number:decimal-places="2" loext:min-decimal-places="2" number:min-integer-digits="0"/>
    </number:number-style>
    <number:percentage-style style:name="N149">
      <number:number number:decimal-places="1" loext:min-decimal-places="1" number:min-integer-digits="1"/>
      <number:text>%</number:text>
    </number:percentage-style>
    <number:number-style style:name="N150">
      <number:number number:decimal-places="5" loext:min-decimal-places="5" number:min-integer-digits="1"/>
    </number:number-style>
    <number:date-style style:name="N151">
      <number:day number:style="long"/>
      <number:text>-</number:text>
      <number:month number:textual="true"/>
      <number:text>-</number:text>
      <number:year/>
    </number:date-style>
    <number:date-style style:name="N152">
      <number:day number:style="long"/>
      <number:text>-</number:text>
      <number:month number:textual="true"/>
      <number:text>-</number:text>
      <number:year number:style="long"/>
    </number:date-style>
    <number:date-style style:name="N153">
      <number:month number:textual="true"/>
      <number:text>-</number:text>
      <number:year number:style="long"/>
    </number:date-style>
    <number:number-style style:name="N154">
      <number:number number:decimal-places="9" loext:min-decimal-places="9" number:min-integer-digits="1"/>
    </number:number-style>
    <number:number-style style:name="N155">
      <number:number number:decimal-places="8" loext:min-decimal-places="8" number:min-integer-digits="1"/>
    </number:number-style>
    <number:number-style style:name="N156">
      <number:number number:decimal-places="7" loext:min-decimal-places="7" number:min-integer-digits="1"/>
    </number:number-style>
    <number:number-style style:name="N157">
      <number:number number:decimal-places="6" loext:min-decimal-places="6" number:min-integer-digits="1"/>
    </number:number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5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">
      <number:number number:decimal-places="2" loext:min-decimal-places="0" number:min-integer-digits="0" number:decimal-replacement=""/>
    </number:number-style>
    <number:number-style style:name="N167">
      <number:number number:decimal-places="1" loext:min-decimal-places="1" number:min-integer-digits="1" number:grouping="true"/>
    </number:number-style>
    <number:number-style style:name="N168">
      <number:number number:decimal-places="0" loext:min-decimal-places="0" number:min-integer-digits="1"/>
      <number:text> kVp</number:text>
    </number:number-style>
    <number:number-style style:name="N169">
      <number:number number:decimal-places="0" loext:min-decimal-places="0" number:min-integer-digits="1"/>
      <number:text>kVp</number:text>
    </number:number-style>
    <number:number-style style:name="N170">
      <number:number number:decimal-places="0" loext:min-decimal-places="0" number:min-integer-digits="1"/>
      <number:text>  ms</number:text>
    </number:number-style>
    <number:number-style style:name="N171">
      <number:number number:decimal-places="1" loext:min-decimal-places="1" number:min-integer-digits="0"/>
    </number:number-style>
    <number:number-style style:name="N172">
      <number:number number:decimal-places="1" loext:min-decimal-places="0" number:min-integer-digits="0" number:decimal-replacement=""/>
    </number:number-style>
    <number:date-style style:name="N173">
      <number:month number:textual="true"/>
      <number:text>-</number:text>
      <number:day number:style="long"/>
      <number:text>-</number:text>
      <number:year/>
    </number:date-style>
    <number:number-style style:name="N174">
      <number:number number:decimal-places="0" loext:min-decimal-places="0" number:min-integer-digits="1"/>
      <number:text> in.</number:text>
    </number:number-style>
    <number:number-style style:name="N175">
      <number:number number:decimal-places="0" loext:min-decimal-places="0" number:min-integer-digits="1"/>
      <number:text>cm.</number:text>
    </number:number-style>
    <number:number-style style:name="N17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date-style style:name="N10141P0" style:volatile="true" number:language="en" number:country="US">
      <number:day/>
      <number:text>/</number:text>
      <number:month number:textual="true"/>
      <number:text>/</number:text>
      <number:year/>
    </number:date-style>
    <number:text-style style:name="N10141" number:language="en" number:country="US">
      <number:text-content/>
      <style:map style:condition="value()&lt;=1.79769313486232E+308" style:apply-style-name="N10141P0"/>
    </number:text-style>
    <number:date-style style:name="N10143P0" style:volatile="true" number:language="en" number:country="US">
      <number:month number:textual="true"/>
      <number:text>/</number:text>
      <number:year/>
    </number:date-style>
    <number:text-style style:name="N10143" number:language="en" number:country="US">
      <number:text-content/>
      <style:map style:condition="value()&lt;=1.79769313486232E+308" style:apply-style-name="N10143P0"/>
    </number:text-style>
    <number:number-style style:name="N10147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7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7P2" style:volatile="true" number:language="en" number:country="US">
      <loext:fill-character> </loext:fill-character>
      <number:text>- </number:text>
    </number:number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currency-style style:name="N10151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51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51P2" style:volatile="true" number:language="en" number:country="US">
      <number:currency-symbol/>
      <loext:fill-character> </loext:fill-character>
      <number:text>- </number:text>
    </number:currency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number-style style:name="N10155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5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5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10159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9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9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9" number:language="en" number:country="US"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ass" style:family="table-cell" style:parent-style-name="Default">
      <style:table-cell-properties fo:background-color="#3deb3d"/>
    </style:style>
    <style:style style:name="Fail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shadow="none" fo:background-color="transparent" style:scale-to="69%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7">00/00/0000</text:date>, <text:time style:data-style-name="N2" text:time-value="13:01:44.17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ugene Mah</meta:initial-creator>
    <meta:creation-date>2014-08-07T08:31:53.546000000</meta:creation-date>
    <dc:date>2016-07-07T14:28:20.190000000</dc:date>
    <dc:creator>Eugene Mah</dc:creator>
    <meta:editing-duration>P1DT3H43M23S</meta:editing-duration>
    <meta:editing-cycles>172</meta:editing-cycles>
    <meta:generator>LibreOffice/5.1.3.2$Windows_X86_64 LibreOffice_project/644e4637d1d8544fd9f56425bd6cec110e49301b</meta:generator>
    <meta:document-statistic meta:table-count="1" meta:cell-count="103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number:number-style style:name="N124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124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2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908cm" svg:height="12.201cm" xlink:href=".." xlink:type="simple" chart:class="chart:scatter" chart:style-name="ch1">
        <chart:title svg:x="10.27cm" svg:y="0.38cm" chart:style-name="ch2">
          <text:p>Half Value Layer</text:p>
        </chart:title>
        <chart:plot-area chart:style-name="ch3" table:cell-range-address="Sheet1.T75:Sheet1.U80" svg:x="1.489cm" svg:y="1.403cm" svg:width="21.941cm" svg:height="9.573cm">
          <chartooo:coordinate-region svg:x="2.401cm" svg:y="1.602cm" svg:width="20.511cm" svg:height="8.727cm"/>
          <chart:axis chart:dimension="x" chart:name="primary-x" chart:style-name="ch4">
            <chart:title svg:x="11.939cm" svg:y="11.22cm" chart:style-name="ch5">
              <text:p>mm Al</text:p>
            </chart:title>
          </chart:axis>
          <chart:axis chart:dimension="y" chart:name="primary-y" chart:style-name="ch6">
            <chart:title svg:x="0.451cm" svg:y="7.41cm" chart:style-name="ch7">
              <text:p>Exposure (mGy)</text:p>
            </chart:title>
            <chart:grid chart:style-name="ch8" chart:class="major"/>
          </chart:axis>
          <chart:series chart:style-name="ch9" chart:values-cell-range-address="Sheet1.U75:Sheet1.U80" chart:class="chart:scatter">
            <chart:domain table:cell-range-address="Sheet1.T75:Sheet1.T80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T</text:p>
              </table:table-cell>
              <table:table-cell office:value-type="string">
                <text:p>Column U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T75:Sheet1.T80</svg:desc>
                </draw:g>
              </table:table-cell>
              <table:table-cell office:value-type="float" office:value="NaN">
                <text:p>NaN</text:p>
                <draw:g>
                  <svg:desc>Sheet1.U75:Sheet1.U8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Windows_X86_64 LibreOffice_project/644e4637d1d8544fd9f56425bd6cec110e49301b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